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181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ditedThreads_Sample40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tId</text:p>
          </table:table-cell>
          <table:table-cell office:value-type="string" calcext:value-type="string">
            <text:p>Hyperlink</text:p>
          </table:table-cell>
        </table:table-row>
        <table:table-row table:style-name="ro1">
          <table:table-cell office:value-type="float" office:value="443854" calcext:value-type="float">
            <text:p>443854</text:p>
          </table:table-cell>
          <table:table-cell table:formula="of:=HYPERLINK(COM.MICROSOFT.CONCAT(&quot;https://stackoverflow.com/q/&quot;; [.A2]))" office:value-type="string" office:string-value="https://stackoverflow.com/q/443854" calcext:value-type="string">
            <text:p>https://stackoverflow.com/q/443854</text:p>
          </table:table-cell>
        </table:table-row>
        <table:table-row table:style-name="ro1">
          <table:table-cell office:value-type="float" office:value="46167195" calcext:value-type="float">
            <text:p>46167195</text:p>
          </table:table-cell>
          <table:table-cell table:formula="of:=HYPERLINK(COM.MICROSOFT.CONCAT(&quot;https://stackoverflow.com/q/&quot;; [.A3]))" office:value-type="string" office:string-value="https://stackoverflow.com/q/46167195" calcext:value-type="string">
            <text:p>https://stackoverflow.com/q/46167195</text:p>
          </table:table-cell>
        </table:table-row>
        <table:table-row table:style-name="ro1">
          <table:table-cell office:value-type="float" office:value="23688752" calcext:value-type="float">
            <text:p>23688752</text:p>
          </table:table-cell>
          <table:table-cell table:formula="of:=HYPERLINK(COM.MICROSOFT.CONCAT(&quot;https://stackoverflow.com/q/&quot;; [.A4]))" office:value-type="string" office:string-value="https://stackoverflow.com/q/23688752" calcext:value-type="string">
            <text:p>https://stackoverflow.com/q/23688752</text:p>
          </table:table-cell>
        </table:table-row>
        <table:table-row table:style-name="ro1">
          <table:table-cell office:value-type="float" office:value="46073570" calcext:value-type="float">
            <text:p>46073570</text:p>
          </table:table-cell>
          <table:table-cell table:formula="of:=HYPERLINK(COM.MICROSOFT.CONCAT(&quot;https://stackoverflow.com/q/&quot;; [.A5]))" office:value-type="string" office:string-value="https://stackoverflow.com/q/46073570" calcext:value-type="string">
            <text:p>https://stackoverflow.com/q/46073570</text:p>
          </table:table-cell>
        </table:table-row>
        <table:table-row table:style-name="ro1">
          <table:table-cell office:value-type="float" office:value="541597" calcext:value-type="float">
            <text:p>541597</text:p>
          </table:table-cell>
          <table:table-cell table:formula="of:=HYPERLINK(COM.MICROSOFT.CONCAT(&quot;https://stackoverflow.com/q/&quot;; [.A6]))" office:value-type="string" office:string-value="https://stackoverflow.com/q/541597" calcext:value-type="string">
            <text:p>https://stackoverflow.com/q/541597</text:p>
          </table:table-cell>
        </table:table-row>
        <table:table-row table:style-name="ro1">
          <table:table-cell office:value-type="float" office:value="15805493" calcext:value-type="float">
            <text:p>15805493</text:p>
          </table:table-cell>
          <table:table-cell table:formula="of:=HYPERLINK(COM.MICROSOFT.CONCAT(&quot;https://stackoverflow.com/q/&quot;; [.A7]))" office:value-type="string" office:string-value="https://stackoverflow.com/q/15805493" calcext:value-type="string">
            <text:p>https://stackoverflow.com/q/15805493</text:p>
          </table:table-cell>
        </table:table-row>
        <table:table-row table:style-name="ro1">
          <table:table-cell office:value-type="float" office:value="13507047" calcext:value-type="float">
            <text:p>13507047</text:p>
          </table:table-cell>
          <table:table-cell table:formula="of:=HYPERLINK(COM.MICROSOFT.CONCAT(&quot;https://stackoverflow.com/q/&quot;; [.A8]))" office:value-type="string" office:string-value="https://stackoverflow.com/q/13507047" calcext:value-type="string">
            <text:p>https://stackoverflow.com/q/13507047</text:p>
          </table:table-cell>
        </table:table-row>
        <table:table-row table:style-name="ro1">
          <table:table-cell office:value-type="float" office:value="37566778" calcext:value-type="float">
            <text:p>37566778</text:p>
          </table:table-cell>
          <table:table-cell table:formula="of:=HYPERLINK(COM.MICROSOFT.CONCAT(&quot;https://stackoverflow.com/q/&quot;; [.A9]))" office:value-type="string" office:string-value="https://stackoverflow.com/q/37566778" calcext:value-type="string">
            <text:p>https://stackoverflow.com/q/37566778</text:p>
          </table:table-cell>
        </table:table-row>
        <table:table-row table:style-name="ro1">
          <table:table-cell office:value-type="float" office:value="43657970" calcext:value-type="float">
            <text:p>43657970</text:p>
          </table:table-cell>
          <table:table-cell table:formula="of:=HYPERLINK(COM.MICROSOFT.CONCAT(&quot;https://stackoverflow.com/q/&quot;; [.A10]))" office:value-type="string" office:string-value="https://stackoverflow.com/q/43657970" calcext:value-type="string">
            <text:p>https://stackoverflow.com/q/43657970</text:p>
          </table:table-cell>
        </table:table-row>
        <table:table-row table:style-name="ro1">
          <table:table-cell office:value-type="float" office:value="21616854" calcext:value-type="float">
            <text:p>21616854</text:p>
          </table:table-cell>
          <table:table-cell table:formula="of:=HYPERLINK(COM.MICROSOFT.CONCAT(&quot;https://stackoverflow.com/q/&quot;; [.A11]))" office:value-type="string" office:string-value="https://stackoverflow.com/q/21616854" calcext:value-type="string">
            <text:p>https://stackoverflow.com/q/21616854</text:p>
          </table:table-cell>
        </table:table-row>
        <table:table-row table:style-name="ro1">
          <table:table-cell office:value-type="float" office:value="33464610" calcext:value-type="float">
            <text:p>33464610</text:p>
          </table:table-cell>
          <table:table-cell table:formula="of:=HYPERLINK(COM.MICROSOFT.CONCAT(&quot;https://stackoverflow.com/q/&quot;; [.A12]))" office:value-type="string" office:string-value="https://stackoverflow.com/q/33464610" calcext:value-type="string">
            <text:p>https://stackoverflow.com/q/33464610</text:p>
          </table:table-cell>
        </table:table-row>
        <table:table-row table:style-name="ro1">
          <table:table-cell office:value-type="float" office:value="37366719" calcext:value-type="float">
            <text:p>37366719</text:p>
          </table:table-cell>
          <table:table-cell table:formula="of:=HYPERLINK(COM.MICROSOFT.CONCAT(&quot;https://stackoverflow.com/q/&quot;; [.A13]))" office:value-type="string" office:string-value="https://stackoverflow.com/q/37366719" calcext:value-type="string">
            <text:p>https://stackoverflow.com/q/37366719</text:p>
          </table:table-cell>
        </table:table-row>
        <table:table-row table:style-name="ro1">
          <table:table-cell office:value-type="float" office:value="13646782" calcext:value-type="float">
            <text:p>13646782</text:p>
          </table:table-cell>
          <table:table-cell table:formula="of:=HYPERLINK(COM.MICROSOFT.CONCAT(&quot;https://stackoverflow.com/q/&quot;; [.A14]))" office:value-type="string" office:string-value="https://stackoverflow.com/q/13646782" calcext:value-type="string">
            <text:p>https://stackoverflow.com/q/13646782</text:p>
          </table:table-cell>
        </table:table-row>
        <table:table-row table:style-name="ro1">
          <table:table-cell office:value-type="float" office:value="17078718" calcext:value-type="float">
            <text:p>17078718</text:p>
          </table:table-cell>
          <table:table-cell table:formula="of:=HYPERLINK(COM.MICROSOFT.CONCAT(&quot;https://stackoverflow.com/q/&quot;; [.A15]))" office:value-type="string" office:string-value="https://stackoverflow.com/q/17078718" calcext:value-type="string">
            <text:p>https://stackoverflow.com/q/17078718</text:p>
          </table:table-cell>
        </table:table-row>
        <table:table-row table:style-name="ro1">
          <table:table-cell office:value-type="float" office:value="42900506" calcext:value-type="float">
            <text:p>42900506</text:p>
          </table:table-cell>
          <table:table-cell table:formula="of:=HYPERLINK(COM.MICROSOFT.CONCAT(&quot;https://stackoverflow.com/q/&quot;; [.A16]))" office:value-type="string" office:string-value="https://stackoverflow.com/q/42900506" calcext:value-type="string">
            <text:p>https://stackoverflow.com/q/42900506</text:p>
          </table:table-cell>
        </table:table-row>
        <table:table-row table:style-name="ro1">
          <table:table-cell office:value-type="float" office:value="10311411" calcext:value-type="float">
            <text:p>10311411</text:p>
          </table:table-cell>
          <table:table-cell table:formula="of:=HYPERLINK(COM.MICROSOFT.CONCAT(&quot;https://stackoverflow.com/q/&quot;; [.A17]))" office:value-type="string" office:string-value="https://stackoverflow.com/q/10311411" calcext:value-type="string">
            <text:p>https://stackoverflow.com/q/10311411</text:p>
          </table:table-cell>
        </table:table-row>
        <table:table-row table:style-name="ro1">
          <table:table-cell office:value-type="float" office:value="28607560" calcext:value-type="float">
            <text:p>28607560</text:p>
          </table:table-cell>
          <table:table-cell table:formula="of:=HYPERLINK(COM.MICROSOFT.CONCAT(&quot;https://stackoverflow.com/q/&quot;; [.A18]))" office:value-type="string" office:string-value="https://stackoverflow.com/q/28607560" calcext:value-type="string">
            <text:p>https://stackoverflow.com/q/28607560</text:p>
          </table:table-cell>
        </table:table-row>
        <table:table-row table:style-name="ro1">
          <table:table-cell office:value-type="float" office:value="29026253" calcext:value-type="float">
            <text:p>29026253</text:p>
          </table:table-cell>
          <table:table-cell table:formula="of:=HYPERLINK(COM.MICROSOFT.CONCAT(&quot;https://stackoverflow.com/q/&quot;; [.A19]))" office:value-type="string" office:string-value="https://stackoverflow.com/q/29026253" calcext:value-type="string">
            <text:p>https://stackoverflow.com/q/29026253</text:p>
          </table:table-cell>
        </table:table-row>
        <table:table-row table:style-name="ro1">
          <table:table-cell office:value-type="float" office:value="20752153" calcext:value-type="float">
            <text:p>20752153</text:p>
          </table:table-cell>
          <table:table-cell table:formula="of:=HYPERLINK(COM.MICROSOFT.CONCAT(&quot;https://stackoverflow.com/q/&quot;; [.A20]))" office:value-type="string" office:string-value="https://stackoverflow.com/q/20752153" calcext:value-type="string">
            <text:p>https://stackoverflow.com/q/20752153</text:p>
          </table:table-cell>
        </table:table-row>
        <table:table-row table:style-name="ro1">
          <table:table-cell office:value-type="float" office:value="21813867" calcext:value-type="float">
            <text:p>21813867</text:p>
          </table:table-cell>
          <table:table-cell table:formula="of:=HYPERLINK(COM.MICROSOFT.CONCAT(&quot;https://stackoverflow.com/q/&quot;; [.A21]))" office:value-type="string" office:string-value="https://stackoverflow.com/q/21813867" calcext:value-type="string">
            <text:p>https://stackoverflow.com/q/21813867</text:p>
          </table:table-cell>
        </table:table-row>
        <table:table-row table:style-name="ro1">
          <table:table-cell office:value-type="float" office:value="12473702" calcext:value-type="float">
            <text:p>12473702</text:p>
          </table:table-cell>
          <table:table-cell table:formula="of:=HYPERLINK(COM.MICROSOFT.CONCAT(&quot;https://stackoverflow.com/q/&quot;; [.A22]))" office:value-type="string" office:string-value="https://stackoverflow.com/q/12473702" calcext:value-type="string">
            <text:p>https://stackoverflow.com/q/12473702</text:p>
          </table:table-cell>
        </table:table-row>
        <table:table-row table:style-name="ro1">
          <table:table-cell office:value-type="float" office:value="33551293" calcext:value-type="float">
            <text:p>33551293</text:p>
          </table:table-cell>
          <table:table-cell table:formula="of:=HYPERLINK(COM.MICROSOFT.CONCAT(&quot;https://stackoverflow.com/q/&quot;; [.A23]))" office:value-type="string" office:string-value="https://stackoverflow.com/q/33551293" calcext:value-type="string">
            <text:p>https://stackoverflow.com/q/33551293</text:p>
          </table:table-cell>
        </table:table-row>
        <table:table-row table:style-name="ro1">
          <table:table-cell office:value-type="float" office:value="8568007" calcext:value-type="float">
            <text:p>8568007</text:p>
          </table:table-cell>
          <table:table-cell table:formula="of:=HYPERLINK(COM.MICROSOFT.CONCAT(&quot;https://stackoverflow.com/q/&quot;; [.A24]))" office:value-type="string" office:string-value="https://stackoverflow.com/q/8568007" calcext:value-type="string">
            <text:p>https://stackoverflow.com/q/8568007</text:p>
          </table:table-cell>
        </table:table-row>
        <table:table-row table:style-name="ro1">
          <table:table-cell office:value-type="float" office:value="14521176" calcext:value-type="float">
            <text:p>14521176</text:p>
          </table:table-cell>
          <table:table-cell table:formula="of:=HYPERLINK(COM.MICROSOFT.CONCAT(&quot;https://stackoverflow.com/q/&quot;; [.A25]))" office:value-type="string" office:string-value="https://stackoverflow.com/q/14521176" calcext:value-type="string">
            <text:p>https://stackoverflow.com/q/14521176</text:p>
          </table:table-cell>
        </table:table-row>
        <table:table-row table:style-name="ro1">
          <table:table-cell office:value-type="float" office:value="33084706" calcext:value-type="float">
            <text:p>33084706</text:p>
          </table:table-cell>
          <table:table-cell table:formula="of:=HYPERLINK(COM.MICROSOFT.CONCAT(&quot;https://stackoverflow.com/q/&quot;; [.A26]))" office:value-type="string" office:string-value="https://stackoverflow.com/q/33084706" calcext:value-type="string">
            <text:p>https://stackoverflow.com/q/33084706</text:p>
          </table:table-cell>
        </table:table-row>
        <table:table-row table:style-name="ro1">
          <table:table-cell office:value-type="float" office:value="33974517" calcext:value-type="float">
            <text:p>33974517</text:p>
          </table:table-cell>
          <table:table-cell table:formula="of:=HYPERLINK(COM.MICROSOFT.CONCAT(&quot;https://stackoverflow.com/q/&quot;; [.A27]))" office:value-type="string" office:string-value="https://stackoverflow.com/q/33974517" calcext:value-type="string">
            <text:p>https://stackoverflow.com/q/33974517</text:p>
          </table:table-cell>
        </table:table-row>
        <table:table-row table:style-name="ro1">
          <table:table-cell office:value-type="float" office:value="17726344" calcext:value-type="float">
            <text:p>17726344</text:p>
          </table:table-cell>
          <table:table-cell table:formula="of:=HYPERLINK(COM.MICROSOFT.CONCAT(&quot;https://stackoverflow.com/q/&quot;; [.A28]))" office:value-type="string" office:string-value="https://stackoverflow.com/q/17726344" calcext:value-type="string">
            <text:p>https://stackoverflow.com/q/17726344</text:p>
          </table:table-cell>
        </table:table-row>
        <table:table-row table:style-name="ro1">
          <table:table-cell office:value-type="float" office:value="31244993" calcext:value-type="float">
            <text:p>31244993</text:p>
          </table:table-cell>
          <table:table-cell table:formula="of:=HYPERLINK(COM.MICROSOFT.CONCAT(&quot;https://stackoverflow.com/q/&quot;; [.A29]))" office:value-type="string" office:string-value="https://stackoverflow.com/q/31244993" calcext:value-type="string">
            <text:p>https://stackoverflow.com/q/31244993</text:p>
          </table:table-cell>
        </table:table-row>
        <table:table-row table:style-name="ro1">
          <table:table-cell office:value-type="float" office:value="41179308" calcext:value-type="float">
            <text:p>41179308</text:p>
          </table:table-cell>
          <table:table-cell table:formula="of:=HYPERLINK(COM.MICROSOFT.CONCAT(&quot;https://stackoverflow.com/q/&quot;; [.A30]))" office:value-type="string" office:string-value="https://stackoverflow.com/q/41179308" calcext:value-type="string">
            <text:p>https://stackoverflow.com/q/41179308</text:p>
          </table:table-cell>
        </table:table-row>
        <table:table-row table:style-name="ro1">
          <table:table-cell office:value-type="float" office:value="41125606" calcext:value-type="float">
            <text:p>41125606</text:p>
          </table:table-cell>
          <table:table-cell table:formula="of:=HYPERLINK(COM.MICROSOFT.CONCAT(&quot;https://stackoverflow.com/q/&quot;; [.A31]))" office:value-type="string" office:string-value="https://stackoverflow.com/q/41125606" calcext:value-type="string">
            <text:p>https://stackoverflow.com/q/41125606</text:p>
          </table:table-cell>
        </table:table-row>
        <table:table-row table:style-name="ro1">
          <table:table-cell office:value-type="float" office:value="20566940" calcext:value-type="float">
            <text:p>20566940</text:p>
          </table:table-cell>
          <table:table-cell table:formula="of:=HYPERLINK(COM.MICROSOFT.CONCAT(&quot;https://stackoverflow.com/q/&quot;; [.A32]))" office:value-type="string" office:string-value="https://stackoverflow.com/q/20566940" calcext:value-type="string">
            <text:p>https://stackoverflow.com/q/20566940</text:p>
          </table:table-cell>
        </table:table-row>
        <table:table-row table:style-name="ro1">
          <table:table-cell office:value-type="float" office:value="31706762" calcext:value-type="float">
            <text:p>31706762</text:p>
          </table:table-cell>
          <table:table-cell table:formula="of:=HYPERLINK(COM.MICROSOFT.CONCAT(&quot;https://stackoverflow.com/q/&quot;; [.A33]))" office:value-type="string" office:string-value="https://stackoverflow.com/q/31706762" calcext:value-type="string">
            <text:p>https://stackoverflow.com/q/31706762</text:p>
          </table:table-cell>
        </table:table-row>
        <table:table-row table:style-name="ro1">
          <table:table-cell office:value-type="float" office:value="40739910" calcext:value-type="float">
            <text:p>40739910</text:p>
          </table:table-cell>
          <table:table-cell table:formula="of:=HYPERLINK(COM.MICROSOFT.CONCAT(&quot;https://stackoverflow.com/q/&quot;; [.A34]))" office:value-type="string" office:string-value="https://stackoverflow.com/q/40739910" calcext:value-type="string">
            <text:p>https://stackoverflow.com/q/40739910</text:p>
          </table:table-cell>
        </table:table-row>
        <table:table-row table:style-name="ro1">
          <table:table-cell office:value-type="float" office:value="21246606" calcext:value-type="float">
            <text:p>21246606</text:p>
          </table:table-cell>
          <table:table-cell table:formula="of:=HYPERLINK(COM.MICROSOFT.CONCAT(&quot;https://stackoverflow.com/q/&quot;; [.A35]))" office:value-type="string" office:string-value="https://stackoverflow.com/q/21246606" calcext:value-type="string">
            <text:p>https://stackoverflow.com/q/21246606</text:p>
          </table:table-cell>
        </table:table-row>
        <table:table-row table:style-name="ro1">
          <table:table-cell office:value-type="float" office:value="15457011" calcext:value-type="float">
            <text:p>15457011</text:p>
          </table:table-cell>
          <table:table-cell table:formula="of:=HYPERLINK(COM.MICROSOFT.CONCAT(&quot;https://stackoverflow.com/q/&quot;; [.A36]))" office:value-type="string" office:string-value="https://stackoverflow.com/q/15457011" calcext:value-type="string">
            <text:p>https://stackoverflow.com/q/15457011</text:p>
          </table:table-cell>
        </table:table-row>
        <table:table-row table:style-name="ro1">
          <table:table-cell office:value-type="float" office:value="1996641" calcext:value-type="float">
            <text:p>1996641</text:p>
          </table:table-cell>
          <table:table-cell table:formula="of:=HYPERLINK(COM.MICROSOFT.CONCAT(&quot;https://stackoverflow.com/q/&quot;; [.A37]))" office:value-type="string" office:string-value="https://stackoverflow.com/q/1996641" calcext:value-type="string">
            <text:p>https://stackoverflow.com/q/1996641</text:p>
          </table:table-cell>
        </table:table-row>
        <table:table-row table:style-name="ro1">
          <table:table-cell office:value-type="float" office:value="11862908" calcext:value-type="float">
            <text:p>11862908</text:p>
          </table:table-cell>
          <table:table-cell table:formula="of:=HYPERLINK(COM.MICROSOFT.CONCAT(&quot;https://stackoverflow.com/q/&quot;; [.A38]))" office:value-type="string" office:string-value="https://stackoverflow.com/q/11862908" calcext:value-type="string">
            <text:p>https://stackoverflow.com/q/11862908</text:p>
          </table:table-cell>
        </table:table-row>
        <table:table-row table:style-name="ro1">
          <table:table-cell office:value-type="float" office:value="11712126" calcext:value-type="float">
            <text:p>11712126</text:p>
          </table:table-cell>
          <table:table-cell table:formula="of:=HYPERLINK(COM.MICROSOFT.CONCAT(&quot;https://stackoverflow.com/q/&quot;; [.A39]))" office:value-type="string" office:string-value="https://stackoverflow.com/q/11712126" calcext:value-type="string">
            <text:p>https://stackoverflow.com/q/11712126</text:p>
          </table:table-cell>
        </table:table-row>
        <table:table-row table:style-name="ro1">
          <table:table-cell office:value-type="float" office:value="41446161" calcext:value-type="float">
            <text:p>41446161</text:p>
          </table:table-cell>
          <table:table-cell table:formula="of:=HYPERLINK(COM.MICROSOFT.CONCAT(&quot;https://stackoverflow.com/q/&quot;; [.A40]))" office:value-type="string" office:string-value="https://stackoverflow.com/q/41446161" calcext:value-type="string">
            <text:p>https://stackoverflow.com/q/41446161</text:p>
          </table:table-cell>
        </table:table-row>
        <table:table-row table:style-name="ro1">
          <table:table-cell office:value-type="float" office:value="7175761" calcext:value-type="float">
            <text:p>7175761</text:p>
          </table:table-cell>
          <table:table-cell table:formula="of:=HYPERLINK(COM.MICROSOFT.CONCAT(&quot;https://stackoverflow.com/q/&quot;; [.A41]))" office:value-type="string" office:string-value="https://stackoverflow.com/q/7175761" calcext:value-type="string">
            <text:p>https://stackoverflow.com/q/7175761</text:p>
          </table:table-cell>
        </table:table-row>
        <table:table-row table:style-name="ro1">
          <table:table-cell office:value-type="float" office:value="36767273" calcext:value-type="float">
            <text:p>36767273</text:p>
          </table:table-cell>
          <table:table-cell table:formula="of:=HYPERLINK(COM.MICROSOFT.CONCAT(&quot;https://stackoverflow.com/q/&quot;; [.A42]))" office:value-type="string" office:string-value="https://stackoverflow.com/q/36767273" calcext:value-type="string">
            <text:p>https://stackoverflow.com/q/36767273</text:p>
          </table:table-cell>
        </table:table-row>
        <table:table-row table:style-name="ro1">
          <table:table-cell office:value-type="float" office:value="37383785" calcext:value-type="float">
            <text:p>37383785</text:p>
          </table:table-cell>
          <table:table-cell table:formula="of:=HYPERLINK(COM.MICROSOFT.CONCAT(&quot;https://stackoverflow.com/q/&quot;; [.A43]))" office:value-type="string" office:string-value="https://stackoverflow.com/q/37383785" calcext:value-type="string">
            <text:p>https://stackoverflow.com/q/37383785</text:p>
          </table:table-cell>
        </table:table-row>
        <table:table-row table:style-name="ro1">
          <table:table-cell office:value-type="float" office:value="37519010" calcext:value-type="float">
            <text:p>37519010</text:p>
          </table:table-cell>
          <table:table-cell table:formula="of:=HYPERLINK(COM.MICROSOFT.CONCAT(&quot;https://stackoverflow.com/q/&quot;; [.A44]))" office:value-type="string" office:string-value="https://stackoverflow.com/q/37519010" calcext:value-type="string">
            <text:p>https://stackoverflow.com/q/37519010</text:p>
          </table:table-cell>
        </table:table-row>
        <table:table-row table:style-name="ro1">
          <table:table-cell office:value-type="float" office:value="6686455" calcext:value-type="float">
            <text:p>6686455</text:p>
          </table:table-cell>
          <table:table-cell table:formula="of:=HYPERLINK(COM.MICROSOFT.CONCAT(&quot;https://stackoverflow.com/q/&quot;; [.A45]))" office:value-type="string" office:string-value="https://stackoverflow.com/q/6686455" calcext:value-type="string">
            <text:p>https://stackoverflow.com/q/6686455</text:p>
          </table:table-cell>
        </table:table-row>
        <table:table-row table:style-name="ro1">
          <table:table-cell office:value-type="float" office:value="22094175" calcext:value-type="float">
            <text:p>22094175</text:p>
          </table:table-cell>
          <table:table-cell table:formula="of:=HYPERLINK(COM.MICROSOFT.CONCAT(&quot;https://stackoverflow.com/q/&quot;; [.A46]))" office:value-type="string" office:string-value="https://stackoverflow.com/q/22094175" calcext:value-type="string">
            <text:p>https://stackoverflow.com/q/22094175</text:p>
          </table:table-cell>
        </table:table-row>
        <table:table-row table:style-name="ro1">
          <table:table-cell office:value-type="float" office:value="42278327" calcext:value-type="float">
            <text:p>42278327</text:p>
          </table:table-cell>
          <table:table-cell table:formula="of:=HYPERLINK(COM.MICROSOFT.CONCAT(&quot;https://stackoverflow.com/q/&quot;; [.A47]))" office:value-type="string" office:string-value="https://stackoverflow.com/q/42278327" calcext:value-type="string">
            <text:p>https://stackoverflow.com/q/42278327</text:p>
          </table:table-cell>
        </table:table-row>
        <table:table-row table:style-name="ro1">
          <table:table-cell office:value-type="float" office:value="33473072" calcext:value-type="float">
            <text:p>33473072</text:p>
          </table:table-cell>
          <table:table-cell table:formula="of:=HYPERLINK(COM.MICROSOFT.CONCAT(&quot;https://stackoverflow.com/q/&quot;; [.A48]))" office:value-type="string" office:string-value="https://stackoverflow.com/q/33473072" calcext:value-type="string">
            <text:p>https://stackoverflow.com/q/33473072</text:p>
          </table:table-cell>
        </table:table-row>
        <table:table-row table:style-name="ro1">
          <table:table-cell office:value-type="float" office:value="48271494" calcext:value-type="float">
            <text:p>48271494</text:p>
          </table:table-cell>
          <table:table-cell table:formula="of:=HYPERLINK(COM.MICROSOFT.CONCAT(&quot;https://stackoverflow.com/q/&quot;; [.A49]))" office:value-type="string" office:string-value="https://stackoverflow.com/q/48271494" calcext:value-type="string">
            <text:p>https://stackoverflow.com/q/48271494</text:p>
          </table:table-cell>
        </table:table-row>
        <table:table-row table:style-name="ro1">
          <table:table-cell office:value-type="float" office:value="23014471" calcext:value-type="float">
            <text:p>23014471</text:p>
          </table:table-cell>
          <table:table-cell table:formula="of:=HYPERLINK(COM.MICROSOFT.CONCAT(&quot;https://stackoverflow.com/q/&quot;; [.A50]))" office:value-type="string" office:string-value="https://stackoverflow.com/q/23014471" calcext:value-type="string">
            <text:p>https://stackoverflow.com/q/23014471</text:p>
          </table:table-cell>
        </table:table-row>
        <table:table-row table:style-name="ro1">
          <table:table-cell office:value-type="float" office:value="10008433" calcext:value-type="float">
            <text:p>10008433</text:p>
          </table:table-cell>
          <table:table-cell table:formula="of:=HYPERLINK(COM.MICROSOFT.CONCAT(&quot;https://stackoverflow.com/q/&quot;; [.A51]))" office:value-type="string" office:string-value="https://stackoverflow.com/q/10008433" calcext:value-type="string">
            <text:p>https://stackoverflow.com/q/10008433</text:p>
          </table:table-cell>
        </table:table-row>
        <table:table-row table:style-name="ro1">
          <table:table-cell office:value-type="float" office:value="28682673" calcext:value-type="float">
            <text:p>28682673</text:p>
          </table:table-cell>
          <table:table-cell table:formula="of:=HYPERLINK(COM.MICROSOFT.CONCAT(&quot;https://stackoverflow.com/q/&quot;; [.A52]))" office:value-type="string" office:string-value="https://stackoverflow.com/q/28682673" calcext:value-type="string">
            <text:p>https://stackoverflow.com/q/28682673</text:p>
          </table:table-cell>
        </table:table-row>
        <table:table-row table:style-name="ro1">
          <table:table-cell office:value-type="float" office:value="21430255" calcext:value-type="float">
            <text:p>21430255</text:p>
          </table:table-cell>
          <table:table-cell table:formula="of:=HYPERLINK(COM.MICROSOFT.CONCAT(&quot;https://stackoverflow.com/q/&quot;; [.A53]))" office:value-type="string" office:string-value="https://stackoverflow.com/q/21430255" calcext:value-type="string">
            <text:p>https://stackoverflow.com/q/21430255</text:p>
          </table:table-cell>
        </table:table-row>
        <table:table-row table:style-name="ro1">
          <table:table-cell office:value-type="float" office:value="14890098" calcext:value-type="float">
            <text:p>14890098</text:p>
          </table:table-cell>
          <table:table-cell table:formula="of:=HYPERLINK(COM.MICROSOFT.CONCAT(&quot;https://stackoverflow.com/q/&quot;; [.A54]))" office:value-type="string" office:string-value="https://stackoverflow.com/q/14890098" calcext:value-type="string">
            <text:p>https://stackoverflow.com/q/14890098</text:p>
          </table:table-cell>
        </table:table-row>
        <table:table-row table:style-name="ro1">
          <table:table-cell office:value-type="float" office:value="30975893" calcext:value-type="float">
            <text:p>30975893</text:p>
          </table:table-cell>
          <table:table-cell table:formula="of:=HYPERLINK(COM.MICROSOFT.CONCAT(&quot;https://stackoverflow.com/q/&quot;; [.A55]))" office:value-type="string" office:string-value="https://stackoverflow.com/q/30975893" calcext:value-type="string">
            <text:p>https://stackoverflow.com/q/30975893</text:p>
          </table:table-cell>
        </table:table-row>
        <table:table-row table:style-name="ro1">
          <table:table-cell office:value-type="float" office:value="23002136" calcext:value-type="float">
            <text:p>23002136</text:p>
          </table:table-cell>
          <table:table-cell table:formula="of:=HYPERLINK(COM.MICROSOFT.CONCAT(&quot;https://stackoverflow.com/q/&quot;; [.A56]))" office:value-type="string" office:string-value="https://stackoverflow.com/q/23002136" calcext:value-type="string">
            <text:p>https://stackoverflow.com/q/23002136</text:p>
          </table:table-cell>
        </table:table-row>
        <table:table-row table:style-name="ro1">
          <table:table-cell office:value-type="float" office:value="17167379" calcext:value-type="float">
            <text:p>17167379</text:p>
          </table:table-cell>
          <table:table-cell table:formula="of:=HYPERLINK(COM.MICROSOFT.CONCAT(&quot;https://stackoverflow.com/q/&quot;; [.A57]))" office:value-type="string" office:string-value="https://stackoverflow.com/q/17167379" calcext:value-type="string">
            <text:p>https://stackoverflow.com/q/17167379</text:p>
          </table:table-cell>
        </table:table-row>
        <table:table-row table:style-name="ro1">
          <table:table-cell office:value-type="float" office:value="44047924" calcext:value-type="float">
            <text:p>44047924</text:p>
          </table:table-cell>
          <table:table-cell table:formula="of:=HYPERLINK(COM.MICROSOFT.CONCAT(&quot;https://stackoverflow.com/q/&quot;; [.A58]))" office:value-type="string" office:string-value="https://stackoverflow.com/q/44047924" calcext:value-type="string">
            <text:p>https://stackoverflow.com/q/44047924</text:p>
          </table:table-cell>
        </table:table-row>
        <table:table-row table:style-name="ro1">
          <table:table-cell office:value-type="float" office:value="6385603" calcext:value-type="float">
            <text:p>6385603</text:p>
          </table:table-cell>
          <table:table-cell table:formula="of:=HYPERLINK(COM.MICROSOFT.CONCAT(&quot;https://stackoverflow.com/q/&quot;; [.A59]))" office:value-type="string" office:string-value="https://stackoverflow.com/q/6385603" calcext:value-type="string">
            <text:p>https://stackoverflow.com/q/6385603</text:p>
          </table:table-cell>
        </table:table-row>
        <table:table-row table:style-name="ro1">
          <table:table-cell office:value-type="float" office:value="7878677" calcext:value-type="float">
            <text:p>7878677</text:p>
          </table:table-cell>
          <table:table-cell table:formula="of:=HYPERLINK(COM.MICROSOFT.CONCAT(&quot;https://stackoverflow.com/q/&quot;; [.A60]))" office:value-type="string" office:string-value="https://stackoverflow.com/q/7878677" calcext:value-type="string">
            <text:p>https://stackoverflow.com/q/7878677</text:p>
          </table:table-cell>
        </table:table-row>
        <table:table-row table:style-name="ro1">
          <table:table-cell office:value-type="float" office:value="24928561" calcext:value-type="float">
            <text:p>24928561</text:p>
          </table:table-cell>
          <table:table-cell table:formula="of:=HYPERLINK(COM.MICROSOFT.CONCAT(&quot;https://stackoverflow.com/q/&quot;; [.A61]))" office:value-type="string" office:string-value="https://stackoverflow.com/q/24928561" calcext:value-type="string">
            <text:p>https://stackoverflow.com/q/24928561</text:p>
          </table:table-cell>
        </table:table-row>
        <table:table-row table:style-name="ro1">
          <table:table-cell office:value-type="float" office:value="30673470" calcext:value-type="float">
            <text:p>30673470</text:p>
          </table:table-cell>
          <table:table-cell table:formula="of:=HYPERLINK(COM.MICROSOFT.CONCAT(&quot;https://stackoverflow.com/q/&quot;; [.A62]))" office:value-type="string" office:string-value="https://stackoverflow.com/q/30673470" calcext:value-type="string">
            <text:p>https://stackoverflow.com/q/30673470</text:p>
          </table:table-cell>
        </table:table-row>
        <table:table-row table:style-name="ro1">
          <table:table-cell office:value-type="float" office:value="41421877" calcext:value-type="float">
            <text:p>41421877</text:p>
          </table:table-cell>
          <table:table-cell table:formula="of:=HYPERLINK(COM.MICROSOFT.CONCAT(&quot;https://stackoverflow.com/q/&quot;; [.A63]))" office:value-type="string" office:string-value="https://stackoverflow.com/q/41421877" calcext:value-type="string">
            <text:p>https://stackoverflow.com/q/41421877</text:p>
          </table:table-cell>
        </table:table-row>
        <table:table-row table:style-name="ro1">
          <table:table-cell office:value-type="float" office:value="17797484" calcext:value-type="float">
            <text:p>17797484</text:p>
          </table:table-cell>
          <table:table-cell table:formula="of:=HYPERLINK(COM.MICROSOFT.CONCAT(&quot;https://stackoverflow.com/q/&quot;; [.A64]))" office:value-type="string" office:string-value="https://stackoverflow.com/q/17797484" calcext:value-type="string">
            <text:p>https://stackoverflow.com/q/17797484</text:p>
          </table:table-cell>
        </table:table-row>
        <table:table-row table:style-name="ro1">
          <table:table-cell office:value-type="float" office:value="12871066" calcext:value-type="float">
            <text:p>12871066</text:p>
          </table:table-cell>
          <table:table-cell table:formula="of:=HYPERLINK(COM.MICROSOFT.CONCAT(&quot;https://stackoverflow.com/q/&quot;; [.A65]))" office:value-type="string" office:string-value="https://stackoverflow.com/q/12871066" calcext:value-type="string">
            <text:p>https://stackoverflow.com/q/12871066</text:p>
          </table:table-cell>
        </table:table-row>
        <table:table-row table:style-name="ro1">
          <table:table-cell office:value-type="float" office:value="9531371" calcext:value-type="float">
            <text:p>9531371</text:p>
          </table:table-cell>
          <table:table-cell table:formula="of:=HYPERLINK(COM.MICROSOFT.CONCAT(&quot;https://stackoverflow.com/q/&quot;; [.A66]))" office:value-type="string" office:string-value="https://stackoverflow.com/q/9531371" calcext:value-type="string">
            <text:p>https://stackoverflow.com/q/9531371</text:p>
          </table:table-cell>
        </table:table-row>
        <table:table-row table:style-name="ro1">
          <table:table-cell office:value-type="float" office:value="11853165" calcext:value-type="float">
            <text:p>11853165</text:p>
          </table:table-cell>
          <table:table-cell table:formula="of:=HYPERLINK(COM.MICROSOFT.CONCAT(&quot;https://stackoverflow.com/q/&quot;; [.A67]))" office:value-type="string" office:string-value="https://stackoverflow.com/q/11853165" calcext:value-type="string">
            <text:p>https://stackoverflow.com/q/11853165</text:p>
          </table:table-cell>
        </table:table-row>
        <table:table-row table:style-name="ro1">
          <table:table-cell office:value-type="float" office:value="47763862" calcext:value-type="float">
            <text:p>47763862</text:p>
          </table:table-cell>
          <table:table-cell table:formula="of:=HYPERLINK(COM.MICROSOFT.CONCAT(&quot;https://stackoverflow.com/q/&quot;; [.A68]))" office:value-type="string" office:string-value="https://stackoverflow.com/q/47763862" calcext:value-type="string">
            <text:p>https://stackoverflow.com/q/47763862</text:p>
          </table:table-cell>
        </table:table-row>
        <table:table-row table:style-name="ro1">
          <table:table-cell office:value-type="float" office:value="45820136" calcext:value-type="float">
            <text:p>45820136</text:p>
          </table:table-cell>
          <table:table-cell table:formula="of:=HYPERLINK(COM.MICROSOFT.CONCAT(&quot;https://stackoverflow.com/q/&quot;; [.A69]))" office:value-type="string" office:string-value="https://stackoverflow.com/q/45820136" calcext:value-type="string">
            <text:p>https://stackoverflow.com/q/45820136</text:p>
          </table:table-cell>
        </table:table-row>
        <table:table-row table:style-name="ro1">
          <table:table-cell office:value-type="float" office:value="13167598" calcext:value-type="float">
            <text:p>13167598</text:p>
          </table:table-cell>
          <table:table-cell table:formula="of:=HYPERLINK(COM.MICROSOFT.CONCAT(&quot;https://stackoverflow.com/q/&quot;; [.A70]))" office:value-type="string" office:string-value="https://stackoverflow.com/q/13167598" calcext:value-type="string">
            <text:p>https://stackoverflow.com/q/13167598</text:p>
          </table:table-cell>
        </table:table-row>
        <table:table-row table:style-name="ro1">
          <table:table-cell office:value-type="float" office:value="1321487" calcext:value-type="float">
            <text:p>1321487</text:p>
          </table:table-cell>
          <table:table-cell table:formula="of:=HYPERLINK(COM.MICROSOFT.CONCAT(&quot;https://stackoverflow.com/q/&quot;; [.A71]))" office:value-type="string" office:string-value="https://stackoverflow.com/q/1321487" calcext:value-type="string">
            <text:p>https://stackoverflow.com/q/1321487</text:p>
          </table:table-cell>
        </table:table-row>
        <table:table-row table:style-name="ro1">
          <table:table-cell office:value-type="float" office:value="36714907" calcext:value-type="float">
            <text:p>36714907</text:p>
          </table:table-cell>
          <table:table-cell table:formula="of:=HYPERLINK(COM.MICROSOFT.CONCAT(&quot;https://stackoverflow.com/q/&quot;; [.A72]))" office:value-type="string" office:string-value="https://stackoverflow.com/q/36714907" calcext:value-type="string">
            <text:p>https://stackoverflow.com/q/36714907</text:p>
          </table:table-cell>
        </table:table-row>
        <table:table-row table:style-name="ro1">
          <table:table-cell office:value-type="float" office:value="21632992" calcext:value-type="float">
            <text:p>21632992</text:p>
          </table:table-cell>
          <table:table-cell table:formula="of:=HYPERLINK(COM.MICROSOFT.CONCAT(&quot;https://stackoverflow.com/q/&quot;; [.A73]))" office:value-type="string" office:string-value="https://stackoverflow.com/q/21632992" calcext:value-type="string">
            <text:p>https://stackoverflow.com/q/21632992</text:p>
          </table:table-cell>
        </table:table-row>
        <table:table-row table:style-name="ro1">
          <table:table-cell office:value-type="float" office:value="3150177" calcext:value-type="float">
            <text:p>3150177</text:p>
          </table:table-cell>
          <table:table-cell table:formula="of:=HYPERLINK(COM.MICROSOFT.CONCAT(&quot;https://stackoverflow.com/q/&quot;; [.A74]))" office:value-type="string" office:string-value="https://stackoverflow.com/q/3150177" calcext:value-type="string">
            <text:p>https://stackoverflow.com/q/3150177</text:p>
          </table:table-cell>
        </table:table-row>
        <table:table-row table:style-name="ro1">
          <table:table-cell office:value-type="float" office:value="11647178" calcext:value-type="float">
            <text:p>11647178</text:p>
          </table:table-cell>
          <table:table-cell table:formula="of:=HYPERLINK(COM.MICROSOFT.CONCAT(&quot;https://stackoverflow.com/q/&quot;; [.A75]))" office:value-type="string" office:string-value="https://stackoverflow.com/q/11647178" calcext:value-type="string">
            <text:p>https://stackoverflow.com/q/11647178</text:p>
          </table:table-cell>
        </table:table-row>
        <table:table-row table:style-name="ro1">
          <table:table-cell office:value-type="float" office:value="21267930" calcext:value-type="float">
            <text:p>21267930</text:p>
          </table:table-cell>
          <table:table-cell table:formula="of:=HYPERLINK(COM.MICROSOFT.CONCAT(&quot;https://stackoverflow.com/q/&quot;; [.A76]))" office:value-type="string" office:string-value="https://stackoverflow.com/q/21267930" calcext:value-type="string">
            <text:p>https://stackoverflow.com/q/21267930</text:p>
          </table:table-cell>
        </table:table-row>
        <table:table-row table:style-name="ro1">
          <table:table-cell office:value-type="float" office:value="34538253" calcext:value-type="float">
            <text:p>34538253</text:p>
          </table:table-cell>
          <table:table-cell table:formula="of:=HYPERLINK(COM.MICROSOFT.CONCAT(&quot;https://stackoverflow.com/q/&quot;; [.A77]))" office:value-type="string" office:string-value="https://stackoverflow.com/q/34538253" calcext:value-type="string">
            <text:p>https://stackoverflow.com/q/34538253</text:p>
          </table:table-cell>
        </table:table-row>
        <table:table-row table:style-name="ro1">
          <table:table-cell office:value-type="float" office:value="7732887" calcext:value-type="float">
            <text:p>7732887</text:p>
          </table:table-cell>
          <table:table-cell table:formula="of:=HYPERLINK(COM.MICROSOFT.CONCAT(&quot;https://stackoverflow.com/q/&quot;; [.A78]))" office:value-type="string" office:string-value="https://stackoverflow.com/q/7732887" calcext:value-type="string">
            <text:p>https://stackoverflow.com/q/7732887</text:p>
          </table:table-cell>
        </table:table-row>
        <table:table-row table:style-name="ro1">
          <table:table-cell office:value-type="float" office:value="10132226" calcext:value-type="float">
            <text:p>10132226</text:p>
          </table:table-cell>
          <table:table-cell table:formula="of:=HYPERLINK(COM.MICROSOFT.CONCAT(&quot;https://stackoverflow.com/q/&quot;; [.A79]))" office:value-type="string" office:string-value="https://stackoverflow.com/q/10132226" calcext:value-type="string">
            <text:p>https://stackoverflow.com/q/10132226</text:p>
          </table:table-cell>
        </table:table-row>
        <table:table-row table:style-name="ro1">
          <table:table-cell office:value-type="float" office:value="25495005" calcext:value-type="float">
            <text:p>25495005</text:p>
          </table:table-cell>
          <table:table-cell table:formula="of:=HYPERLINK(COM.MICROSOFT.CONCAT(&quot;https://stackoverflow.com/q/&quot;; [.A80]))" office:value-type="string" office:string-value="https://stackoverflow.com/q/25495005" calcext:value-type="string">
            <text:p>https://stackoverflow.com/q/25495005</text:p>
          </table:table-cell>
        </table:table-row>
        <table:table-row table:style-name="ro1">
          <table:table-cell office:value-type="float" office:value="13723099" calcext:value-type="float">
            <text:p>13723099</text:p>
          </table:table-cell>
          <table:table-cell table:formula="of:=HYPERLINK(COM.MICROSOFT.CONCAT(&quot;https://stackoverflow.com/q/&quot;; [.A81]))" office:value-type="string" office:string-value="https://stackoverflow.com/q/13723099" calcext:value-type="string">
            <text:p>https://stackoverflow.com/q/13723099</text:p>
          </table:table-cell>
        </table:table-row>
        <table:table-row table:style-name="ro1">
          <table:table-cell office:value-type="float" office:value="27371927" calcext:value-type="float">
            <text:p>27371927</text:p>
          </table:table-cell>
          <table:table-cell table:formula="of:=HYPERLINK(COM.MICROSOFT.CONCAT(&quot;https://stackoverflow.com/q/&quot;; [.A82]))" office:value-type="string" office:string-value="https://stackoverflow.com/q/27371927" calcext:value-type="string">
            <text:p>https://stackoverflow.com/q/27371927</text:p>
          </table:table-cell>
        </table:table-row>
        <table:table-row table:style-name="ro1">
          <table:table-cell office:value-type="float" office:value="18414013" calcext:value-type="float">
            <text:p>18414013</text:p>
          </table:table-cell>
          <table:table-cell table:formula="of:=HYPERLINK(COM.MICROSOFT.CONCAT(&quot;https://stackoverflow.com/q/&quot;; [.A83]))" office:value-type="string" office:string-value="https://stackoverflow.com/q/18414013" calcext:value-type="string">
            <text:p>https://stackoverflow.com/q/18414013</text:p>
          </table:table-cell>
        </table:table-row>
        <table:table-row table:style-name="ro1">
          <table:table-cell office:value-type="float" office:value="35521185" calcext:value-type="float">
            <text:p>35521185</text:p>
          </table:table-cell>
          <table:table-cell table:formula="of:=HYPERLINK(COM.MICROSOFT.CONCAT(&quot;https://stackoverflow.com/q/&quot;; [.A84]))" office:value-type="string" office:string-value="https://stackoverflow.com/q/35521185" calcext:value-type="string">
            <text:p>https://stackoverflow.com/q/35521185</text:p>
          </table:table-cell>
        </table:table-row>
        <table:table-row table:style-name="ro1">
          <table:table-cell office:value-type="float" office:value="12957235" calcext:value-type="float">
            <text:p>12957235</text:p>
          </table:table-cell>
          <table:table-cell table:formula="of:=HYPERLINK(COM.MICROSOFT.CONCAT(&quot;https://stackoverflow.com/q/&quot;; [.A85]))" office:value-type="string" office:string-value="https://stackoverflow.com/q/12957235" calcext:value-type="string">
            <text:p>https://stackoverflow.com/q/12957235</text:p>
          </table:table-cell>
        </table:table-row>
        <table:table-row table:style-name="ro1">
          <table:table-cell office:value-type="float" office:value="41560531" calcext:value-type="float">
            <text:p>41560531</text:p>
          </table:table-cell>
          <table:table-cell table:formula="of:=HYPERLINK(COM.MICROSOFT.CONCAT(&quot;https://stackoverflow.com/q/&quot;; [.A86]))" office:value-type="string" office:string-value="https://stackoverflow.com/q/41560531" calcext:value-type="string">
            <text:p>https://stackoverflow.com/q/41560531</text:p>
          </table:table-cell>
        </table:table-row>
        <table:table-row table:style-name="ro1">
          <table:table-cell office:value-type="float" office:value="29919522" calcext:value-type="float">
            <text:p>29919522</text:p>
          </table:table-cell>
          <table:table-cell table:formula="of:=HYPERLINK(COM.MICROSOFT.CONCAT(&quot;https://stackoverflow.com/q/&quot;; [.A87]))" office:value-type="string" office:string-value="https://stackoverflow.com/q/29919522" calcext:value-type="string">
            <text:p>https://stackoverflow.com/q/29919522</text:p>
          </table:table-cell>
        </table:table-row>
        <table:table-row table:style-name="ro1">
          <table:table-cell office:value-type="float" office:value="12645161" calcext:value-type="float">
            <text:p>12645161</text:p>
          </table:table-cell>
          <table:table-cell table:formula="of:=HYPERLINK(COM.MICROSOFT.CONCAT(&quot;https://stackoverflow.com/q/&quot;; [.A88]))" office:value-type="string" office:string-value="https://stackoverflow.com/q/12645161" calcext:value-type="string">
            <text:p>https://stackoverflow.com/q/12645161</text:p>
          </table:table-cell>
        </table:table-row>
        <table:table-row table:style-name="ro1">
          <table:table-cell office:value-type="float" office:value="6129232" calcext:value-type="float">
            <text:p>6129232</text:p>
          </table:table-cell>
          <table:table-cell table:formula="of:=HYPERLINK(COM.MICROSOFT.CONCAT(&quot;https://stackoverflow.com/q/&quot;; [.A89]))" office:value-type="string" office:string-value="https://stackoverflow.com/q/6129232" calcext:value-type="string">
            <text:p>https://stackoverflow.com/q/6129232</text:p>
          </table:table-cell>
        </table:table-row>
        <table:table-row table:style-name="ro1">
          <table:table-cell office:value-type="float" office:value="48950351" calcext:value-type="float">
            <text:p>48950351</text:p>
          </table:table-cell>
          <table:table-cell table:formula="of:=HYPERLINK(COM.MICROSOFT.CONCAT(&quot;https://stackoverflow.com/q/&quot;; [.A90]))" office:value-type="string" office:string-value="https://stackoverflow.com/q/48950351" calcext:value-type="string">
            <text:p>https://stackoverflow.com/q/48950351</text:p>
          </table:table-cell>
        </table:table-row>
        <table:table-row table:style-name="ro1">
          <table:table-cell office:value-type="float" office:value="869004" calcext:value-type="float">
            <text:p>869004</text:p>
          </table:table-cell>
          <table:table-cell table:formula="of:=HYPERLINK(COM.MICROSOFT.CONCAT(&quot;https://stackoverflow.com/q/&quot;; [.A91]))" office:value-type="string" office:string-value="https://stackoverflow.com/q/869004" calcext:value-type="string">
            <text:p>https://stackoverflow.com/q/869004</text:p>
          </table:table-cell>
        </table:table-row>
        <table:table-row table:style-name="ro1">
          <table:table-cell office:value-type="float" office:value="14383228" calcext:value-type="float">
            <text:p>14383228</text:p>
          </table:table-cell>
          <table:table-cell table:formula="of:=HYPERLINK(COM.MICROSOFT.CONCAT(&quot;https://stackoverflow.com/q/&quot;; [.A92]))" office:value-type="string" office:string-value="https://stackoverflow.com/q/14383228" calcext:value-type="string">
            <text:p>https://stackoverflow.com/q/14383228</text:p>
          </table:table-cell>
        </table:table-row>
        <table:table-row table:style-name="ro1">
          <table:table-cell office:value-type="float" office:value="4960798" calcext:value-type="float">
            <text:p>4960798</text:p>
          </table:table-cell>
          <table:table-cell table:formula="of:=HYPERLINK(COM.MICROSOFT.CONCAT(&quot;https://stackoverflow.com/q/&quot;; [.A93]))" office:value-type="string" office:string-value="https://stackoverflow.com/q/4960798" calcext:value-type="string">
            <text:p>https://stackoverflow.com/q/4960798</text:p>
          </table:table-cell>
        </table:table-row>
        <table:table-row table:style-name="ro1">
          <table:table-cell office:value-type="float" office:value="44229059" calcext:value-type="float">
            <text:p>44229059</text:p>
          </table:table-cell>
          <table:table-cell table:formula="of:=HYPERLINK(COM.MICROSOFT.CONCAT(&quot;https://stackoverflow.com/q/&quot;; [.A94]))" office:value-type="string" office:string-value="https://stackoverflow.com/q/44229059" calcext:value-type="string">
            <text:p>https://stackoverflow.com/q/44229059</text:p>
          </table:table-cell>
        </table:table-row>
        <table:table-row table:style-name="ro1">
          <table:table-cell office:value-type="float" office:value="30568156" calcext:value-type="float">
            <text:p>30568156</text:p>
          </table:table-cell>
          <table:table-cell table:formula="of:=HYPERLINK(COM.MICROSOFT.CONCAT(&quot;https://stackoverflow.com/q/&quot;; [.A95]))" office:value-type="string" office:string-value="https://stackoverflow.com/q/30568156" calcext:value-type="string">
            <text:p>https://stackoverflow.com/q/30568156</text:p>
          </table:table-cell>
        </table:table-row>
        <table:table-row table:style-name="ro1">
          <table:table-cell office:value-type="float" office:value="41454246" calcext:value-type="float">
            <text:p>41454246</text:p>
          </table:table-cell>
          <table:table-cell table:formula="of:=HYPERLINK(COM.MICROSOFT.CONCAT(&quot;https://stackoverflow.com/q/&quot;; [.A96]))" office:value-type="string" office:string-value="https://stackoverflow.com/q/41454246" calcext:value-type="string">
            <text:p>https://stackoverflow.com/q/41454246</text:p>
          </table:table-cell>
        </table:table-row>
        <table:table-row table:style-name="ro1">
          <table:table-cell office:value-type="float" office:value="14646436" calcext:value-type="float">
            <text:p>14646436</text:p>
          </table:table-cell>
          <table:table-cell table:formula="of:=HYPERLINK(COM.MICROSOFT.CONCAT(&quot;https://stackoverflow.com/q/&quot;; [.A97]))" office:value-type="string" office:string-value="https://stackoverflow.com/q/14646436" calcext:value-type="string">
            <text:p>https://stackoverflow.com/q/14646436</text:p>
          </table:table-cell>
        </table:table-row>
        <table:table-row table:style-name="ro1">
          <table:table-cell office:value-type="float" office:value="41592765" calcext:value-type="float">
            <text:p>41592765</text:p>
          </table:table-cell>
          <table:table-cell table:formula="of:=HYPERLINK(COM.MICROSOFT.CONCAT(&quot;https://stackoverflow.com/q/&quot;; [.A98]))" office:value-type="string" office:string-value="https://stackoverflow.com/q/41592765" calcext:value-type="string">
            <text:p>https://stackoverflow.com/q/41592765</text:p>
          </table:table-cell>
        </table:table-row>
        <table:table-row table:style-name="ro1">
          <table:table-cell office:value-type="float" office:value="25655091" calcext:value-type="float">
            <text:p>25655091</text:p>
          </table:table-cell>
          <table:table-cell table:formula="of:=HYPERLINK(COM.MICROSOFT.CONCAT(&quot;https://stackoverflow.com/q/&quot;; [.A99]))" office:value-type="string" office:string-value="https://stackoverflow.com/q/25655091" calcext:value-type="string">
            <text:p>https://stackoverflow.com/q/25655091</text:p>
          </table:table-cell>
        </table:table-row>
        <table:table-row table:style-name="ro1">
          <table:table-cell office:value-type="float" office:value="25922648" calcext:value-type="float">
            <text:p>25922648</text:p>
          </table:table-cell>
          <table:table-cell table:formula="of:=HYPERLINK(COM.MICROSOFT.CONCAT(&quot;https://stackoverflow.com/q/&quot;; [.A100]))" office:value-type="string" office:string-value="https://stackoverflow.com/q/25922648" calcext:value-type="string">
            <text:p>https://stackoverflow.com/q/25922648</text:p>
          </table:table-cell>
        </table:table-row>
        <table:table-row table:style-name="ro1">
          <table:table-cell office:value-type="float" office:value="6361151" calcext:value-type="float">
            <text:p>6361151</text:p>
          </table:table-cell>
          <table:table-cell table:formula="of:=HYPERLINK(COM.MICROSOFT.CONCAT(&quot;https://stackoverflow.com/q/&quot;; [.A101]))" office:value-type="string" office:string-value="https://stackoverflow.com/q/6361151" calcext:value-type="string">
            <text:p>https://stackoverflow.com/q/6361151</text:p>
          </table:table-cell>
        </table:table-row>
        <table:table-row table:style-name="ro1">
          <table:table-cell office:value-type="float" office:value="38427672" calcext:value-type="float">
            <text:p>38427672</text:p>
          </table:table-cell>
          <table:table-cell table:formula="of:=HYPERLINK(COM.MICROSOFT.CONCAT(&quot;https://stackoverflow.com/q/&quot;; [.A102]))" office:value-type="string" office:string-value="https://stackoverflow.com/q/38427672" calcext:value-type="string">
            <text:p>https://stackoverflow.com/q/38427672</text:p>
          </table:table-cell>
        </table:table-row>
        <table:table-row table:style-name="ro1">
          <table:table-cell office:value-type="float" office:value="11607802" calcext:value-type="float">
            <text:p>11607802</text:p>
          </table:table-cell>
          <table:table-cell table:formula="of:=HYPERLINK(COM.MICROSOFT.CONCAT(&quot;https://stackoverflow.com/q/&quot;; [.A103]))" office:value-type="string" office:string-value="https://stackoverflow.com/q/11607802" calcext:value-type="string">
            <text:p>https://stackoverflow.com/q/11607802</text:p>
          </table:table-cell>
        </table:table-row>
        <table:table-row table:style-name="ro1">
          <table:table-cell office:value-type="float" office:value="34690537" calcext:value-type="float">
            <text:p>34690537</text:p>
          </table:table-cell>
          <table:table-cell table:formula="of:=HYPERLINK(COM.MICROSOFT.CONCAT(&quot;https://stackoverflow.com/q/&quot;; [.A104]))" office:value-type="string" office:string-value="https://stackoverflow.com/q/34690537" calcext:value-type="string">
            <text:p>https://stackoverflow.com/q/34690537</text:p>
          </table:table-cell>
        </table:table-row>
        <table:table-row table:style-name="ro1">
          <table:table-cell office:value-type="float" office:value="7787959" calcext:value-type="float">
            <text:p>7787959</text:p>
          </table:table-cell>
          <table:table-cell table:formula="of:=HYPERLINK(COM.MICROSOFT.CONCAT(&quot;https://stackoverflow.com/q/&quot;; [.A105]))" office:value-type="string" office:string-value="https://stackoverflow.com/q/7787959" calcext:value-type="string">
            <text:p>https://stackoverflow.com/q/7787959</text:p>
          </table:table-cell>
        </table:table-row>
        <table:table-row table:style-name="ro1">
          <table:table-cell office:value-type="float" office:value="48659919" calcext:value-type="float">
            <text:p>48659919</text:p>
          </table:table-cell>
          <table:table-cell table:formula="of:=HYPERLINK(COM.MICROSOFT.CONCAT(&quot;https://stackoverflow.com/q/&quot;; [.A106]))" office:value-type="string" office:string-value="https://stackoverflow.com/q/48659919" calcext:value-type="string">
            <text:p>https://stackoverflow.com/q/48659919</text:p>
          </table:table-cell>
        </table:table-row>
        <table:table-row table:style-name="ro1">
          <table:table-cell office:value-type="float" office:value="10734979" calcext:value-type="float">
            <text:p>10734979</text:p>
          </table:table-cell>
          <table:table-cell table:formula="of:=HYPERLINK(COM.MICROSOFT.CONCAT(&quot;https://stackoverflow.com/q/&quot;; [.A107]))" office:value-type="string" office:string-value="https://stackoverflow.com/q/10734979" calcext:value-type="string">
            <text:p>https://stackoverflow.com/q/10734979</text:p>
          </table:table-cell>
        </table:table-row>
        <table:table-row table:style-name="ro1">
          <table:table-cell office:value-type="float" office:value="28271889" calcext:value-type="float">
            <text:p>28271889</text:p>
          </table:table-cell>
          <table:table-cell table:formula="of:=HYPERLINK(COM.MICROSOFT.CONCAT(&quot;https://stackoverflow.com/q/&quot;; [.A108]))" office:value-type="string" office:string-value="https://stackoverflow.com/q/28271889" calcext:value-type="string">
            <text:p>https://stackoverflow.com/q/28271889</text:p>
          </table:table-cell>
        </table:table-row>
        <table:table-row table:style-name="ro1">
          <table:table-cell office:value-type="float" office:value="38826615" calcext:value-type="float">
            <text:p>38826615</text:p>
          </table:table-cell>
          <table:table-cell table:formula="of:=HYPERLINK(COM.MICROSOFT.CONCAT(&quot;https://stackoverflow.com/q/&quot;; [.A109]))" office:value-type="string" office:string-value="https://stackoverflow.com/q/38826615" calcext:value-type="string">
            <text:p>https://stackoverflow.com/q/38826615</text:p>
          </table:table-cell>
        </table:table-row>
        <table:table-row table:style-name="ro1">
          <table:table-cell office:value-type="float" office:value="47309328" calcext:value-type="float">
            <text:p>47309328</text:p>
          </table:table-cell>
          <table:table-cell table:formula="of:=HYPERLINK(COM.MICROSOFT.CONCAT(&quot;https://stackoverflow.com/q/&quot;; [.A110]))" office:value-type="string" office:string-value="https://stackoverflow.com/q/47309328" calcext:value-type="string">
            <text:p>https://stackoverflow.com/q/47309328</text:p>
          </table:table-cell>
        </table:table-row>
        <table:table-row table:style-name="ro1">
          <table:table-cell office:value-type="float" office:value="29850184" calcext:value-type="float">
            <text:p>29850184</text:p>
          </table:table-cell>
          <table:table-cell table:formula="of:=HYPERLINK(COM.MICROSOFT.CONCAT(&quot;https://stackoverflow.com/q/&quot;; [.A111]))" office:value-type="string" office:string-value="https://stackoverflow.com/q/29850184" calcext:value-type="string">
            <text:p>https://stackoverflow.com/q/29850184</text:p>
          </table:table-cell>
        </table:table-row>
        <table:table-row table:style-name="ro1">
          <table:table-cell office:value-type="float" office:value="45007790" calcext:value-type="float">
            <text:p>45007790</text:p>
          </table:table-cell>
          <table:table-cell table:formula="of:=HYPERLINK(COM.MICROSOFT.CONCAT(&quot;https://stackoverflow.com/q/&quot;; [.A112]))" office:value-type="string" office:string-value="https://stackoverflow.com/q/45007790" calcext:value-type="string">
            <text:p>https://stackoverflow.com/q/45007790</text:p>
          </table:table-cell>
        </table:table-row>
        <table:table-row table:style-name="ro1">
          <table:table-cell office:value-type="float" office:value="30390503" calcext:value-type="float">
            <text:p>30390503</text:p>
          </table:table-cell>
          <table:table-cell table:formula="of:=HYPERLINK(COM.MICROSOFT.CONCAT(&quot;https://stackoverflow.com/q/&quot;; [.A113]))" office:value-type="string" office:string-value="https://stackoverflow.com/q/30390503" calcext:value-type="string">
            <text:p>https://stackoverflow.com/q/30390503</text:p>
          </table:table-cell>
        </table:table-row>
        <table:table-row table:style-name="ro1">
          <table:table-cell office:value-type="float" office:value="2877247" calcext:value-type="float">
            <text:p>2877247</text:p>
          </table:table-cell>
          <table:table-cell table:formula="of:=HYPERLINK(COM.MICROSOFT.CONCAT(&quot;https://stackoverflow.com/q/&quot;; [.A114]))" office:value-type="string" office:string-value="https://stackoverflow.com/q/2877247" calcext:value-type="string">
            <text:p>https://stackoverflow.com/q/2877247</text:p>
          </table:table-cell>
        </table:table-row>
        <table:table-row table:style-name="ro1">
          <table:table-cell office:value-type="float" office:value="17195062" calcext:value-type="float">
            <text:p>17195062</text:p>
          </table:table-cell>
          <table:table-cell table:formula="of:=HYPERLINK(COM.MICROSOFT.CONCAT(&quot;https://stackoverflow.com/q/&quot;; [.A115]))" office:value-type="string" office:string-value="https://stackoverflow.com/q/17195062" calcext:value-type="string">
            <text:p>https://stackoverflow.com/q/17195062</text:p>
          </table:table-cell>
        </table:table-row>
        <table:table-row table:style-name="ro1">
          <table:table-cell office:value-type="float" office:value="22374202" calcext:value-type="float">
            <text:p>22374202</text:p>
          </table:table-cell>
          <table:table-cell table:formula="of:=HYPERLINK(COM.MICROSOFT.CONCAT(&quot;https://stackoverflow.com/q/&quot;; [.A116]))" office:value-type="string" office:string-value="https://stackoverflow.com/q/22374202" calcext:value-type="string">
            <text:p>https://stackoverflow.com/q/22374202</text:p>
          </table:table-cell>
        </table:table-row>
        <table:table-row table:style-name="ro1">
          <table:table-cell office:value-type="float" office:value="31111133" calcext:value-type="float">
            <text:p>31111133</text:p>
          </table:table-cell>
          <table:table-cell table:formula="of:=HYPERLINK(COM.MICROSOFT.CONCAT(&quot;https://stackoverflow.com/q/&quot;; [.A117]))" office:value-type="string" office:string-value="https://stackoverflow.com/q/31111133" calcext:value-type="string">
            <text:p>https://stackoverflow.com/q/31111133</text:p>
          </table:table-cell>
        </table:table-row>
        <table:table-row table:style-name="ro1">
          <table:table-cell office:value-type="float" office:value="26753395" calcext:value-type="float">
            <text:p>26753395</text:p>
          </table:table-cell>
          <table:table-cell table:formula="of:=HYPERLINK(COM.MICROSOFT.CONCAT(&quot;https://stackoverflow.com/q/&quot;; [.A118]))" office:value-type="string" office:string-value="https://stackoverflow.com/q/26753395" calcext:value-type="string">
            <text:p>https://stackoverflow.com/q/26753395</text:p>
          </table:table-cell>
        </table:table-row>
        <table:table-row table:style-name="ro1">
          <table:table-cell office:value-type="float" office:value="41883443" calcext:value-type="float">
            <text:p>41883443</text:p>
          </table:table-cell>
          <table:table-cell table:formula="of:=HYPERLINK(COM.MICROSOFT.CONCAT(&quot;https://stackoverflow.com/q/&quot;; [.A119]))" office:value-type="string" office:string-value="https://stackoverflow.com/q/41883443" calcext:value-type="string">
            <text:p>https://stackoverflow.com/q/41883443</text:p>
          </table:table-cell>
        </table:table-row>
        <table:table-row table:style-name="ro1">
          <table:table-cell office:value-type="float" office:value="36666946" calcext:value-type="float">
            <text:p>36666946</text:p>
          </table:table-cell>
          <table:table-cell table:formula="of:=HYPERLINK(COM.MICROSOFT.CONCAT(&quot;https://stackoverflow.com/q/&quot;; [.A120]))" office:value-type="string" office:string-value="https://stackoverflow.com/q/36666946" calcext:value-type="string">
            <text:p>https://stackoverflow.com/q/36666946</text:p>
          </table:table-cell>
        </table:table-row>
        <table:table-row table:style-name="ro1">
          <table:table-cell office:value-type="float" office:value="46809845" calcext:value-type="float">
            <text:p>46809845</text:p>
          </table:table-cell>
          <table:table-cell table:formula="of:=HYPERLINK(COM.MICROSOFT.CONCAT(&quot;https://stackoverflow.com/q/&quot;; [.A121]))" office:value-type="string" office:string-value="https://stackoverflow.com/q/46809845" calcext:value-type="string">
            <text:p>https://stackoverflow.com/q/46809845</text:p>
          </table:table-cell>
        </table:table-row>
        <table:table-row table:style-name="ro1">
          <table:table-cell office:value-type="float" office:value="42963062" calcext:value-type="float">
            <text:p>42963062</text:p>
          </table:table-cell>
          <table:table-cell table:formula="of:=HYPERLINK(COM.MICROSOFT.CONCAT(&quot;https://stackoverflow.com/q/&quot;; [.A122]))" office:value-type="string" office:string-value="https://stackoverflow.com/q/42963062" calcext:value-type="string">
            <text:p>https://stackoverflow.com/q/42963062</text:p>
          </table:table-cell>
        </table:table-row>
        <table:table-row table:style-name="ro1">
          <table:table-cell office:value-type="float" office:value="30642868" calcext:value-type="float">
            <text:p>30642868</text:p>
          </table:table-cell>
          <table:table-cell table:formula="of:=HYPERLINK(COM.MICROSOFT.CONCAT(&quot;https://stackoverflow.com/q/&quot;; [.A123]))" office:value-type="string" office:string-value="https://stackoverflow.com/q/30642868" calcext:value-type="string">
            <text:p>https://stackoverflow.com/q/30642868</text:p>
          </table:table-cell>
        </table:table-row>
        <table:table-row table:style-name="ro1">
          <table:table-cell office:value-type="float" office:value="20919257" calcext:value-type="float">
            <text:p>20919257</text:p>
          </table:table-cell>
          <table:table-cell table:formula="of:=HYPERLINK(COM.MICROSOFT.CONCAT(&quot;https://stackoverflow.com/q/&quot;; [.A124]))" office:value-type="string" office:string-value="https://stackoverflow.com/q/20919257" calcext:value-type="string">
            <text:p>https://stackoverflow.com/q/20919257</text:p>
          </table:table-cell>
        </table:table-row>
        <table:table-row table:style-name="ro1">
          <table:table-cell office:value-type="float" office:value="10718180" calcext:value-type="float">
            <text:p>10718180</text:p>
          </table:table-cell>
          <table:table-cell table:formula="of:=HYPERLINK(COM.MICROSOFT.CONCAT(&quot;https://stackoverflow.com/q/&quot;; [.A125]))" office:value-type="string" office:string-value="https://stackoverflow.com/q/10718180" calcext:value-type="string">
            <text:p>https://stackoverflow.com/q/10718180</text:p>
          </table:table-cell>
        </table:table-row>
        <table:table-row table:style-name="ro1">
          <table:table-cell office:value-type="float" office:value="22249185" calcext:value-type="float">
            <text:p>22249185</text:p>
          </table:table-cell>
          <table:table-cell table:formula="of:=HYPERLINK(COM.MICROSOFT.CONCAT(&quot;https://stackoverflow.com/q/&quot;; [.A126]))" office:value-type="string" office:string-value="https://stackoverflow.com/q/22249185" calcext:value-type="string">
            <text:p>https://stackoverflow.com/q/22249185</text:p>
          </table:table-cell>
        </table:table-row>
        <table:table-row table:style-name="ro1">
          <table:table-cell office:value-type="float" office:value="13362358" calcext:value-type="float">
            <text:p>13362358</text:p>
          </table:table-cell>
          <table:table-cell table:formula="of:=HYPERLINK(COM.MICROSOFT.CONCAT(&quot;https://stackoverflow.com/q/&quot;; [.A127]))" office:value-type="string" office:string-value="https://stackoverflow.com/q/13362358" calcext:value-type="string">
            <text:p>https://stackoverflow.com/q/13362358</text:p>
          </table:table-cell>
        </table:table-row>
        <table:table-row table:style-name="ro1">
          <table:table-cell office:value-type="float" office:value="8448372" calcext:value-type="float">
            <text:p>8448372</text:p>
          </table:table-cell>
          <table:table-cell table:formula="of:=HYPERLINK(COM.MICROSOFT.CONCAT(&quot;https://stackoverflow.com/q/&quot;; [.A128]))" office:value-type="string" office:string-value="https://stackoverflow.com/q/8448372" calcext:value-type="string">
            <text:p>https://stackoverflow.com/q/8448372</text:p>
          </table:table-cell>
        </table:table-row>
        <table:table-row table:style-name="ro1">
          <table:table-cell office:value-type="float" office:value="317071" calcext:value-type="float">
            <text:p>317071</text:p>
          </table:table-cell>
          <table:table-cell table:formula="of:=HYPERLINK(COM.MICROSOFT.CONCAT(&quot;https://stackoverflow.com/q/&quot;; [.A129]))" office:value-type="string" office:string-value="https://stackoverflow.com/q/317071" calcext:value-type="string">
            <text:p>https://stackoverflow.com/q/317071</text:p>
          </table:table-cell>
        </table:table-row>
        <table:table-row table:style-name="ro1">
          <table:table-cell office:value-type="float" office:value="22365532" calcext:value-type="float">
            <text:p>22365532</text:p>
          </table:table-cell>
          <table:table-cell table:formula="of:=HYPERLINK(COM.MICROSOFT.CONCAT(&quot;https://stackoverflow.com/q/&quot;; [.A130]))" office:value-type="string" office:string-value="https://stackoverflow.com/q/22365532" calcext:value-type="string">
            <text:p>https://stackoverflow.com/q/22365532</text:p>
          </table:table-cell>
        </table:table-row>
        <table:table-row table:style-name="ro1">
          <table:table-cell office:value-type="float" office:value="33972285" calcext:value-type="float">
            <text:p>33972285</text:p>
          </table:table-cell>
          <table:table-cell table:formula="of:=HYPERLINK(COM.MICROSOFT.CONCAT(&quot;https://stackoverflow.com/q/&quot;; [.A131]))" office:value-type="string" office:string-value="https://stackoverflow.com/q/33972285" calcext:value-type="string">
            <text:p>https://stackoverflow.com/q/33972285</text:p>
          </table:table-cell>
        </table:table-row>
        <table:table-row table:style-name="ro1">
          <table:table-cell office:value-type="float" office:value="31369402" calcext:value-type="float">
            <text:p>31369402</text:p>
          </table:table-cell>
          <table:table-cell table:formula="of:=HYPERLINK(COM.MICROSOFT.CONCAT(&quot;https://stackoverflow.com/q/&quot;; [.A132]))" office:value-type="string" office:string-value="https://stackoverflow.com/q/31369402" calcext:value-type="string">
            <text:p>https://stackoverflow.com/q/31369402</text:p>
          </table:table-cell>
        </table:table-row>
        <table:table-row table:style-name="ro1">
          <table:table-cell office:value-type="float" office:value="1861202" calcext:value-type="float">
            <text:p>1861202</text:p>
          </table:table-cell>
          <table:table-cell table:formula="of:=HYPERLINK(COM.MICROSOFT.CONCAT(&quot;https://stackoverflow.com/q/&quot;; [.A133]))" office:value-type="string" office:string-value="https://stackoverflow.com/q/1861202" calcext:value-type="string">
            <text:p>https://stackoverflow.com/q/1861202</text:p>
          </table:table-cell>
        </table:table-row>
        <table:table-row table:style-name="ro1">
          <table:table-cell office:value-type="float" office:value="46877799" calcext:value-type="float">
            <text:p>46877799</text:p>
          </table:table-cell>
          <table:table-cell table:formula="of:=HYPERLINK(COM.MICROSOFT.CONCAT(&quot;https://stackoverflow.com/q/&quot;; [.A134]))" office:value-type="string" office:string-value="https://stackoverflow.com/q/46877799" calcext:value-type="string">
            <text:p>https://stackoverflow.com/q/46877799</text:p>
          </table:table-cell>
        </table:table-row>
        <table:table-row table:style-name="ro1">
          <table:table-cell office:value-type="float" office:value="34419878" calcext:value-type="float">
            <text:p>34419878</text:p>
          </table:table-cell>
          <table:table-cell table:formula="of:=HYPERLINK(COM.MICROSOFT.CONCAT(&quot;https://stackoverflow.com/q/&quot;; [.A135]))" office:value-type="string" office:string-value="https://stackoverflow.com/q/34419878" calcext:value-type="string">
            <text:p>https://stackoverflow.com/q/34419878</text:p>
          </table:table-cell>
        </table:table-row>
        <table:table-row table:style-name="ro1">
          <table:table-cell office:value-type="float" office:value="47088638" calcext:value-type="float">
            <text:p>47088638</text:p>
          </table:table-cell>
          <table:table-cell table:formula="of:=HYPERLINK(COM.MICROSOFT.CONCAT(&quot;https://stackoverflow.com/q/&quot;; [.A136]))" office:value-type="string" office:string-value="https://stackoverflow.com/q/47088638" calcext:value-type="string">
            <text:p>https://stackoverflow.com/q/47088638</text:p>
          </table:table-cell>
        </table:table-row>
        <table:table-row table:style-name="ro1">
          <table:table-cell office:value-type="float" office:value="5682300" calcext:value-type="float">
            <text:p>5682300</text:p>
          </table:table-cell>
          <table:table-cell table:formula="of:=HYPERLINK(COM.MICROSOFT.CONCAT(&quot;https://stackoverflow.com/q/&quot;; [.A137]))" office:value-type="string" office:string-value="https://stackoverflow.com/q/5682300" calcext:value-type="string">
            <text:p>https://stackoverflow.com/q/5682300</text:p>
          </table:table-cell>
        </table:table-row>
        <table:table-row table:style-name="ro1">
          <table:table-cell office:value-type="float" office:value="42590041" calcext:value-type="float">
            <text:p>42590041</text:p>
          </table:table-cell>
          <table:table-cell table:formula="of:=HYPERLINK(COM.MICROSOFT.CONCAT(&quot;https://stackoverflow.com/q/&quot;; [.A138]))" office:value-type="string" office:string-value="https://stackoverflow.com/q/42590041" calcext:value-type="string">
            <text:p>https://stackoverflow.com/q/42590041</text:p>
          </table:table-cell>
        </table:table-row>
        <table:table-row table:style-name="ro1">
          <table:table-cell office:value-type="float" office:value="32143386" calcext:value-type="float">
            <text:p>32143386</text:p>
          </table:table-cell>
          <table:table-cell table:formula="of:=HYPERLINK(COM.MICROSOFT.CONCAT(&quot;https://stackoverflow.com/q/&quot;; [.A139]))" office:value-type="string" office:string-value="https://stackoverflow.com/q/32143386" calcext:value-type="string">
            <text:p>https://stackoverflow.com/q/32143386</text:p>
          </table:table-cell>
        </table:table-row>
        <table:table-row table:style-name="ro1">
          <table:table-cell office:value-type="float" office:value="9825996" calcext:value-type="float">
            <text:p>9825996</text:p>
          </table:table-cell>
          <table:table-cell table:formula="of:=HYPERLINK(COM.MICROSOFT.CONCAT(&quot;https://stackoverflow.com/q/&quot;; [.A140]))" office:value-type="string" office:string-value="https://stackoverflow.com/q/9825996" calcext:value-type="string">
            <text:p>https://stackoverflow.com/q/9825996</text:p>
          </table:table-cell>
        </table:table-row>
        <table:table-row table:style-name="ro1">
          <table:table-cell office:value-type="float" office:value="45133672" calcext:value-type="float">
            <text:p>45133672</text:p>
          </table:table-cell>
          <table:table-cell table:formula="of:=HYPERLINK(COM.MICROSOFT.CONCAT(&quot;https://stackoverflow.com/q/&quot;; [.A141]))" office:value-type="string" office:string-value="https://stackoverflow.com/q/45133672" calcext:value-type="string">
            <text:p>https://stackoverflow.com/q/45133672</text:p>
          </table:table-cell>
        </table:table-row>
        <table:table-row table:style-name="ro1">
          <table:table-cell office:value-type="float" office:value="7767506" calcext:value-type="float">
            <text:p>7767506</text:p>
          </table:table-cell>
          <table:table-cell table:formula="of:=HYPERLINK(COM.MICROSOFT.CONCAT(&quot;https://stackoverflow.com/q/&quot;; [.A142]))" office:value-type="string" office:string-value="https://stackoverflow.com/q/7767506" calcext:value-type="string">
            <text:p>https://stackoverflow.com/q/7767506</text:p>
          </table:table-cell>
        </table:table-row>
        <table:table-row table:style-name="ro1">
          <table:table-cell office:value-type="float" office:value="19507730" calcext:value-type="float">
            <text:p>19507730</text:p>
          </table:table-cell>
          <table:table-cell table:formula="of:=HYPERLINK(COM.MICROSOFT.CONCAT(&quot;https://stackoverflow.com/q/&quot;; [.A143]))" office:value-type="string" office:string-value="https://stackoverflow.com/q/19507730" calcext:value-type="string">
            <text:p>https://stackoverflow.com/q/19507730</text:p>
          </table:table-cell>
        </table:table-row>
        <table:table-row table:style-name="ro1">
          <table:table-cell office:value-type="float" office:value="16182824" calcext:value-type="float">
            <text:p>16182824</text:p>
          </table:table-cell>
          <table:table-cell table:formula="of:=HYPERLINK(COM.MICROSOFT.CONCAT(&quot;https://stackoverflow.com/q/&quot;; [.A144]))" office:value-type="string" office:string-value="https://stackoverflow.com/q/16182824" calcext:value-type="string">
            <text:p>https://stackoverflow.com/q/16182824</text:p>
          </table:table-cell>
        </table:table-row>
        <table:table-row table:style-name="ro1">
          <table:table-cell office:value-type="float" office:value="40087514" calcext:value-type="float">
            <text:p>40087514</text:p>
          </table:table-cell>
          <table:table-cell table:formula="of:=HYPERLINK(COM.MICROSOFT.CONCAT(&quot;https://stackoverflow.com/q/&quot;; [.A145]))" office:value-type="string" office:string-value="https://stackoverflow.com/q/40087514" calcext:value-type="string">
            <text:p>https://stackoverflow.com/q/40087514</text:p>
          </table:table-cell>
        </table:table-row>
        <table:table-row table:style-name="ro1">
          <table:table-cell office:value-type="float" office:value="42932421" calcext:value-type="float">
            <text:p>42932421</text:p>
          </table:table-cell>
          <table:table-cell table:formula="of:=HYPERLINK(COM.MICROSOFT.CONCAT(&quot;https://stackoverflow.com/q/&quot;; [.A146]))" office:value-type="string" office:string-value="https://stackoverflow.com/q/42932421" calcext:value-type="string">
            <text:p>https://stackoverflow.com/q/42932421</text:p>
          </table:table-cell>
        </table:table-row>
        <table:table-row table:style-name="ro1">
          <table:table-cell office:value-type="float" office:value="22541056" calcext:value-type="float">
            <text:p>22541056</text:p>
          </table:table-cell>
          <table:table-cell table:formula="of:=HYPERLINK(COM.MICROSOFT.CONCAT(&quot;https://stackoverflow.com/q/&quot;; [.A147]))" office:value-type="string" office:string-value="https://stackoverflow.com/q/22541056" calcext:value-type="string">
            <text:p>https://stackoverflow.com/q/22541056</text:p>
          </table:table-cell>
        </table:table-row>
        <table:table-row table:style-name="ro1">
          <table:table-cell office:value-type="float" office:value="15623085" calcext:value-type="float">
            <text:p>15623085</text:p>
          </table:table-cell>
          <table:table-cell table:formula="of:=HYPERLINK(COM.MICROSOFT.CONCAT(&quot;https://stackoverflow.com/q/&quot;; [.A148]))" office:value-type="string" office:string-value="https://stackoverflow.com/q/15623085" calcext:value-type="string">
            <text:p>https://stackoverflow.com/q/15623085</text:p>
          </table:table-cell>
        </table:table-row>
        <table:table-row table:style-name="ro1">
          <table:table-cell office:value-type="float" office:value="14522543" calcext:value-type="float">
            <text:p>14522543</text:p>
          </table:table-cell>
          <table:table-cell table:formula="of:=HYPERLINK(COM.MICROSOFT.CONCAT(&quot;https://stackoverflow.com/q/&quot;; [.A149]))" office:value-type="string" office:string-value="https://stackoverflow.com/q/14522543" calcext:value-type="string">
            <text:p>https://stackoverflow.com/q/14522543</text:p>
          </table:table-cell>
        </table:table-row>
        <table:table-row table:style-name="ro1">
          <table:table-cell office:value-type="float" office:value="10491845" calcext:value-type="float">
            <text:p>10491845</text:p>
          </table:table-cell>
          <table:table-cell table:formula="of:=HYPERLINK(COM.MICROSOFT.CONCAT(&quot;https://stackoverflow.com/q/&quot;; [.A150]))" office:value-type="string" office:string-value="https://stackoverflow.com/q/10491845" calcext:value-type="string">
            <text:p>https://stackoverflow.com/q/10491845</text:p>
          </table:table-cell>
        </table:table-row>
        <table:table-row table:style-name="ro1">
          <table:table-cell office:value-type="float" office:value="49175115" calcext:value-type="float">
            <text:p>49175115</text:p>
          </table:table-cell>
          <table:table-cell table:formula="of:=HYPERLINK(COM.MICROSOFT.CONCAT(&quot;https://stackoverflow.com/q/&quot;; [.A151]))" office:value-type="string" office:string-value="https://stackoverflow.com/q/49175115" calcext:value-type="string">
            <text:p>https://stackoverflow.com/q/49175115</text:p>
          </table:table-cell>
        </table:table-row>
        <table:table-row table:style-name="ro1">
          <table:table-cell office:value-type="float" office:value="19609381" calcext:value-type="float">
            <text:p>19609381</text:p>
          </table:table-cell>
          <table:table-cell table:formula="of:=HYPERLINK(COM.MICROSOFT.CONCAT(&quot;https://stackoverflow.com/q/&quot;; [.A152]))" office:value-type="string" office:string-value="https://stackoverflow.com/q/19609381" calcext:value-type="string">
            <text:p>https://stackoverflow.com/q/19609381</text:p>
          </table:table-cell>
        </table:table-row>
        <table:table-row table:style-name="ro1">
          <table:table-cell office:value-type="float" office:value="34902218" calcext:value-type="float">
            <text:p>34902218</text:p>
          </table:table-cell>
          <table:table-cell table:formula="of:=HYPERLINK(COM.MICROSOFT.CONCAT(&quot;https://stackoverflow.com/q/&quot;; [.A153]))" office:value-type="string" office:string-value="https://stackoverflow.com/q/34902218" calcext:value-type="string">
            <text:p>https://stackoverflow.com/q/34902218</text:p>
          </table:table-cell>
        </table:table-row>
        <table:table-row table:style-name="ro1">
          <table:table-cell office:value-type="float" office:value="1178786" calcext:value-type="float">
            <text:p>1178786</text:p>
          </table:table-cell>
          <table:table-cell table:formula="of:=HYPERLINK(COM.MICROSOFT.CONCAT(&quot;https://stackoverflow.com/q/&quot;; [.A154]))" office:value-type="string" office:string-value="https://stackoverflow.com/q/1178786" calcext:value-type="string">
            <text:p>https://stackoverflow.com/q/1178786</text:p>
          </table:table-cell>
        </table:table-row>
        <table:table-row table:style-name="ro1">
          <table:table-cell office:value-type="float" office:value="17653370" calcext:value-type="float">
            <text:p>17653370</text:p>
          </table:table-cell>
          <table:table-cell table:formula="of:=HYPERLINK(COM.MICROSOFT.CONCAT(&quot;https://stackoverflow.com/q/&quot;; [.A155]))" office:value-type="string" office:string-value="https://stackoverflow.com/q/17653370" calcext:value-type="string">
            <text:p>https://stackoverflow.com/q/17653370</text:p>
          </table:table-cell>
        </table:table-row>
        <table:table-row table:style-name="ro1">
          <table:table-cell office:value-type="float" office:value="48743923" calcext:value-type="float">
            <text:p>48743923</text:p>
          </table:table-cell>
          <table:table-cell table:formula="of:=HYPERLINK(COM.MICROSOFT.CONCAT(&quot;https://stackoverflow.com/q/&quot;; [.A156]))" office:value-type="string" office:string-value="https://stackoverflow.com/q/48743923" calcext:value-type="string">
            <text:p>https://stackoverflow.com/q/48743923</text:p>
          </table:table-cell>
        </table:table-row>
        <table:table-row table:style-name="ro1">
          <table:table-cell office:value-type="float" office:value="22906593" calcext:value-type="float">
            <text:p>22906593</text:p>
          </table:table-cell>
          <table:table-cell table:formula="of:=HYPERLINK(COM.MICROSOFT.CONCAT(&quot;https://stackoverflow.com/q/&quot;; [.A157]))" office:value-type="string" office:string-value="https://stackoverflow.com/q/22906593" calcext:value-type="string">
            <text:p>https://stackoverflow.com/q/22906593</text:p>
          </table:table-cell>
        </table:table-row>
        <table:table-row table:style-name="ro1">
          <table:table-cell office:value-type="float" office:value="19356025" calcext:value-type="float">
            <text:p>19356025</text:p>
          </table:table-cell>
          <table:table-cell table:formula="of:=HYPERLINK(COM.MICROSOFT.CONCAT(&quot;https://stackoverflow.com/q/&quot;; [.A158]))" office:value-type="string" office:string-value="https://stackoverflow.com/q/19356025" calcext:value-type="string">
            <text:p>https://stackoverflow.com/q/19356025</text:p>
          </table:table-cell>
        </table:table-row>
        <table:table-row table:style-name="ro1">
          <table:table-cell office:value-type="float" office:value="23753591" calcext:value-type="float">
            <text:p>23753591</text:p>
          </table:table-cell>
          <table:table-cell table:formula="of:=HYPERLINK(COM.MICROSOFT.CONCAT(&quot;https://stackoverflow.com/q/&quot;; [.A159]))" office:value-type="string" office:string-value="https://stackoverflow.com/q/23753591" calcext:value-type="string">
            <text:p>https://stackoverflow.com/q/23753591</text:p>
          </table:table-cell>
        </table:table-row>
        <table:table-row table:style-name="ro1">
          <table:table-cell office:value-type="float" office:value="20968383" calcext:value-type="float">
            <text:p>20968383</text:p>
          </table:table-cell>
          <table:table-cell table:formula="of:=HYPERLINK(COM.MICROSOFT.CONCAT(&quot;https://stackoverflow.com/q/&quot;; [.A160]))" office:value-type="string" office:string-value="https://stackoverflow.com/q/20968383" calcext:value-type="string">
            <text:p>https://stackoverflow.com/q/20968383</text:p>
          </table:table-cell>
        </table:table-row>
        <table:table-row table:style-name="ro1">
          <table:table-cell office:value-type="float" office:value="8903416" calcext:value-type="float">
            <text:p>8903416</text:p>
          </table:table-cell>
          <table:table-cell table:formula="of:=HYPERLINK(COM.MICROSOFT.CONCAT(&quot;https://stackoverflow.com/q/&quot;; [.A161]))" office:value-type="string" office:string-value="https://stackoverflow.com/q/8903416" calcext:value-type="string">
            <text:p>https://stackoverflow.com/q/8903416</text:p>
          </table:table-cell>
        </table:table-row>
        <table:table-row table:style-name="ro1">
          <table:table-cell office:value-type="float" office:value="25488336" calcext:value-type="float">
            <text:p>25488336</text:p>
          </table:table-cell>
          <table:table-cell table:formula="of:=HYPERLINK(COM.MICROSOFT.CONCAT(&quot;https://stackoverflow.com/q/&quot;; [.A162]))" office:value-type="string" office:string-value="https://stackoverflow.com/q/25488336" calcext:value-type="string">
            <text:p>https://stackoverflow.com/q/25488336</text:p>
          </table:table-cell>
        </table:table-row>
        <table:table-row table:style-name="ro1">
          <table:table-cell office:value-type="float" office:value="29866362" calcext:value-type="float">
            <text:p>29866362</text:p>
          </table:table-cell>
          <table:table-cell table:formula="of:=HYPERLINK(COM.MICROSOFT.CONCAT(&quot;https://stackoverflow.com/q/&quot;; [.A163]))" office:value-type="string" office:string-value="https://stackoverflow.com/q/29866362" calcext:value-type="string">
            <text:p>https://stackoverflow.com/q/29866362</text:p>
          </table:table-cell>
        </table:table-row>
        <table:table-row table:style-name="ro1">
          <table:table-cell office:value-type="float" office:value="23834919" calcext:value-type="float">
            <text:p>23834919</text:p>
          </table:table-cell>
          <table:table-cell table:formula="of:=HYPERLINK(COM.MICROSOFT.CONCAT(&quot;https://stackoverflow.com/q/&quot;; [.A164]))" office:value-type="string" office:string-value="https://stackoverflow.com/q/23834919" calcext:value-type="string">
            <text:p>https://stackoverflow.com/q/23834919</text:p>
          </table:table-cell>
        </table:table-row>
        <table:table-row table:style-name="ro1">
          <table:table-cell office:value-type="float" office:value="29092004" calcext:value-type="float">
            <text:p>29092004</text:p>
          </table:table-cell>
          <table:table-cell table:formula="of:=HYPERLINK(COM.MICROSOFT.CONCAT(&quot;https://stackoverflow.com/q/&quot;; [.A165]))" office:value-type="string" office:string-value="https://stackoverflow.com/q/29092004" calcext:value-type="string">
            <text:p>https://stackoverflow.com/q/29092004</text:p>
          </table:table-cell>
        </table:table-row>
        <table:table-row table:style-name="ro1">
          <table:table-cell office:value-type="float" office:value="41664453" calcext:value-type="float">
            <text:p>41664453</text:p>
          </table:table-cell>
          <table:table-cell table:formula="of:=HYPERLINK(COM.MICROSOFT.CONCAT(&quot;https://stackoverflow.com/q/&quot;; [.A166]))" office:value-type="string" office:string-value="https://stackoverflow.com/q/41664453" calcext:value-type="string">
            <text:p>https://stackoverflow.com/q/41664453</text:p>
          </table:table-cell>
        </table:table-row>
        <table:table-row table:style-name="ro1">
          <table:table-cell office:value-type="float" office:value="6629841" calcext:value-type="float">
            <text:p>6629841</text:p>
          </table:table-cell>
          <table:table-cell table:formula="of:=HYPERLINK(COM.MICROSOFT.CONCAT(&quot;https://stackoverflow.com/q/&quot;; [.A167]))" office:value-type="string" office:string-value="https://stackoverflow.com/q/6629841" calcext:value-type="string">
            <text:p>https://stackoverflow.com/q/6629841</text:p>
          </table:table-cell>
        </table:table-row>
        <table:table-row table:style-name="ro1">
          <table:table-cell office:value-type="float" office:value="2372080" calcext:value-type="float">
            <text:p>2372080</text:p>
          </table:table-cell>
          <table:table-cell table:formula="of:=HYPERLINK(COM.MICROSOFT.CONCAT(&quot;https://stackoverflow.com/q/&quot;; [.A168]))" office:value-type="string" office:string-value="https://stackoverflow.com/q/2372080" calcext:value-type="string">
            <text:p>https://stackoverflow.com/q/2372080</text:p>
          </table:table-cell>
        </table:table-row>
        <table:table-row table:style-name="ro1">
          <table:table-cell office:value-type="float" office:value="26166065" calcext:value-type="float">
            <text:p>26166065</text:p>
          </table:table-cell>
          <table:table-cell table:formula="of:=HYPERLINK(COM.MICROSOFT.CONCAT(&quot;https://stackoverflow.com/q/&quot;; [.A169]))" office:value-type="string" office:string-value="https://stackoverflow.com/q/26166065" calcext:value-type="string">
            <text:p>https://stackoverflow.com/q/26166065</text:p>
          </table:table-cell>
        </table:table-row>
        <table:table-row table:style-name="ro1">
          <table:table-cell office:value-type="float" office:value="17803531" calcext:value-type="float">
            <text:p>17803531</text:p>
          </table:table-cell>
          <table:table-cell table:formula="of:=HYPERLINK(COM.MICROSOFT.CONCAT(&quot;https://stackoverflow.com/q/&quot;; [.A170]))" office:value-type="string" office:string-value="https://stackoverflow.com/q/17803531" calcext:value-type="string">
            <text:p>https://stackoverflow.com/q/17803531</text:p>
          </table:table-cell>
        </table:table-row>
        <table:table-row table:style-name="ro1">
          <table:table-cell office:value-type="float" office:value="5174080" calcext:value-type="float">
            <text:p>5174080</text:p>
          </table:table-cell>
          <table:table-cell table:formula="of:=HYPERLINK(COM.MICROSOFT.CONCAT(&quot;https://stackoverflow.com/q/&quot;; [.A171]))" office:value-type="string" office:string-value="https://stackoverflow.com/q/5174080" calcext:value-type="string">
            <text:p>https://stackoverflow.com/q/5174080</text:p>
          </table:table-cell>
        </table:table-row>
        <table:table-row table:style-name="ro1">
          <table:table-cell office:value-type="float" office:value="23247467" calcext:value-type="float">
            <text:p>23247467</text:p>
          </table:table-cell>
          <table:table-cell table:formula="of:=HYPERLINK(COM.MICROSOFT.CONCAT(&quot;https://stackoverflow.com/q/&quot;; [.A172]))" office:value-type="string" office:string-value="https://stackoverflow.com/q/23247467" calcext:value-type="string">
            <text:p>https://stackoverflow.com/q/23247467</text:p>
          </table:table-cell>
        </table:table-row>
        <table:table-row table:style-name="ro1">
          <table:table-cell office:value-type="float" office:value="9452166" calcext:value-type="float">
            <text:p>9452166</text:p>
          </table:table-cell>
          <table:table-cell table:formula="of:=HYPERLINK(COM.MICROSOFT.CONCAT(&quot;https://stackoverflow.com/q/&quot;; [.A173]))" office:value-type="string" office:string-value="https://stackoverflow.com/q/9452166" calcext:value-type="string">
            <text:p>https://stackoverflow.com/q/9452166</text:p>
          </table:table-cell>
        </table:table-row>
        <table:table-row table:style-name="ro1">
          <table:table-cell office:value-type="float" office:value="32577702" calcext:value-type="float">
            <text:p>32577702</text:p>
          </table:table-cell>
          <table:table-cell table:formula="of:=HYPERLINK(COM.MICROSOFT.CONCAT(&quot;https://stackoverflow.com/q/&quot;; [.A174]))" office:value-type="string" office:string-value="https://stackoverflow.com/q/32577702" calcext:value-type="string">
            <text:p>https://stackoverflow.com/q/32577702</text:p>
          </table:table-cell>
        </table:table-row>
        <table:table-row table:style-name="ro1">
          <table:table-cell office:value-type="float" office:value="26692143" calcext:value-type="float">
            <text:p>26692143</text:p>
          </table:table-cell>
          <table:table-cell table:formula="of:=HYPERLINK(COM.MICROSOFT.CONCAT(&quot;https://stackoverflow.com/q/&quot;; [.A175]))" office:value-type="string" office:string-value="https://stackoverflow.com/q/26692143" calcext:value-type="string">
            <text:p>https://stackoverflow.com/q/26692143</text:p>
          </table:table-cell>
        </table:table-row>
        <table:table-row table:style-name="ro1">
          <table:table-cell office:value-type="float" office:value="16366322" calcext:value-type="float">
            <text:p>16366322</text:p>
          </table:table-cell>
          <table:table-cell table:formula="of:=HYPERLINK(COM.MICROSOFT.CONCAT(&quot;https://stackoverflow.com/q/&quot;; [.A176]))" office:value-type="string" office:string-value="https://stackoverflow.com/q/16366322" calcext:value-type="string">
            <text:p>https://stackoverflow.com/q/16366322</text:p>
          </table:table-cell>
        </table:table-row>
        <table:table-row table:style-name="ro1">
          <table:table-cell office:value-type="float" office:value="41123307" calcext:value-type="float">
            <text:p>41123307</text:p>
          </table:table-cell>
          <table:table-cell table:formula="of:=HYPERLINK(COM.MICROSOFT.CONCAT(&quot;https://stackoverflow.com/q/&quot;; [.A177]))" office:value-type="string" office:string-value="https://stackoverflow.com/q/41123307" calcext:value-type="string">
            <text:p>https://stackoverflow.com/q/41123307</text:p>
          </table:table-cell>
        </table:table-row>
        <table:table-row table:style-name="ro1">
          <table:table-cell office:value-type="float" office:value="25852361" calcext:value-type="float">
            <text:p>25852361</text:p>
          </table:table-cell>
          <table:table-cell table:formula="of:=HYPERLINK(COM.MICROSOFT.CONCAT(&quot;https://stackoverflow.com/q/&quot;; [.A178]))" office:value-type="string" office:string-value="https://stackoverflow.com/q/25852361" calcext:value-type="string">
            <text:p>https://stackoverflow.com/q/25852361</text:p>
          </table:table-cell>
        </table:table-row>
        <table:table-row table:style-name="ro1">
          <table:table-cell office:value-type="float" office:value="147100" calcext:value-type="float">
            <text:p>147100</text:p>
          </table:table-cell>
          <table:table-cell table:formula="of:=HYPERLINK(COM.MICROSOFT.CONCAT(&quot;https://stackoverflow.com/q/&quot;; [.A179]))" office:value-type="string" office:string-value="https://stackoverflow.com/q/147100" calcext:value-type="string">
            <text:p>https://stackoverflow.com/q/147100</text:p>
          </table:table-cell>
        </table:table-row>
        <table:table-row table:style-name="ro1">
          <table:table-cell office:value-type="float" office:value="32127040" calcext:value-type="float">
            <text:p>32127040</text:p>
          </table:table-cell>
          <table:table-cell table:formula="of:=HYPERLINK(COM.MICROSOFT.CONCAT(&quot;https://stackoverflow.com/q/&quot;; [.A180]))" office:value-type="string" office:string-value="https://stackoverflow.com/q/32127040" calcext:value-type="string">
            <text:p>https://stackoverflow.com/q/32127040</text:p>
          </table:table-cell>
        </table:table-row>
        <table:table-row table:style-name="ro1">
          <table:table-cell office:value-type="float" office:value="8979619" calcext:value-type="float">
            <text:p>8979619</text:p>
          </table:table-cell>
          <table:table-cell table:formula="of:=HYPERLINK(COM.MICROSOFT.CONCAT(&quot;https://stackoverflow.com/q/&quot;; [.A181]))" office:value-type="string" office:string-value="https://stackoverflow.com/q/8979619" calcext:value-type="string">
            <text:p>https://stackoverflow.com/q/8979619</text:p>
          </table:table-cell>
        </table:table-row>
        <table:table-row table:style-name="ro1">
          <table:table-cell office:value-type="float" office:value="3766341" calcext:value-type="float">
            <text:p>3766341</text:p>
          </table:table-cell>
          <table:table-cell table:formula="of:=HYPERLINK(COM.MICROSOFT.CONCAT(&quot;https://stackoverflow.com/q/&quot;; [.A182]))" office:value-type="string" office:string-value="https://stackoverflow.com/q/3766341" calcext:value-type="string">
            <text:p>https://stackoverflow.com/q/3766341</text:p>
          </table:table-cell>
        </table:table-row>
        <table:table-row table:style-name="ro1">
          <table:table-cell office:value-type="float" office:value="8849303" calcext:value-type="float">
            <text:p>8849303</text:p>
          </table:table-cell>
          <table:table-cell table:formula="of:=HYPERLINK(COM.MICROSOFT.CONCAT(&quot;https://stackoverflow.com/q/&quot;; [.A183]))" office:value-type="string" office:string-value="https://stackoverflow.com/q/8849303" calcext:value-type="string">
            <text:p>https://stackoverflow.com/q/8849303</text:p>
          </table:table-cell>
        </table:table-row>
        <table:table-row table:style-name="ro1">
          <table:table-cell office:value-type="float" office:value="14317650" calcext:value-type="float">
            <text:p>14317650</text:p>
          </table:table-cell>
          <table:table-cell table:formula="of:=HYPERLINK(COM.MICROSOFT.CONCAT(&quot;https://stackoverflow.com/q/&quot;; [.A184]))" office:value-type="string" office:string-value="https://stackoverflow.com/q/14317650" calcext:value-type="string">
            <text:p>https://stackoverflow.com/q/14317650</text:p>
          </table:table-cell>
        </table:table-row>
        <table:table-row table:style-name="ro1">
          <table:table-cell office:value-type="float" office:value="5321861" calcext:value-type="float">
            <text:p>5321861</text:p>
          </table:table-cell>
          <table:table-cell table:formula="of:=HYPERLINK(COM.MICROSOFT.CONCAT(&quot;https://stackoverflow.com/q/&quot;; [.A185]))" office:value-type="string" office:string-value="https://stackoverflow.com/q/5321861" calcext:value-type="string">
            <text:p>https://stackoverflow.com/q/5321861</text:p>
          </table:table-cell>
        </table:table-row>
        <table:table-row table:style-name="ro1">
          <table:table-cell office:value-type="float" office:value="28686092" calcext:value-type="float">
            <text:p>28686092</text:p>
          </table:table-cell>
          <table:table-cell table:formula="of:=HYPERLINK(COM.MICROSOFT.CONCAT(&quot;https://stackoverflow.com/q/&quot;; [.A186]))" office:value-type="string" office:string-value="https://stackoverflow.com/q/28686092" calcext:value-type="string">
            <text:p>https://stackoverflow.com/q/28686092</text:p>
          </table:table-cell>
        </table:table-row>
        <table:table-row table:style-name="ro1">
          <table:table-cell office:value-type="float" office:value="11374969" calcext:value-type="float">
            <text:p>11374969</text:p>
          </table:table-cell>
          <table:table-cell table:formula="of:=HYPERLINK(COM.MICROSOFT.CONCAT(&quot;https://stackoverflow.com/q/&quot;; [.A187]))" office:value-type="string" office:string-value="https://stackoverflow.com/q/11374969" calcext:value-type="string">
            <text:p>https://stackoverflow.com/q/11374969</text:p>
          </table:table-cell>
        </table:table-row>
        <table:table-row table:style-name="ro1">
          <table:table-cell office:value-type="float" office:value="39927333" calcext:value-type="float">
            <text:p>39927333</text:p>
          </table:table-cell>
          <table:table-cell table:formula="of:=HYPERLINK(COM.MICROSOFT.CONCAT(&quot;https://stackoverflow.com/q/&quot;; [.A188]))" office:value-type="string" office:string-value="https://stackoverflow.com/q/39927333" calcext:value-type="string">
            <text:p>https://stackoverflow.com/q/39927333</text:p>
          </table:table-cell>
        </table:table-row>
        <table:table-row table:style-name="ro1">
          <table:table-cell office:value-type="float" office:value="20672921" calcext:value-type="float">
            <text:p>20672921</text:p>
          </table:table-cell>
          <table:table-cell table:formula="of:=HYPERLINK(COM.MICROSOFT.CONCAT(&quot;https://stackoverflow.com/q/&quot;; [.A189]))" office:value-type="string" office:string-value="https://stackoverflow.com/q/20672921" calcext:value-type="string">
            <text:p>https://stackoverflow.com/q/20672921</text:p>
          </table:table-cell>
        </table:table-row>
        <table:table-row table:style-name="ro1">
          <table:table-cell office:value-type="float" office:value="20591140" calcext:value-type="float">
            <text:p>20591140</text:p>
          </table:table-cell>
          <table:table-cell table:formula="of:=HYPERLINK(COM.MICROSOFT.CONCAT(&quot;https://stackoverflow.com/q/&quot;; [.A190]))" office:value-type="string" office:string-value="https://stackoverflow.com/q/20591140" calcext:value-type="string">
            <text:p>https://stackoverflow.com/q/20591140</text:p>
          </table:table-cell>
        </table:table-row>
        <table:table-row table:style-name="ro1">
          <table:table-cell office:value-type="float" office:value="5496541" calcext:value-type="float">
            <text:p>5496541</text:p>
          </table:table-cell>
          <table:table-cell table:formula="of:=HYPERLINK(COM.MICROSOFT.CONCAT(&quot;https://stackoverflow.com/q/&quot;; [.A191]))" office:value-type="string" office:string-value="https://stackoverflow.com/q/5496541" calcext:value-type="string">
            <text:p>https://stackoverflow.com/q/5496541</text:p>
          </table:table-cell>
        </table:table-row>
        <table:table-row table:style-name="ro1">
          <table:table-cell office:value-type="float" office:value="48004641" calcext:value-type="float">
            <text:p>48004641</text:p>
          </table:table-cell>
          <table:table-cell table:formula="of:=HYPERLINK(COM.MICROSOFT.CONCAT(&quot;https://stackoverflow.com/q/&quot;; [.A192]))" office:value-type="string" office:string-value="https://stackoverflow.com/q/48004641" calcext:value-type="string">
            <text:p>https://stackoverflow.com/q/48004641</text:p>
          </table:table-cell>
        </table:table-row>
        <table:table-row table:style-name="ro1">
          <table:table-cell office:value-type="float" office:value="36644616" calcext:value-type="float">
            <text:p>36644616</text:p>
          </table:table-cell>
          <table:table-cell table:formula="of:=HYPERLINK(COM.MICROSOFT.CONCAT(&quot;https://stackoverflow.com/q/&quot;; [.A193]))" office:value-type="string" office:string-value="https://stackoverflow.com/q/36644616" calcext:value-type="string">
            <text:p>https://stackoverflow.com/q/36644616</text:p>
          </table:table-cell>
        </table:table-row>
        <table:table-row table:style-name="ro1">
          <table:table-cell office:value-type="float" office:value="8285226" calcext:value-type="float">
            <text:p>8285226</text:p>
          </table:table-cell>
          <table:table-cell table:formula="of:=HYPERLINK(COM.MICROSOFT.CONCAT(&quot;https://stackoverflow.com/q/&quot;; [.A194]))" office:value-type="string" office:string-value="https://stackoverflow.com/q/8285226" calcext:value-type="string">
            <text:p>https://stackoverflow.com/q/8285226</text:p>
          </table:table-cell>
        </table:table-row>
        <table:table-row table:style-name="ro1">
          <table:table-cell office:value-type="float" office:value="29043941" calcext:value-type="float">
            <text:p>29043941</text:p>
          </table:table-cell>
          <table:table-cell table:formula="of:=HYPERLINK(COM.MICROSOFT.CONCAT(&quot;https://stackoverflow.com/q/&quot;; [.A195]))" office:value-type="string" office:string-value="https://stackoverflow.com/q/29043941" calcext:value-type="string">
            <text:p>https://stackoverflow.com/q/29043941</text:p>
          </table:table-cell>
        </table:table-row>
        <table:table-row table:style-name="ro1">
          <table:table-cell office:value-type="float" office:value="49147767" calcext:value-type="float">
            <text:p>49147767</text:p>
          </table:table-cell>
          <table:table-cell table:formula="of:=HYPERLINK(COM.MICROSOFT.CONCAT(&quot;https://stackoverflow.com/q/&quot;; [.A196]))" office:value-type="string" office:string-value="https://stackoverflow.com/q/49147767" calcext:value-type="string">
            <text:p>https://stackoverflow.com/q/49147767</text:p>
          </table:table-cell>
        </table:table-row>
        <table:table-row table:style-name="ro1">
          <table:table-cell office:value-type="float" office:value="42319885" calcext:value-type="float">
            <text:p>42319885</text:p>
          </table:table-cell>
          <table:table-cell table:formula="of:=HYPERLINK(COM.MICROSOFT.CONCAT(&quot;https://stackoverflow.com/q/&quot;; [.A197]))" office:value-type="string" office:string-value="https://stackoverflow.com/q/42319885" calcext:value-type="string">
            <text:p>https://stackoverflow.com/q/42319885</text:p>
          </table:table-cell>
        </table:table-row>
        <table:table-row table:style-name="ro1">
          <table:table-cell office:value-type="float" office:value="46229497" calcext:value-type="float">
            <text:p>46229497</text:p>
          </table:table-cell>
          <table:table-cell table:formula="of:=HYPERLINK(COM.MICROSOFT.CONCAT(&quot;https://stackoverflow.com/q/&quot;; [.A198]))" office:value-type="string" office:string-value="https://stackoverflow.com/q/46229497" calcext:value-type="string">
            <text:p>https://stackoverflow.com/q/46229497</text:p>
          </table:table-cell>
        </table:table-row>
        <table:table-row table:style-name="ro1">
          <table:table-cell office:value-type="float" office:value="2750637" calcext:value-type="float">
            <text:p>2750637</text:p>
          </table:table-cell>
          <table:table-cell table:formula="of:=HYPERLINK(COM.MICROSOFT.CONCAT(&quot;https://stackoverflow.com/q/&quot;; [.A199]))" office:value-type="string" office:string-value="https://stackoverflow.com/q/2750637" calcext:value-type="string">
            <text:p>https://stackoverflow.com/q/2750637</text:p>
          </table:table-cell>
        </table:table-row>
        <table:table-row table:style-name="ro1">
          <table:table-cell office:value-type="float" office:value="35974032" calcext:value-type="float">
            <text:p>35974032</text:p>
          </table:table-cell>
          <table:table-cell table:formula="of:=HYPERLINK(COM.MICROSOFT.CONCAT(&quot;https://stackoverflow.com/q/&quot;; [.A200]))" office:value-type="string" office:string-value="https://stackoverflow.com/q/35974032" calcext:value-type="string">
            <text:p>https://stackoverflow.com/q/35974032</text:p>
          </table:table-cell>
        </table:table-row>
        <table:table-row table:style-name="ro1">
          <table:table-cell office:value-type="float" office:value="14433855" calcext:value-type="float">
            <text:p>14433855</text:p>
          </table:table-cell>
          <table:table-cell table:formula="of:=HYPERLINK(COM.MICROSOFT.CONCAT(&quot;https://stackoverflow.com/q/&quot;; [.A201]))" office:value-type="string" office:string-value="https://stackoverflow.com/q/14433855" calcext:value-type="string">
            <text:p>https://stackoverflow.com/q/14433855</text:p>
          </table:table-cell>
        </table:table-row>
        <table:table-row table:style-name="ro1">
          <table:table-cell office:value-type="float" office:value="32801055" calcext:value-type="float">
            <text:p>32801055</text:p>
          </table:table-cell>
          <table:table-cell table:formula="of:=HYPERLINK(COM.MICROSOFT.CONCAT(&quot;https://stackoverflow.com/q/&quot;; [.A202]))" office:value-type="string" office:string-value="https://stackoverflow.com/q/32801055" calcext:value-type="string">
            <text:p>https://stackoverflow.com/q/32801055</text:p>
          </table:table-cell>
        </table:table-row>
        <table:table-row table:style-name="ro1">
          <table:table-cell office:value-type="float" office:value="14051807" calcext:value-type="float">
            <text:p>14051807</text:p>
          </table:table-cell>
          <table:table-cell table:formula="of:=HYPERLINK(COM.MICROSOFT.CONCAT(&quot;https://stackoverflow.com/q/&quot;; [.A203]))" office:value-type="string" office:string-value="https://stackoverflow.com/q/14051807" calcext:value-type="string">
            <text:p>https://stackoverflow.com/q/14051807</text:p>
          </table:table-cell>
        </table:table-row>
        <table:table-row table:style-name="ro1">
          <table:table-cell office:value-type="float" office:value="28394350" calcext:value-type="float">
            <text:p>28394350</text:p>
          </table:table-cell>
          <table:table-cell table:formula="of:=HYPERLINK(COM.MICROSOFT.CONCAT(&quot;https://stackoverflow.com/q/&quot;; [.A204]))" office:value-type="string" office:string-value="https://stackoverflow.com/q/28394350" calcext:value-type="string">
            <text:p>https://stackoverflow.com/q/28394350</text:p>
          </table:table-cell>
        </table:table-row>
        <table:table-row table:style-name="ro1">
          <table:table-cell office:value-type="float" office:value="29646067" calcext:value-type="float">
            <text:p>29646067</text:p>
          </table:table-cell>
          <table:table-cell table:formula="of:=HYPERLINK(COM.MICROSOFT.CONCAT(&quot;https://stackoverflow.com/q/&quot;; [.A205]))" office:value-type="string" office:string-value="https://stackoverflow.com/q/29646067" calcext:value-type="string">
            <text:p>https://stackoverflow.com/q/29646067</text:p>
          </table:table-cell>
        </table:table-row>
        <table:table-row table:style-name="ro1">
          <table:table-cell office:value-type="float" office:value="38802774" calcext:value-type="float">
            <text:p>38802774</text:p>
          </table:table-cell>
          <table:table-cell table:formula="of:=HYPERLINK(COM.MICROSOFT.CONCAT(&quot;https://stackoverflow.com/q/&quot;; [.A206]))" office:value-type="string" office:string-value="https://stackoverflow.com/q/38802774" calcext:value-type="string">
            <text:p>https://stackoverflow.com/q/38802774</text:p>
          </table:table-cell>
        </table:table-row>
        <table:table-row table:style-name="ro1">
          <table:table-cell office:value-type="float" office:value="48056831" calcext:value-type="float">
            <text:p>48056831</text:p>
          </table:table-cell>
          <table:table-cell table:formula="of:=HYPERLINK(COM.MICROSOFT.CONCAT(&quot;https://stackoverflow.com/q/&quot;; [.A207]))" office:value-type="string" office:string-value="https://stackoverflow.com/q/48056831" calcext:value-type="string">
            <text:p>https://stackoverflow.com/q/48056831</text:p>
          </table:table-cell>
        </table:table-row>
        <table:table-row table:style-name="ro1">
          <table:table-cell office:value-type="float" office:value="48992476" calcext:value-type="float">
            <text:p>48992476</text:p>
          </table:table-cell>
          <table:table-cell table:formula="of:=HYPERLINK(COM.MICROSOFT.CONCAT(&quot;https://stackoverflow.com/q/&quot;; [.A208]))" office:value-type="string" office:string-value="https://stackoverflow.com/q/48992476" calcext:value-type="string">
            <text:p>https://stackoverflow.com/q/48992476</text:p>
          </table:table-cell>
        </table:table-row>
        <table:table-row table:style-name="ro1">
          <table:table-cell office:value-type="float" office:value="11475081" calcext:value-type="float">
            <text:p>11475081</text:p>
          </table:table-cell>
          <table:table-cell table:formula="of:=HYPERLINK(COM.MICROSOFT.CONCAT(&quot;https://stackoverflow.com/q/&quot;; [.A209]))" office:value-type="string" office:string-value="https://stackoverflow.com/q/11475081" calcext:value-type="string">
            <text:p>https://stackoverflow.com/q/11475081</text:p>
          </table:table-cell>
        </table:table-row>
        <table:table-row table:style-name="ro1">
          <table:table-cell office:value-type="float" office:value="42627548" calcext:value-type="float">
            <text:p>42627548</text:p>
          </table:table-cell>
          <table:table-cell table:formula="of:=HYPERLINK(COM.MICROSOFT.CONCAT(&quot;https://stackoverflow.com/q/&quot;; [.A210]))" office:value-type="string" office:string-value="https://stackoverflow.com/q/42627548" calcext:value-type="string">
            <text:p>https://stackoverflow.com/q/42627548</text:p>
          </table:table-cell>
        </table:table-row>
        <table:table-row table:style-name="ro1">
          <table:table-cell office:value-type="float" office:value="23945384" calcext:value-type="float">
            <text:p>23945384</text:p>
          </table:table-cell>
          <table:table-cell table:formula="of:=HYPERLINK(COM.MICROSOFT.CONCAT(&quot;https://stackoverflow.com/q/&quot;; [.A211]))" office:value-type="string" office:string-value="https://stackoverflow.com/q/23945384" calcext:value-type="string">
            <text:p>https://stackoverflow.com/q/23945384</text:p>
          </table:table-cell>
        </table:table-row>
        <table:table-row table:style-name="ro1">
          <table:table-cell office:value-type="float" office:value="13027261" calcext:value-type="float">
            <text:p>13027261</text:p>
          </table:table-cell>
          <table:table-cell table:formula="of:=HYPERLINK(COM.MICROSOFT.CONCAT(&quot;https://stackoverflow.com/q/&quot;; [.A212]))" office:value-type="string" office:string-value="https://stackoverflow.com/q/13027261" calcext:value-type="string">
            <text:p>https://stackoverflow.com/q/13027261</text:p>
          </table:table-cell>
        </table:table-row>
        <table:table-row table:style-name="ro1">
          <table:table-cell office:value-type="float" office:value="41728713" calcext:value-type="float">
            <text:p>41728713</text:p>
          </table:table-cell>
          <table:table-cell table:formula="of:=HYPERLINK(COM.MICROSOFT.CONCAT(&quot;https://stackoverflow.com/q/&quot;; [.A213]))" office:value-type="string" office:string-value="https://stackoverflow.com/q/41728713" calcext:value-type="string">
            <text:p>https://stackoverflow.com/q/41728713</text:p>
          </table:table-cell>
        </table:table-row>
        <table:table-row table:style-name="ro1">
          <table:table-cell office:value-type="float" office:value="39340683" calcext:value-type="float">
            <text:p>39340683</text:p>
          </table:table-cell>
          <table:table-cell table:formula="of:=HYPERLINK(COM.MICROSOFT.CONCAT(&quot;https://stackoverflow.com/q/&quot;; [.A214]))" office:value-type="string" office:string-value="https://stackoverflow.com/q/39340683" calcext:value-type="string">
            <text:p>https://stackoverflow.com/q/39340683</text:p>
          </table:table-cell>
        </table:table-row>
        <table:table-row table:style-name="ro1">
          <table:table-cell office:value-type="float" office:value="15613722" calcext:value-type="float">
            <text:p>15613722</text:p>
          </table:table-cell>
          <table:table-cell table:formula="of:=HYPERLINK(COM.MICROSOFT.CONCAT(&quot;https://stackoverflow.com/q/&quot;; [.A215]))" office:value-type="string" office:string-value="https://stackoverflow.com/q/15613722" calcext:value-type="string">
            <text:p>https://stackoverflow.com/q/15613722</text:p>
          </table:table-cell>
        </table:table-row>
        <table:table-row table:style-name="ro1">
          <table:table-cell office:value-type="float" office:value="43415185" calcext:value-type="float">
            <text:p>43415185</text:p>
          </table:table-cell>
          <table:table-cell table:formula="of:=HYPERLINK(COM.MICROSOFT.CONCAT(&quot;https://stackoverflow.com/q/&quot;; [.A216]))" office:value-type="string" office:string-value="https://stackoverflow.com/q/43415185" calcext:value-type="string">
            <text:p>https://stackoverflow.com/q/43415185</text:p>
          </table:table-cell>
        </table:table-row>
        <table:table-row table:style-name="ro1">
          <table:table-cell office:value-type="float" office:value="26823148" calcext:value-type="float">
            <text:p>26823148</text:p>
          </table:table-cell>
          <table:table-cell table:formula="of:=HYPERLINK(COM.MICROSOFT.CONCAT(&quot;https://stackoverflow.com/q/&quot;; [.A217]))" office:value-type="string" office:string-value="https://stackoverflow.com/q/26823148" calcext:value-type="string">
            <text:p>https://stackoverflow.com/q/26823148</text:p>
          </table:table-cell>
        </table:table-row>
        <table:table-row table:style-name="ro1">
          <table:table-cell office:value-type="float" office:value="1487724" calcext:value-type="float">
            <text:p>1487724</text:p>
          </table:table-cell>
          <table:table-cell table:formula="of:=HYPERLINK(COM.MICROSOFT.CONCAT(&quot;https://stackoverflow.com/q/&quot;; [.A218]))" office:value-type="string" office:string-value="https://stackoverflow.com/q/1487724" calcext:value-type="string">
            <text:p>https://stackoverflow.com/q/1487724</text:p>
          </table:table-cell>
        </table:table-row>
        <table:table-row table:style-name="ro1">
          <table:table-cell office:value-type="float" office:value="46307741" calcext:value-type="float">
            <text:p>46307741</text:p>
          </table:table-cell>
          <table:table-cell table:formula="of:=HYPERLINK(COM.MICROSOFT.CONCAT(&quot;https://stackoverflow.com/q/&quot;; [.A219]))" office:value-type="string" office:string-value="https://stackoverflow.com/q/46307741" calcext:value-type="string">
            <text:p>https://stackoverflow.com/q/46307741</text:p>
          </table:table-cell>
        </table:table-row>
        <table:table-row table:style-name="ro1">
          <table:table-cell office:value-type="float" office:value="16770319" calcext:value-type="float">
            <text:p>16770319</text:p>
          </table:table-cell>
          <table:table-cell table:formula="of:=HYPERLINK(COM.MICROSOFT.CONCAT(&quot;https://stackoverflow.com/q/&quot;; [.A220]))" office:value-type="string" office:string-value="https://stackoverflow.com/q/16770319" calcext:value-type="string">
            <text:p>https://stackoverflow.com/q/16770319</text:p>
          </table:table-cell>
        </table:table-row>
        <table:table-row table:style-name="ro1">
          <table:table-cell office:value-type="float" office:value="42358802" calcext:value-type="float">
            <text:p>42358802</text:p>
          </table:table-cell>
          <table:table-cell table:formula="of:=HYPERLINK(COM.MICROSOFT.CONCAT(&quot;https://stackoverflow.com/q/&quot;; [.A221]))" office:value-type="string" office:string-value="https://stackoverflow.com/q/42358802" calcext:value-type="string">
            <text:p>https://stackoverflow.com/q/42358802</text:p>
          </table:table-cell>
        </table:table-row>
        <table:table-row table:style-name="ro1">
          <table:table-cell office:value-type="float" office:value="26939712" calcext:value-type="float">
            <text:p>26939712</text:p>
          </table:table-cell>
          <table:table-cell table:formula="of:=HYPERLINK(COM.MICROSOFT.CONCAT(&quot;https://stackoverflow.com/q/&quot;; [.A222]))" office:value-type="string" office:string-value="https://stackoverflow.com/q/26939712" calcext:value-type="string">
            <text:p>https://stackoverflow.com/q/26939712</text:p>
          </table:table-cell>
        </table:table-row>
        <table:table-row table:style-name="ro1">
          <table:table-cell office:value-type="float" office:value="11945478" calcext:value-type="float">
            <text:p>11945478</text:p>
          </table:table-cell>
          <table:table-cell table:formula="of:=HYPERLINK(COM.MICROSOFT.CONCAT(&quot;https://stackoverflow.com/q/&quot;; [.A223]))" office:value-type="string" office:string-value="https://stackoverflow.com/q/11945478" calcext:value-type="string">
            <text:p>https://stackoverflow.com/q/11945478</text:p>
          </table:table-cell>
        </table:table-row>
        <table:table-row table:style-name="ro1">
          <table:table-cell office:value-type="float" office:value="35853650" calcext:value-type="float">
            <text:p>35853650</text:p>
          </table:table-cell>
          <table:table-cell table:formula="of:=HYPERLINK(COM.MICROSOFT.CONCAT(&quot;https://stackoverflow.com/q/&quot;; [.A224]))" office:value-type="string" office:string-value="https://stackoverflow.com/q/35853650" calcext:value-type="string">
            <text:p>https://stackoverflow.com/q/35853650</text:p>
          </table:table-cell>
        </table:table-row>
        <table:table-row table:style-name="ro1">
          <table:table-cell office:value-type="float" office:value="14789961" calcext:value-type="float">
            <text:p>14789961</text:p>
          </table:table-cell>
          <table:table-cell table:formula="of:=HYPERLINK(COM.MICROSOFT.CONCAT(&quot;https://stackoverflow.com/q/&quot;; [.A225]))" office:value-type="string" office:string-value="https://stackoverflow.com/q/14789961" calcext:value-type="string">
            <text:p>https://stackoverflow.com/q/14789961</text:p>
          </table:table-cell>
        </table:table-row>
        <table:table-row table:style-name="ro1">
          <table:table-cell office:value-type="float" office:value="15193539" calcext:value-type="float">
            <text:p>15193539</text:p>
          </table:table-cell>
          <table:table-cell table:formula="of:=HYPERLINK(COM.MICROSOFT.CONCAT(&quot;https://stackoverflow.com/q/&quot;; [.A226]))" office:value-type="string" office:string-value="https://stackoverflow.com/q/15193539" calcext:value-type="string">
            <text:p>https://stackoverflow.com/q/15193539</text:p>
          </table:table-cell>
        </table:table-row>
        <table:table-row table:style-name="ro1">
          <table:table-cell office:value-type="float" office:value="29869928" calcext:value-type="float">
            <text:p>29869928</text:p>
          </table:table-cell>
          <table:table-cell table:formula="of:=HYPERLINK(COM.MICROSOFT.CONCAT(&quot;https://stackoverflow.com/q/&quot;; [.A227]))" office:value-type="string" office:string-value="https://stackoverflow.com/q/29869928" calcext:value-type="string">
            <text:p>https://stackoverflow.com/q/29869928</text:p>
          </table:table-cell>
        </table:table-row>
        <table:table-row table:style-name="ro1">
          <table:table-cell office:value-type="float" office:value="38800024" calcext:value-type="float">
            <text:p>38800024</text:p>
          </table:table-cell>
          <table:table-cell table:formula="of:=HYPERLINK(COM.MICROSOFT.CONCAT(&quot;https://stackoverflow.com/q/&quot;; [.A228]))" office:value-type="string" office:string-value="https://stackoverflow.com/q/38800024" calcext:value-type="string">
            <text:p>https://stackoverflow.com/q/38800024</text:p>
          </table:table-cell>
        </table:table-row>
        <table:table-row table:style-name="ro1">
          <table:table-cell office:value-type="float" office:value="35879374" calcext:value-type="float">
            <text:p>35879374</text:p>
          </table:table-cell>
          <table:table-cell table:formula="of:=HYPERLINK(COM.MICROSOFT.CONCAT(&quot;https://stackoverflow.com/q/&quot;; [.A229]))" office:value-type="string" office:string-value="https://stackoverflow.com/q/35879374" calcext:value-type="string">
            <text:p>https://stackoverflow.com/q/35879374</text:p>
          </table:table-cell>
        </table:table-row>
        <table:table-row table:style-name="ro1">
          <table:table-cell office:value-type="float" office:value="46726244" calcext:value-type="float">
            <text:p>46726244</text:p>
          </table:table-cell>
          <table:table-cell table:formula="of:=HYPERLINK(COM.MICROSOFT.CONCAT(&quot;https://stackoverflow.com/q/&quot;; [.A230]))" office:value-type="string" office:string-value="https://stackoverflow.com/q/46726244" calcext:value-type="string">
            <text:p>https://stackoverflow.com/q/46726244</text:p>
          </table:table-cell>
        </table:table-row>
        <table:table-row table:style-name="ro1">
          <table:table-cell office:value-type="float" office:value="30651879" calcext:value-type="float">
            <text:p>30651879</text:p>
          </table:table-cell>
          <table:table-cell table:formula="of:=HYPERLINK(COM.MICROSOFT.CONCAT(&quot;https://stackoverflow.com/q/&quot;; [.A231]))" office:value-type="string" office:string-value="https://stackoverflow.com/q/30651879" calcext:value-type="string">
            <text:p>https://stackoverflow.com/q/30651879</text:p>
          </table:table-cell>
        </table:table-row>
        <table:table-row table:style-name="ro1">
          <table:table-cell office:value-type="float" office:value="5008965" calcext:value-type="float">
            <text:p>5008965</text:p>
          </table:table-cell>
          <table:table-cell table:formula="of:=HYPERLINK(COM.MICROSOFT.CONCAT(&quot;https://stackoverflow.com/q/&quot;; [.A232]))" office:value-type="string" office:string-value="https://stackoverflow.com/q/5008965" calcext:value-type="string">
            <text:p>https://stackoverflow.com/q/5008965</text:p>
          </table:table-cell>
        </table:table-row>
        <table:table-row table:style-name="ro1">
          <table:table-cell office:value-type="float" office:value="14611384" calcext:value-type="float">
            <text:p>14611384</text:p>
          </table:table-cell>
          <table:table-cell table:formula="of:=HYPERLINK(COM.MICROSOFT.CONCAT(&quot;https://stackoverflow.com/q/&quot;; [.A233]))" office:value-type="string" office:string-value="https://stackoverflow.com/q/14611384" calcext:value-type="string">
            <text:p>https://stackoverflow.com/q/14611384</text:p>
          </table:table-cell>
        </table:table-row>
        <table:table-row table:style-name="ro1">
          <table:table-cell office:value-type="float" office:value="41842577" calcext:value-type="float">
            <text:p>41842577</text:p>
          </table:table-cell>
          <table:table-cell table:formula="of:=HYPERLINK(COM.MICROSOFT.CONCAT(&quot;https://stackoverflow.com/q/&quot;; [.A234]))" office:value-type="string" office:string-value="https://stackoverflow.com/q/41842577" calcext:value-type="string">
            <text:p>https://stackoverflow.com/q/41842577</text:p>
          </table:table-cell>
        </table:table-row>
        <table:table-row table:style-name="ro1">
          <table:table-cell office:value-type="float" office:value="10281787" calcext:value-type="float">
            <text:p>10281787</text:p>
          </table:table-cell>
          <table:table-cell table:formula="of:=HYPERLINK(COM.MICROSOFT.CONCAT(&quot;https://stackoverflow.com/q/&quot;; [.A235]))" office:value-type="string" office:string-value="https://stackoverflow.com/q/10281787" calcext:value-type="string">
            <text:p>https://stackoverflow.com/q/10281787</text:p>
          </table:table-cell>
        </table:table-row>
        <table:table-row table:style-name="ro1">
          <table:table-cell office:value-type="float" office:value="35040745" calcext:value-type="float">
            <text:p>35040745</text:p>
          </table:table-cell>
          <table:table-cell table:formula="of:=HYPERLINK(COM.MICROSOFT.CONCAT(&quot;https://stackoverflow.com/q/&quot;; [.A236]))" office:value-type="string" office:string-value="https://stackoverflow.com/q/35040745" calcext:value-type="string">
            <text:p>https://stackoverflow.com/q/35040745</text:p>
          </table:table-cell>
        </table:table-row>
        <table:table-row table:style-name="ro1">
          <table:table-cell office:value-type="float" office:value="6385609" calcext:value-type="float">
            <text:p>6385609</text:p>
          </table:table-cell>
          <table:table-cell table:formula="of:=HYPERLINK(COM.MICROSOFT.CONCAT(&quot;https://stackoverflow.com/q/&quot;; [.A237]))" office:value-type="string" office:string-value="https://stackoverflow.com/q/6385609" calcext:value-type="string">
            <text:p>https://stackoverflow.com/q/6385609</text:p>
          </table:table-cell>
        </table:table-row>
        <table:table-row table:style-name="ro1">
          <table:table-cell office:value-type="float" office:value="31124929" calcext:value-type="float">
            <text:p>31124929</text:p>
          </table:table-cell>
          <table:table-cell table:formula="of:=HYPERLINK(COM.MICROSOFT.CONCAT(&quot;https://stackoverflow.com/q/&quot;; [.A238]))" office:value-type="string" office:string-value="https://stackoverflow.com/q/31124929" calcext:value-type="string">
            <text:p>https://stackoverflow.com/q/31124929</text:p>
          </table:table-cell>
        </table:table-row>
        <table:table-row table:style-name="ro1">
          <table:table-cell office:value-type="float" office:value="43550198" calcext:value-type="float">
            <text:p>43550198</text:p>
          </table:table-cell>
          <table:table-cell table:formula="of:=HYPERLINK(COM.MICROSOFT.CONCAT(&quot;https://stackoverflow.com/q/&quot;; [.A239]))" office:value-type="string" office:string-value="https://stackoverflow.com/q/43550198" calcext:value-type="string">
            <text:p>https://stackoverflow.com/q/43550198</text:p>
          </table:table-cell>
        </table:table-row>
        <table:table-row table:style-name="ro1">
          <table:table-cell office:value-type="float" office:value="37131344" calcext:value-type="float">
            <text:p>37131344</text:p>
          </table:table-cell>
          <table:table-cell table:formula="of:=HYPERLINK(COM.MICROSOFT.CONCAT(&quot;https://stackoverflow.com/q/&quot;; [.A240]))" office:value-type="string" office:string-value="https://stackoverflow.com/q/37131344" calcext:value-type="string">
            <text:p>https://stackoverflow.com/q/37131344</text:p>
          </table:table-cell>
        </table:table-row>
        <table:table-row table:style-name="ro1">
          <table:table-cell office:value-type="float" office:value="28103462" calcext:value-type="float">
            <text:p>28103462</text:p>
          </table:table-cell>
          <table:table-cell table:formula="of:=HYPERLINK(COM.MICROSOFT.CONCAT(&quot;https://stackoverflow.com/q/&quot;; [.A241]))" office:value-type="string" office:string-value="https://stackoverflow.com/q/28103462" calcext:value-type="string">
            <text:p>https://stackoverflow.com/q/28103462</text:p>
          </table:table-cell>
        </table:table-row>
        <table:table-row table:style-name="ro1">
          <table:table-cell office:value-type="float" office:value="9018117" calcext:value-type="float">
            <text:p>9018117</text:p>
          </table:table-cell>
          <table:table-cell table:formula="of:=HYPERLINK(COM.MICROSOFT.CONCAT(&quot;https://stackoverflow.com/q/&quot;; [.A242]))" office:value-type="string" office:string-value="https://stackoverflow.com/q/9018117" calcext:value-type="string">
            <text:p>https://stackoverflow.com/q/9018117</text:p>
          </table:table-cell>
        </table:table-row>
        <table:table-row table:style-name="ro1">
          <table:table-cell office:value-type="float" office:value="29700485" calcext:value-type="float">
            <text:p>29700485</text:p>
          </table:table-cell>
          <table:table-cell table:formula="of:=HYPERLINK(COM.MICROSOFT.CONCAT(&quot;https://stackoverflow.com/q/&quot;; [.A243]))" office:value-type="string" office:string-value="https://stackoverflow.com/q/29700485" calcext:value-type="string">
            <text:p>https://stackoverflow.com/q/29700485</text:p>
          </table:table-cell>
        </table:table-row>
        <table:table-row table:style-name="ro1">
          <table:table-cell office:value-type="float" office:value="13510975" calcext:value-type="float">
            <text:p>13510975</text:p>
          </table:table-cell>
          <table:table-cell table:formula="of:=HYPERLINK(COM.MICROSOFT.CONCAT(&quot;https://stackoverflow.com/q/&quot;; [.A244]))" office:value-type="string" office:string-value="https://stackoverflow.com/q/13510975" calcext:value-type="string">
            <text:p>https://stackoverflow.com/q/13510975</text:p>
          </table:table-cell>
        </table:table-row>
        <table:table-row table:style-name="ro1">
          <table:table-cell office:value-type="float" office:value="15625341" calcext:value-type="float">
            <text:p>15625341</text:p>
          </table:table-cell>
          <table:table-cell table:formula="of:=HYPERLINK(COM.MICROSOFT.CONCAT(&quot;https://stackoverflow.com/q/&quot;; [.A245]))" office:value-type="string" office:string-value="https://stackoverflow.com/q/15625341" calcext:value-type="string">
            <text:p>https://stackoverflow.com/q/15625341</text:p>
          </table:table-cell>
        </table:table-row>
        <table:table-row table:style-name="ro1">
          <table:table-cell office:value-type="float" office:value="40237487" calcext:value-type="float">
            <text:p>40237487</text:p>
          </table:table-cell>
          <table:table-cell table:formula="of:=HYPERLINK(COM.MICROSOFT.CONCAT(&quot;https://stackoverflow.com/q/&quot;; [.A246]))" office:value-type="string" office:string-value="https://stackoverflow.com/q/40237487" calcext:value-type="string">
            <text:p>https://stackoverflow.com/q/40237487</text:p>
          </table:table-cell>
        </table:table-row>
        <table:table-row table:style-name="ro1">
          <table:table-cell office:value-type="float" office:value="24590458" calcext:value-type="float">
            <text:p>24590458</text:p>
          </table:table-cell>
          <table:table-cell table:formula="of:=HYPERLINK(COM.MICROSOFT.CONCAT(&quot;https://stackoverflow.com/q/&quot;; [.A247]))" office:value-type="string" office:string-value="https://stackoverflow.com/q/24590458" calcext:value-type="string">
            <text:p>https://stackoverflow.com/q/24590458</text:p>
          </table:table-cell>
        </table:table-row>
        <table:table-row table:style-name="ro1">
          <table:table-cell office:value-type="float" office:value="43329713" calcext:value-type="float">
            <text:p>43329713</text:p>
          </table:table-cell>
          <table:table-cell table:formula="of:=HYPERLINK(COM.MICROSOFT.CONCAT(&quot;https://stackoverflow.com/q/&quot;; [.A248]))" office:value-type="string" office:string-value="https://stackoverflow.com/q/43329713" calcext:value-type="string">
            <text:p>https://stackoverflow.com/q/43329713</text:p>
          </table:table-cell>
        </table:table-row>
        <table:table-row table:style-name="ro1">
          <table:table-cell office:value-type="float" office:value="7570126" calcext:value-type="float">
            <text:p>7570126</text:p>
          </table:table-cell>
          <table:table-cell table:formula="of:=HYPERLINK(COM.MICROSOFT.CONCAT(&quot;https://stackoverflow.com/q/&quot;; [.A249]))" office:value-type="string" office:string-value="https://stackoverflow.com/q/7570126" calcext:value-type="string">
            <text:p>https://stackoverflow.com/q/7570126</text:p>
          </table:table-cell>
        </table:table-row>
        <table:table-row table:style-name="ro1">
          <table:table-cell office:value-type="float" office:value="18229075" calcext:value-type="float">
            <text:p>18229075</text:p>
          </table:table-cell>
          <table:table-cell table:formula="of:=HYPERLINK(COM.MICROSOFT.CONCAT(&quot;https://stackoverflow.com/q/&quot;; [.A250]))" office:value-type="string" office:string-value="https://stackoverflow.com/q/18229075" calcext:value-type="string">
            <text:p>https://stackoverflow.com/q/18229075</text:p>
          </table:table-cell>
        </table:table-row>
        <table:table-row table:style-name="ro1">
          <table:table-cell office:value-type="float" office:value="14551648" calcext:value-type="float">
            <text:p>14551648</text:p>
          </table:table-cell>
          <table:table-cell table:formula="of:=HYPERLINK(COM.MICROSOFT.CONCAT(&quot;https://stackoverflow.com/q/&quot;; [.A251]))" office:value-type="string" office:string-value="https://stackoverflow.com/q/14551648" calcext:value-type="string">
            <text:p>https://stackoverflow.com/q/14551648</text:p>
          </table:table-cell>
        </table:table-row>
        <table:table-row table:style-name="ro1">
          <table:table-cell office:value-type="float" office:value="28752077" calcext:value-type="float">
            <text:p>28752077</text:p>
          </table:table-cell>
          <table:table-cell table:formula="of:=HYPERLINK(COM.MICROSOFT.CONCAT(&quot;https://stackoverflow.com/q/&quot;; [.A252]))" office:value-type="string" office:string-value="https://stackoverflow.com/q/28752077" calcext:value-type="string">
            <text:p>https://stackoverflow.com/q/28752077</text:p>
          </table:table-cell>
        </table:table-row>
        <table:table-row table:style-name="ro1">
          <table:table-cell office:value-type="float" office:value="3175341" calcext:value-type="float">
            <text:p>3175341</text:p>
          </table:table-cell>
          <table:table-cell table:formula="of:=HYPERLINK(COM.MICROSOFT.CONCAT(&quot;https://stackoverflow.com/q/&quot;; [.A253]))" office:value-type="string" office:string-value="https://stackoverflow.com/q/3175341" calcext:value-type="string">
            <text:p>https://stackoverflow.com/q/3175341</text:p>
          </table:table-cell>
        </table:table-row>
        <table:table-row table:style-name="ro1">
          <table:table-cell office:value-type="float" office:value="38289842" calcext:value-type="float">
            <text:p>38289842</text:p>
          </table:table-cell>
          <table:table-cell table:formula="of:=HYPERLINK(COM.MICROSOFT.CONCAT(&quot;https://stackoverflow.com/q/&quot;; [.A254]))" office:value-type="string" office:string-value="https://stackoverflow.com/q/38289842" calcext:value-type="string">
            <text:p>https://stackoverflow.com/q/38289842</text:p>
          </table:table-cell>
        </table:table-row>
        <table:table-row table:style-name="ro1">
          <table:table-cell office:value-type="float" office:value="12829904" calcext:value-type="float">
            <text:p>12829904</text:p>
          </table:table-cell>
          <table:table-cell table:formula="of:=HYPERLINK(COM.MICROSOFT.CONCAT(&quot;https://stackoverflow.com/q/&quot;; [.A255]))" office:value-type="string" office:string-value="https://stackoverflow.com/q/12829904" calcext:value-type="string">
            <text:p>https://stackoverflow.com/q/12829904</text:p>
          </table:table-cell>
        </table:table-row>
        <table:table-row table:style-name="ro1">
          <table:table-cell office:value-type="float" office:value="40079240" calcext:value-type="float">
            <text:p>40079240</text:p>
          </table:table-cell>
          <table:table-cell table:formula="of:=HYPERLINK(COM.MICROSOFT.CONCAT(&quot;https://stackoverflow.com/q/&quot;; [.A256]))" office:value-type="string" office:string-value="https://stackoverflow.com/q/40079240" calcext:value-type="string">
            <text:p>https://stackoverflow.com/q/40079240</text:p>
          </table:table-cell>
        </table:table-row>
        <table:table-row table:style-name="ro1">
          <table:table-cell office:value-type="float" office:value="43692404" calcext:value-type="float">
            <text:p>43692404</text:p>
          </table:table-cell>
          <table:table-cell table:formula="of:=HYPERLINK(COM.MICROSOFT.CONCAT(&quot;https://stackoverflow.com/q/&quot;; [.A257]))" office:value-type="string" office:string-value="https://stackoverflow.com/q/43692404" calcext:value-type="string">
            <text:p>https://stackoverflow.com/q/43692404</text:p>
          </table:table-cell>
        </table:table-row>
        <table:table-row table:style-name="ro1">
          <table:table-cell office:value-type="float" office:value="20863605" calcext:value-type="float">
            <text:p>20863605</text:p>
          </table:table-cell>
          <table:table-cell table:formula="of:=HYPERLINK(COM.MICROSOFT.CONCAT(&quot;https://stackoverflow.com/q/&quot;; [.A258]))" office:value-type="string" office:string-value="https://stackoverflow.com/q/20863605" calcext:value-type="string">
            <text:p>https://stackoverflow.com/q/20863605</text:p>
          </table:table-cell>
        </table:table-row>
        <table:table-row table:style-name="ro1">
          <table:table-cell office:value-type="float" office:value="34158582" calcext:value-type="float">
            <text:p>34158582</text:p>
          </table:table-cell>
          <table:table-cell table:formula="of:=HYPERLINK(COM.MICROSOFT.CONCAT(&quot;https://stackoverflow.com/q/&quot;; [.A259]))" office:value-type="string" office:string-value="https://stackoverflow.com/q/34158582" calcext:value-type="string">
            <text:p>https://stackoverflow.com/q/34158582</text:p>
          </table:table-cell>
        </table:table-row>
        <table:table-row table:style-name="ro1">
          <table:table-cell office:value-type="float" office:value="39844555" calcext:value-type="float">
            <text:p>39844555</text:p>
          </table:table-cell>
          <table:table-cell table:formula="of:=HYPERLINK(COM.MICROSOFT.CONCAT(&quot;https://stackoverflow.com/q/&quot;; [.A260]))" office:value-type="string" office:string-value="https://stackoverflow.com/q/39844555" calcext:value-type="string">
            <text:p>https://stackoverflow.com/q/39844555</text:p>
          </table:table-cell>
        </table:table-row>
        <table:table-row table:style-name="ro1">
          <table:table-cell office:value-type="float" office:value="8960472" calcext:value-type="float">
            <text:p>8960472</text:p>
          </table:table-cell>
          <table:table-cell table:formula="of:=HYPERLINK(COM.MICROSOFT.CONCAT(&quot;https://stackoverflow.com/q/&quot;; [.A261]))" office:value-type="string" office:string-value="https://stackoverflow.com/q/8960472" calcext:value-type="string">
            <text:p>https://stackoverflow.com/q/8960472</text:p>
          </table:table-cell>
        </table:table-row>
        <table:table-row table:style-name="ro1">
          <table:table-cell office:value-type="float" office:value="27033303" calcext:value-type="float">
            <text:p>27033303</text:p>
          </table:table-cell>
          <table:table-cell table:formula="of:=HYPERLINK(COM.MICROSOFT.CONCAT(&quot;https://stackoverflow.com/q/&quot;; [.A262]))" office:value-type="string" office:string-value="https://stackoverflow.com/q/27033303" calcext:value-type="string">
            <text:p>https://stackoverflow.com/q/27033303</text:p>
          </table:table-cell>
        </table:table-row>
        <table:table-row table:style-name="ro1">
          <table:table-cell office:value-type="float" office:value="42418066" calcext:value-type="float">
            <text:p>42418066</text:p>
          </table:table-cell>
          <table:table-cell table:formula="of:=HYPERLINK(COM.MICROSOFT.CONCAT(&quot;https://stackoverflow.com/q/&quot;; [.A263]))" office:value-type="string" office:string-value="https://stackoverflow.com/q/42418066" calcext:value-type="string">
            <text:p>https://stackoverflow.com/q/42418066</text:p>
          </table:table-cell>
        </table:table-row>
        <table:table-row table:style-name="ro1">
          <table:table-cell office:value-type="float" office:value="24180372" calcext:value-type="float">
            <text:p>24180372</text:p>
          </table:table-cell>
          <table:table-cell table:formula="of:=HYPERLINK(COM.MICROSOFT.CONCAT(&quot;https://stackoverflow.com/q/&quot;; [.A264]))" office:value-type="string" office:string-value="https://stackoverflow.com/q/24180372" calcext:value-type="string">
            <text:p>https://stackoverflow.com/q/24180372</text:p>
          </table:table-cell>
        </table:table-row>
        <table:table-row table:style-name="ro1">
          <table:table-cell office:value-type="float" office:value="8646679" calcext:value-type="float">
            <text:p>8646679</text:p>
          </table:table-cell>
          <table:table-cell table:formula="of:=HYPERLINK(COM.MICROSOFT.CONCAT(&quot;https://stackoverflow.com/q/&quot;; [.A265]))" office:value-type="string" office:string-value="https://stackoverflow.com/q/8646679" calcext:value-type="string">
            <text:p>https://stackoverflow.com/q/8646679</text:p>
          </table:table-cell>
        </table:table-row>
        <table:table-row table:style-name="ro1">
          <table:table-cell office:value-type="float" office:value="18646245" calcext:value-type="float">
            <text:p>18646245</text:p>
          </table:table-cell>
          <table:table-cell table:formula="of:=HYPERLINK(COM.MICROSOFT.CONCAT(&quot;https://stackoverflow.com/q/&quot;; [.A266]))" office:value-type="string" office:string-value="https://stackoverflow.com/q/18646245" calcext:value-type="string">
            <text:p>https://stackoverflow.com/q/18646245</text:p>
          </table:table-cell>
        </table:table-row>
        <table:table-row table:style-name="ro1">
          <table:table-cell office:value-type="float" office:value="43530942" calcext:value-type="float">
            <text:p>43530942</text:p>
          </table:table-cell>
          <table:table-cell table:formula="of:=HYPERLINK(COM.MICROSOFT.CONCAT(&quot;https://stackoverflow.com/q/&quot;; [.A267]))" office:value-type="string" office:string-value="https://stackoverflow.com/q/43530942" calcext:value-type="string">
            <text:p>https://stackoverflow.com/q/43530942</text:p>
          </table:table-cell>
        </table:table-row>
        <table:table-row table:style-name="ro1">
          <table:table-cell office:value-type="float" office:value="14191935" calcext:value-type="float">
            <text:p>14191935</text:p>
          </table:table-cell>
          <table:table-cell table:formula="of:=HYPERLINK(COM.MICROSOFT.CONCAT(&quot;https://stackoverflow.com/q/&quot;; [.A268]))" office:value-type="string" office:string-value="https://stackoverflow.com/q/14191935" calcext:value-type="string">
            <text:p>https://stackoverflow.com/q/14191935</text:p>
          </table:table-cell>
        </table:table-row>
        <table:table-row table:style-name="ro1">
          <table:table-cell office:value-type="float" office:value="899609" calcext:value-type="float">
            <text:p>899609</text:p>
          </table:table-cell>
          <table:table-cell table:formula="of:=HYPERLINK(COM.MICROSOFT.CONCAT(&quot;https://stackoverflow.com/q/&quot;; [.A269]))" office:value-type="string" office:string-value="https://stackoverflow.com/q/899609" calcext:value-type="string">
            <text:p>https://stackoverflow.com/q/899609</text:p>
          </table:table-cell>
        </table:table-row>
        <table:table-row table:style-name="ro1">
          <table:table-cell office:value-type="float" office:value="10820097" calcext:value-type="float">
            <text:p>10820097</text:p>
          </table:table-cell>
          <table:table-cell table:formula="of:=HYPERLINK(COM.MICROSOFT.CONCAT(&quot;https://stackoverflow.com/q/&quot;; [.A270]))" office:value-type="string" office:string-value="https://stackoverflow.com/q/10820097" calcext:value-type="string">
            <text:p>https://stackoverflow.com/q/10820097</text:p>
          </table:table-cell>
        </table:table-row>
        <table:table-row table:style-name="ro1">
          <table:table-cell office:value-type="float" office:value="25122932" calcext:value-type="float">
            <text:p>25122932</text:p>
          </table:table-cell>
          <table:table-cell table:formula="of:=HYPERLINK(COM.MICROSOFT.CONCAT(&quot;https://stackoverflow.com/q/&quot;; [.A271]))" office:value-type="string" office:string-value="https://stackoverflow.com/q/25122932" calcext:value-type="string">
            <text:p>https://stackoverflow.com/q/25122932</text:p>
          </table:table-cell>
        </table:table-row>
        <table:table-row table:style-name="ro1">
          <table:table-cell office:value-type="float" office:value="47444239" calcext:value-type="float">
            <text:p>47444239</text:p>
          </table:table-cell>
          <table:table-cell table:formula="of:=HYPERLINK(COM.MICROSOFT.CONCAT(&quot;https://stackoverflow.com/q/&quot;; [.A272]))" office:value-type="string" office:string-value="https://stackoverflow.com/q/47444239" calcext:value-type="string">
            <text:p>https://stackoverflow.com/q/47444239</text:p>
          </table:table-cell>
        </table:table-row>
        <table:table-row table:style-name="ro1">
          <table:table-cell office:value-type="float" office:value="20189688" calcext:value-type="float">
            <text:p>20189688</text:p>
          </table:table-cell>
          <table:table-cell table:formula="of:=HYPERLINK(COM.MICROSOFT.CONCAT(&quot;https://stackoverflow.com/q/&quot;; [.A273]))" office:value-type="string" office:string-value="https://stackoverflow.com/q/20189688" calcext:value-type="string">
            <text:p>https://stackoverflow.com/q/20189688</text:p>
          </table:table-cell>
        </table:table-row>
        <table:table-row table:style-name="ro1">
          <table:table-cell office:value-type="float" office:value="45075074" calcext:value-type="float">
            <text:p>45075074</text:p>
          </table:table-cell>
          <table:table-cell table:formula="of:=HYPERLINK(COM.MICROSOFT.CONCAT(&quot;https://stackoverflow.com/q/&quot;; [.A274]))" office:value-type="string" office:string-value="https://stackoverflow.com/q/45075074" calcext:value-type="string">
            <text:p>https://stackoverflow.com/q/45075074</text:p>
          </table:table-cell>
        </table:table-row>
        <table:table-row table:style-name="ro1">
          <table:table-cell office:value-type="float" office:value="26379501" calcext:value-type="float">
            <text:p>26379501</text:p>
          </table:table-cell>
          <table:table-cell table:formula="of:=HYPERLINK(COM.MICROSOFT.CONCAT(&quot;https://stackoverflow.com/q/&quot;; [.A275]))" office:value-type="string" office:string-value="https://stackoverflow.com/q/26379501" calcext:value-type="string">
            <text:p>https://stackoverflow.com/q/26379501</text:p>
          </table:table-cell>
        </table:table-row>
        <table:table-row table:style-name="ro1">
          <table:table-cell office:value-type="float" office:value="22002349" calcext:value-type="float">
            <text:p>22002349</text:p>
          </table:table-cell>
          <table:table-cell table:formula="of:=HYPERLINK(COM.MICROSOFT.CONCAT(&quot;https://stackoverflow.com/q/&quot;; [.A276]))" office:value-type="string" office:string-value="https://stackoverflow.com/q/22002349" calcext:value-type="string">
            <text:p>https://stackoverflow.com/q/22002349</text:p>
          </table:table-cell>
        </table:table-row>
        <table:table-row table:style-name="ro1">
          <table:table-cell office:value-type="float" office:value="20594948" calcext:value-type="float">
            <text:p>20594948</text:p>
          </table:table-cell>
          <table:table-cell table:formula="of:=HYPERLINK(COM.MICROSOFT.CONCAT(&quot;https://stackoverflow.com/q/&quot;; [.A277]))" office:value-type="string" office:string-value="https://stackoverflow.com/q/20594948" calcext:value-type="string">
            <text:p>https://stackoverflow.com/q/20594948</text:p>
          </table:table-cell>
        </table:table-row>
        <table:table-row table:style-name="ro1">
          <table:table-cell office:value-type="float" office:value="17917917" calcext:value-type="float">
            <text:p>17917917</text:p>
          </table:table-cell>
          <table:table-cell table:formula="of:=HYPERLINK(COM.MICROSOFT.CONCAT(&quot;https://stackoverflow.com/q/&quot;; [.A278]))" office:value-type="string" office:string-value="https://stackoverflow.com/q/17917917" calcext:value-type="string">
            <text:p>https://stackoverflow.com/q/17917917</text:p>
          </table:table-cell>
        </table:table-row>
        <table:table-row table:style-name="ro1">
          <table:table-cell office:value-type="float" office:value="4376228" calcext:value-type="float">
            <text:p>4376228</text:p>
          </table:table-cell>
          <table:table-cell table:formula="of:=HYPERLINK(COM.MICROSOFT.CONCAT(&quot;https://stackoverflow.com/q/&quot;; [.A279]))" office:value-type="string" office:string-value="https://stackoverflow.com/q/4376228" calcext:value-type="string">
            <text:p>https://stackoverflow.com/q/4376228</text:p>
          </table:table-cell>
        </table:table-row>
        <table:table-row table:style-name="ro1">
          <table:table-cell office:value-type="float" office:value="34424081" calcext:value-type="float">
            <text:p>34424081</text:p>
          </table:table-cell>
          <table:table-cell table:formula="of:=HYPERLINK(COM.MICROSOFT.CONCAT(&quot;https://stackoverflow.com/q/&quot;; [.A280]))" office:value-type="string" office:string-value="https://stackoverflow.com/q/34424081" calcext:value-type="string">
            <text:p>https://stackoverflow.com/q/34424081</text:p>
          </table:table-cell>
        </table:table-row>
        <table:table-row table:style-name="ro1">
          <table:table-cell office:value-type="float" office:value="12332221" calcext:value-type="float">
            <text:p>12332221</text:p>
          </table:table-cell>
          <table:table-cell table:formula="of:=HYPERLINK(COM.MICROSOFT.CONCAT(&quot;https://stackoverflow.com/q/&quot;; [.A281]))" office:value-type="string" office:string-value="https://stackoverflow.com/q/12332221" calcext:value-type="string">
            <text:p>https://stackoverflow.com/q/12332221</text:p>
          </table:table-cell>
        </table:table-row>
        <table:table-row table:style-name="ro1">
          <table:table-cell office:value-type="float" office:value="21968886" calcext:value-type="float">
            <text:p>21968886</text:p>
          </table:table-cell>
          <table:table-cell table:formula="of:=HYPERLINK(COM.MICROSOFT.CONCAT(&quot;https://stackoverflow.com/q/&quot;; [.A282]))" office:value-type="string" office:string-value="https://stackoverflow.com/q/21968886" calcext:value-type="string">
            <text:p>https://stackoverflow.com/q/21968886</text:p>
          </table:table-cell>
        </table:table-row>
        <table:table-row table:style-name="ro1">
          <table:table-cell office:value-type="float" office:value="1787969" calcext:value-type="float">
            <text:p>1787969</text:p>
          </table:table-cell>
          <table:table-cell table:formula="of:=HYPERLINK(COM.MICROSOFT.CONCAT(&quot;https://stackoverflow.com/q/&quot;; [.A283]))" office:value-type="string" office:string-value="https://stackoverflow.com/q/1787969" calcext:value-type="string">
            <text:p>https://stackoverflow.com/q/1787969</text:p>
          </table:table-cell>
        </table:table-row>
        <table:table-row table:style-name="ro1">
          <table:table-cell office:value-type="float" office:value="10412347" calcext:value-type="float">
            <text:p>10412347</text:p>
          </table:table-cell>
          <table:table-cell table:formula="of:=HYPERLINK(COM.MICROSOFT.CONCAT(&quot;https://stackoverflow.com/q/&quot;; [.A284]))" office:value-type="string" office:string-value="https://stackoverflow.com/q/10412347" calcext:value-type="string">
            <text:p>https://stackoverflow.com/q/10412347</text:p>
          </table:table-cell>
        </table:table-row>
        <table:table-row table:style-name="ro1">
          <table:table-cell office:value-type="float" office:value="40517620" calcext:value-type="float">
            <text:p>40517620</text:p>
          </table:table-cell>
          <table:table-cell table:formula="of:=HYPERLINK(COM.MICROSOFT.CONCAT(&quot;https://stackoverflow.com/q/&quot;; [.A285]))" office:value-type="string" office:string-value="https://stackoverflow.com/q/40517620" calcext:value-type="string">
            <text:p>https://stackoverflow.com/q/40517620</text:p>
          </table:table-cell>
        </table:table-row>
        <table:table-row table:style-name="ro1">
          <table:table-cell office:value-type="float" office:value="20799030" calcext:value-type="float">
            <text:p>20799030</text:p>
          </table:table-cell>
          <table:table-cell table:formula="of:=HYPERLINK(COM.MICROSOFT.CONCAT(&quot;https://stackoverflow.com/q/&quot;; [.A286]))" office:value-type="string" office:string-value="https://stackoverflow.com/q/20799030" calcext:value-type="string">
            <text:p>https://stackoverflow.com/q/20799030</text:p>
          </table:table-cell>
        </table:table-row>
        <table:table-row table:style-name="ro1">
          <table:table-cell office:value-type="float" office:value="26122051" calcext:value-type="float">
            <text:p>26122051</text:p>
          </table:table-cell>
          <table:table-cell table:formula="of:=HYPERLINK(COM.MICROSOFT.CONCAT(&quot;https://stackoverflow.com/q/&quot;; [.A287]))" office:value-type="string" office:string-value="https://stackoverflow.com/q/26122051" calcext:value-type="string">
            <text:p>https://stackoverflow.com/q/26122051</text:p>
          </table:table-cell>
        </table:table-row>
        <table:table-row table:style-name="ro1">
          <table:table-cell office:value-type="float" office:value="30819747" calcext:value-type="float">
            <text:p>30819747</text:p>
          </table:table-cell>
          <table:table-cell table:formula="of:=HYPERLINK(COM.MICROSOFT.CONCAT(&quot;https://stackoverflow.com/q/&quot;; [.A288]))" office:value-type="string" office:string-value="https://stackoverflow.com/q/30819747" calcext:value-type="string">
            <text:p>https://stackoverflow.com/q/30819747</text:p>
          </table:table-cell>
        </table:table-row>
        <table:table-row table:style-name="ro1">
          <table:table-cell office:value-type="float" office:value="48715626" calcext:value-type="float">
            <text:p>48715626</text:p>
          </table:table-cell>
          <table:table-cell table:formula="of:=HYPERLINK(COM.MICROSOFT.CONCAT(&quot;https://stackoverflow.com/q/&quot;; [.A289]))" office:value-type="string" office:string-value="https://stackoverflow.com/q/48715626" calcext:value-type="string">
            <text:p>https://stackoverflow.com/q/48715626</text:p>
          </table:table-cell>
        </table:table-row>
        <table:table-row table:style-name="ro1">
          <table:table-cell office:value-type="float" office:value="21507312" calcext:value-type="float">
            <text:p>21507312</text:p>
          </table:table-cell>
          <table:table-cell table:formula="of:=HYPERLINK(COM.MICROSOFT.CONCAT(&quot;https://stackoverflow.com/q/&quot;; [.A290]))" office:value-type="string" office:string-value="https://stackoverflow.com/q/21507312" calcext:value-type="string">
            <text:p>https://stackoverflow.com/q/21507312</text:p>
          </table:table-cell>
        </table:table-row>
        <table:table-row table:style-name="ro1">
          <table:table-cell office:value-type="float" office:value="34617172" calcext:value-type="float">
            <text:p>34617172</text:p>
          </table:table-cell>
          <table:table-cell table:formula="of:=HYPERLINK(COM.MICROSOFT.CONCAT(&quot;https://stackoverflow.com/q/&quot;; [.A291]))" office:value-type="string" office:string-value="https://stackoverflow.com/q/34617172" calcext:value-type="string">
            <text:p>https://stackoverflow.com/q/34617172</text:p>
          </table:table-cell>
        </table:table-row>
        <table:table-row table:style-name="ro1">
          <table:table-cell office:value-type="float" office:value="44923092" calcext:value-type="float">
            <text:p>44923092</text:p>
          </table:table-cell>
          <table:table-cell table:formula="of:=HYPERLINK(COM.MICROSOFT.CONCAT(&quot;https://stackoverflow.com/q/&quot;; [.A292]))" office:value-type="string" office:string-value="https://stackoverflow.com/q/44923092" calcext:value-type="string">
            <text:p>https://stackoverflow.com/q/44923092</text:p>
          </table:table-cell>
        </table:table-row>
        <table:table-row table:style-name="ro1">
          <table:table-cell office:value-type="float" office:value="33405012" calcext:value-type="float">
            <text:p>33405012</text:p>
          </table:table-cell>
          <table:table-cell table:formula="of:=HYPERLINK(COM.MICROSOFT.CONCAT(&quot;https://stackoverflow.com/q/&quot;; [.A293]))" office:value-type="string" office:string-value="https://stackoverflow.com/q/33405012" calcext:value-type="string">
            <text:p>https://stackoverflow.com/q/33405012</text:p>
          </table:table-cell>
        </table:table-row>
        <table:table-row table:style-name="ro1">
          <table:table-cell office:value-type="float" office:value="3702051" calcext:value-type="float">
            <text:p>3702051</text:p>
          </table:table-cell>
          <table:table-cell table:formula="of:=HYPERLINK(COM.MICROSOFT.CONCAT(&quot;https://stackoverflow.com/q/&quot;; [.A294]))" office:value-type="string" office:string-value="https://stackoverflow.com/q/3702051" calcext:value-type="string">
            <text:p>https://stackoverflow.com/q/3702051</text:p>
          </table:table-cell>
        </table:table-row>
        <table:table-row table:style-name="ro1">
          <table:table-cell office:value-type="float" office:value="34612657" calcext:value-type="float">
            <text:p>34612657</text:p>
          </table:table-cell>
          <table:table-cell table:formula="of:=HYPERLINK(COM.MICROSOFT.CONCAT(&quot;https://stackoverflow.com/q/&quot;; [.A295]))" office:value-type="string" office:string-value="https://stackoverflow.com/q/34612657" calcext:value-type="string">
            <text:p>https://stackoverflow.com/q/34612657</text:p>
          </table:table-cell>
        </table:table-row>
        <table:table-row table:style-name="ro1">
          <table:table-cell office:value-type="float" office:value="20897702" calcext:value-type="float">
            <text:p>20897702</text:p>
          </table:table-cell>
          <table:table-cell table:formula="of:=HYPERLINK(COM.MICROSOFT.CONCAT(&quot;https://stackoverflow.com/q/&quot;; [.A296]))" office:value-type="string" office:string-value="https://stackoverflow.com/q/20897702" calcext:value-type="string">
            <text:p>https://stackoverflow.com/q/20897702</text:p>
          </table:table-cell>
        </table:table-row>
        <table:table-row table:style-name="ro1">
          <table:table-cell office:value-type="float" office:value="31728576" calcext:value-type="float">
            <text:p>31728576</text:p>
          </table:table-cell>
          <table:table-cell table:formula="of:=HYPERLINK(COM.MICROSOFT.CONCAT(&quot;https://stackoverflow.com/q/&quot;; [.A297]))" office:value-type="string" office:string-value="https://stackoverflow.com/q/31728576" calcext:value-type="string">
            <text:p>https://stackoverflow.com/q/31728576</text:p>
          </table:table-cell>
        </table:table-row>
        <table:table-row table:style-name="ro1">
          <table:table-cell office:value-type="float" office:value="21321202" calcext:value-type="float">
            <text:p>21321202</text:p>
          </table:table-cell>
          <table:table-cell table:formula="of:=HYPERLINK(COM.MICROSOFT.CONCAT(&quot;https://stackoverflow.com/q/&quot;; [.A298]))" office:value-type="string" office:string-value="https://stackoverflow.com/q/21321202" calcext:value-type="string">
            <text:p>https://stackoverflow.com/q/21321202</text:p>
          </table:table-cell>
        </table:table-row>
        <table:table-row table:style-name="ro1">
          <table:table-cell office:value-type="float" office:value="23965688" calcext:value-type="float">
            <text:p>23965688</text:p>
          </table:table-cell>
          <table:table-cell table:formula="of:=HYPERLINK(COM.MICROSOFT.CONCAT(&quot;https://stackoverflow.com/q/&quot;; [.A299]))" office:value-type="string" office:string-value="https://stackoverflow.com/q/23965688" calcext:value-type="string">
            <text:p>https://stackoverflow.com/q/23965688</text:p>
          </table:table-cell>
        </table:table-row>
        <table:table-row table:style-name="ro1">
          <table:table-cell office:value-type="float" office:value="19993227" calcext:value-type="float">
            <text:p>19993227</text:p>
          </table:table-cell>
          <table:table-cell table:formula="of:=HYPERLINK(COM.MICROSOFT.CONCAT(&quot;https://stackoverflow.com/q/&quot;; [.A300]))" office:value-type="string" office:string-value="https://stackoverflow.com/q/19993227" calcext:value-type="string">
            <text:p>https://stackoverflow.com/q/19993227</text:p>
          </table:table-cell>
        </table:table-row>
        <table:table-row table:style-name="ro1">
          <table:table-cell office:value-type="float" office:value="48543295" calcext:value-type="float">
            <text:p>48543295</text:p>
          </table:table-cell>
          <table:table-cell table:formula="of:=HYPERLINK(COM.MICROSOFT.CONCAT(&quot;https://stackoverflow.com/q/&quot;; [.A301]))" office:value-type="string" office:string-value="https://stackoverflow.com/q/48543295" calcext:value-type="string">
            <text:p>https://stackoverflow.com/q/48543295</text:p>
          </table:table-cell>
        </table:table-row>
        <table:table-row table:style-name="ro1">
          <table:table-cell office:value-type="float" office:value="3006413" calcext:value-type="float">
            <text:p>3006413</text:p>
          </table:table-cell>
          <table:table-cell table:formula="of:=HYPERLINK(COM.MICROSOFT.CONCAT(&quot;https://stackoverflow.com/q/&quot;; [.A302]))" office:value-type="string" office:string-value="https://stackoverflow.com/q/3006413" calcext:value-type="string">
            <text:p>https://stackoverflow.com/q/3006413</text:p>
          </table:table-cell>
        </table:table-row>
        <table:table-row table:style-name="ro1">
          <table:table-cell office:value-type="float" office:value="21486192" calcext:value-type="float">
            <text:p>21486192</text:p>
          </table:table-cell>
          <table:table-cell table:formula="of:=HYPERLINK(COM.MICROSOFT.CONCAT(&quot;https://stackoverflow.com/q/&quot;; [.A303]))" office:value-type="string" office:string-value="https://stackoverflow.com/q/21486192" calcext:value-type="string">
            <text:p>https://stackoverflow.com/q/21486192</text:p>
          </table:table-cell>
        </table:table-row>
        <table:table-row table:style-name="ro1">
          <table:table-cell office:value-type="float" office:value="24772039" calcext:value-type="float">
            <text:p>24772039</text:p>
          </table:table-cell>
          <table:table-cell table:formula="of:=HYPERLINK(COM.MICROSOFT.CONCAT(&quot;https://stackoverflow.com/q/&quot;; [.A304]))" office:value-type="string" office:string-value="https://stackoverflow.com/q/24772039" calcext:value-type="string">
            <text:p>https://stackoverflow.com/q/24772039</text:p>
          </table:table-cell>
        </table:table-row>
        <table:table-row table:style-name="ro1">
          <table:table-cell office:value-type="float" office:value="9761652" calcext:value-type="float">
            <text:p>9761652</text:p>
          </table:table-cell>
          <table:table-cell table:formula="of:=HYPERLINK(COM.MICROSOFT.CONCAT(&quot;https://stackoverflow.com/q/&quot;; [.A305]))" office:value-type="string" office:string-value="https://stackoverflow.com/q/9761652" calcext:value-type="string">
            <text:p>https://stackoverflow.com/q/9761652</text:p>
          </table:table-cell>
        </table:table-row>
        <table:table-row table:style-name="ro1">
          <table:table-cell office:value-type="float" office:value="21109579" calcext:value-type="float">
            <text:p>21109579</text:p>
          </table:table-cell>
          <table:table-cell table:formula="of:=HYPERLINK(COM.MICROSOFT.CONCAT(&quot;https://stackoverflow.com/q/&quot;; [.A306]))" office:value-type="string" office:string-value="https://stackoverflow.com/q/21109579" calcext:value-type="string">
            <text:p>https://stackoverflow.com/q/21109579</text:p>
          </table:table-cell>
        </table:table-row>
        <table:table-row table:style-name="ro1">
          <table:table-cell office:value-type="float" office:value="2960391" calcext:value-type="float">
            <text:p>2960391</text:p>
          </table:table-cell>
          <table:table-cell table:formula="of:=HYPERLINK(COM.MICROSOFT.CONCAT(&quot;https://stackoverflow.com/q/&quot;; [.A307]))" office:value-type="string" office:string-value="https://stackoverflow.com/q/2960391" calcext:value-type="string">
            <text:p>https://stackoverflow.com/q/2960391</text:p>
          </table:table-cell>
        </table:table-row>
        <table:table-row table:style-name="ro1">
          <table:table-cell office:value-type="float" office:value="32464228" calcext:value-type="float">
            <text:p>32464228</text:p>
          </table:table-cell>
          <table:table-cell table:formula="of:=HYPERLINK(COM.MICROSOFT.CONCAT(&quot;https://stackoverflow.com/q/&quot;; [.A308]))" office:value-type="string" office:string-value="https://stackoverflow.com/q/32464228" calcext:value-type="string">
            <text:p>https://stackoverflow.com/q/32464228</text:p>
          </table:table-cell>
        </table:table-row>
        <table:table-row table:style-name="ro1">
          <table:table-cell office:value-type="float" office:value="34800669" calcext:value-type="float">
            <text:p>34800669</text:p>
          </table:table-cell>
          <table:table-cell table:formula="of:=HYPERLINK(COM.MICROSOFT.CONCAT(&quot;https://stackoverflow.com/q/&quot;; [.A309]))" office:value-type="string" office:string-value="https://stackoverflow.com/q/34800669" calcext:value-type="string">
            <text:p>https://stackoverflow.com/q/34800669</text:p>
          </table:table-cell>
        </table:table-row>
        <table:table-row table:style-name="ro1">
          <table:table-cell office:value-type="float" office:value="27685460" calcext:value-type="float">
            <text:p>27685460</text:p>
          </table:table-cell>
          <table:table-cell table:formula="of:=HYPERLINK(COM.MICROSOFT.CONCAT(&quot;https://stackoverflow.com/q/&quot;; [.A310]))" office:value-type="string" office:string-value="https://stackoverflow.com/q/27685460" calcext:value-type="string">
            <text:p>https://stackoverflow.com/q/27685460</text:p>
          </table:table-cell>
        </table:table-row>
        <table:table-row table:style-name="ro1">
          <table:table-cell office:value-type="float" office:value="22881747" calcext:value-type="float">
            <text:p>22881747</text:p>
          </table:table-cell>
          <table:table-cell table:formula="of:=HYPERLINK(COM.MICROSOFT.CONCAT(&quot;https://stackoverflow.com/q/&quot;; [.A311]))" office:value-type="string" office:string-value="https://stackoverflow.com/q/22881747" calcext:value-type="string">
            <text:p>https://stackoverflow.com/q/22881747</text:p>
          </table:table-cell>
        </table:table-row>
        <table:table-row table:style-name="ro1">
          <table:table-cell office:value-type="float" office:value="38388540" calcext:value-type="float">
            <text:p>38388540</text:p>
          </table:table-cell>
          <table:table-cell table:formula="of:=HYPERLINK(COM.MICROSOFT.CONCAT(&quot;https://stackoverflow.com/q/&quot;; [.A312]))" office:value-type="string" office:string-value="https://stackoverflow.com/q/38388540" calcext:value-type="string">
            <text:p>https://stackoverflow.com/q/38388540</text:p>
          </table:table-cell>
        </table:table-row>
        <table:table-row table:style-name="ro1">
          <table:table-cell office:value-type="float" office:value="49078902" calcext:value-type="float">
            <text:p>49078902</text:p>
          </table:table-cell>
          <table:table-cell table:formula="of:=HYPERLINK(COM.MICROSOFT.CONCAT(&quot;https://stackoverflow.com/q/&quot;; [.A313]))" office:value-type="string" office:string-value="https://stackoverflow.com/q/49078902" calcext:value-type="string">
            <text:p>https://stackoverflow.com/q/49078902</text:p>
          </table:table-cell>
        </table:table-row>
        <table:table-row table:style-name="ro1">
          <table:table-cell office:value-type="float" office:value="38725870" calcext:value-type="float">
            <text:p>38725870</text:p>
          </table:table-cell>
          <table:table-cell table:formula="of:=HYPERLINK(COM.MICROSOFT.CONCAT(&quot;https://stackoverflow.com/q/&quot;; [.A314]))" office:value-type="string" office:string-value="https://stackoverflow.com/q/38725870" calcext:value-type="string">
            <text:p>https://stackoverflow.com/q/38725870</text:p>
          </table:table-cell>
        </table:table-row>
        <table:table-row table:style-name="ro1">
          <table:table-cell office:value-type="float" office:value="37125806" calcext:value-type="float">
            <text:p>37125806</text:p>
          </table:table-cell>
          <table:table-cell table:formula="of:=HYPERLINK(COM.MICROSOFT.CONCAT(&quot;https://stackoverflow.com/q/&quot;; [.A315]))" office:value-type="string" office:string-value="https://stackoverflow.com/q/37125806" calcext:value-type="string">
            <text:p>https://stackoverflow.com/q/37125806</text:p>
          </table:table-cell>
        </table:table-row>
        <table:table-row table:style-name="ro1">
          <table:table-cell office:value-type="float" office:value="30540623" calcext:value-type="float">
            <text:p>30540623</text:p>
          </table:table-cell>
          <table:table-cell table:formula="of:=HYPERLINK(COM.MICROSOFT.CONCAT(&quot;https://stackoverflow.com/q/&quot;; [.A316]))" office:value-type="string" office:string-value="https://stackoverflow.com/q/30540623" calcext:value-type="string">
            <text:p>https://stackoverflow.com/q/30540623</text:p>
          </table:table-cell>
        </table:table-row>
        <table:table-row table:style-name="ro1">
          <table:table-cell office:value-type="float" office:value="19420955" calcext:value-type="float">
            <text:p>19420955</text:p>
          </table:table-cell>
          <table:table-cell table:formula="of:=HYPERLINK(COM.MICROSOFT.CONCAT(&quot;https://stackoverflow.com/q/&quot;; [.A317]))" office:value-type="string" office:string-value="https://stackoverflow.com/q/19420955" calcext:value-type="string">
            <text:p>https://stackoverflow.com/q/19420955</text:p>
          </table:table-cell>
        </table:table-row>
        <table:table-row table:style-name="ro1">
          <table:table-cell office:value-type="float" office:value="26756628" calcext:value-type="float">
            <text:p>26756628</text:p>
          </table:table-cell>
          <table:table-cell table:formula="of:=HYPERLINK(COM.MICROSOFT.CONCAT(&quot;https://stackoverflow.com/q/&quot;; [.A318]))" office:value-type="string" office:string-value="https://stackoverflow.com/q/26756628" calcext:value-type="string">
            <text:p>https://stackoverflow.com/q/26756628</text:p>
          </table:table-cell>
        </table:table-row>
        <table:table-row table:style-name="ro1">
          <table:table-cell office:value-type="float" office:value="47561549" calcext:value-type="float">
            <text:p>47561549</text:p>
          </table:table-cell>
          <table:table-cell table:formula="of:=HYPERLINK(COM.MICROSOFT.CONCAT(&quot;https://stackoverflow.com/q/&quot;; [.A319]))" office:value-type="string" office:string-value="https://stackoverflow.com/q/47561549" calcext:value-type="string">
            <text:p>https://stackoverflow.com/q/47561549</text:p>
          </table:table-cell>
        </table:table-row>
        <table:table-row table:style-name="ro1">
          <table:table-cell office:value-type="float" office:value="49116159" calcext:value-type="float">
            <text:p>49116159</text:p>
          </table:table-cell>
          <table:table-cell table:formula="of:=HYPERLINK(COM.MICROSOFT.CONCAT(&quot;https://stackoverflow.com/q/&quot;; [.A320]))" office:value-type="string" office:string-value="https://stackoverflow.com/q/49116159" calcext:value-type="string">
            <text:p>https://stackoverflow.com/q/49116159</text:p>
          </table:table-cell>
        </table:table-row>
        <table:table-row table:style-name="ro1">
          <table:table-cell office:value-type="float" office:value="30076544" calcext:value-type="float">
            <text:p>30076544</text:p>
          </table:table-cell>
          <table:table-cell table:formula="of:=HYPERLINK(COM.MICROSOFT.CONCAT(&quot;https://stackoverflow.com/q/&quot;; [.A321]))" office:value-type="string" office:string-value="https://stackoverflow.com/q/30076544" calcext:value-type="string">
            <text:p>https://stackoverflow.com/q/30076544</text:p>
          </table:table-cell>
        </table:table-row>
        <table:table-row table:style-name="ro1">
          <table:table-cell office:value-type="float" office:value="39022677" calcext:value-type="float">
            <text:p>39022677</text:p>
          </table:table-cell>
          <table:table-cell table:formula="of:=HYPERLINK(COM.MICROSOFT.CONCAT(&quot;https://stackoverflow.com/q/&quot;; [.A322]))" office:value-type="string" office:string-value="https://stackoverflow.com/q/39022677" calcext:value-type="string">
            <text:p>https://stackoverflow.com/q/39022677</text:p>
          </table:table-cell>
        </table:table-row>
        <table:table-row table:style-name="ro1">
          <table:table-cell office:value-type="float" office:value="32702666" calcext:value-type="float">
            <text:p>32702666</text:p>
          </table:table-cell>
          <table:table-cell table:formula="of:=HYPERLINK(COM.MICROSOFT.CONCAT(&quot;https://stackoverflow.com/q/&quot;; [.A323]))" office:value-type="string" office:string-value="https://stackoverflow.com/q/32702666" calcext:value-type="string">
            <text:p>https://stackoverflow.com/q/32702666</text:p>
          </table:table-cell>
        </table:table-row>
        <table:table-row table:style-name="ro1">
          <table:table-cell office:value-type="float" office:value="3810288" calcext:value-type="float">
            <text:p>3810288</text:p>
          </table:table-cell>
          <table:table-cell table:formula="of:=HYPERLINK(COM.MICROSOFT.CONCAT(&quot;https://stackoverflow.com/q/&quot;; [.A324]))" office:value-type="string" office:string-value="https://stackoverflow.com/q/3810288" calcext:value-type="string">
            <text:p>https://stackoverflow.com/q/3810288</text:p>
          </table:table-cell>
        </table:table-row>
        <table:table-row table:style-name="ro1">
          <table:table-cell office:value-type="float" office:value="38846162" calcext:value-type="float">
            <text:p>38846162</text:p>
          </table:table-cell>
          <table:table-cell table:formula="of:=HYPERLINK(COM.MICROSOFT.CONCAT(&quot;https://stackoverflow.com/q/&quot;; [.A325]))" office:value-type="string" office:string-value="https://stackoverflow.com/q/38846162" calcext:value-type="string">
            <text:p>https://stackoverflow.com/q/38846162</text:p>
          </table:table-cell>
        </table:table-row>
        <table:table-row table:style-name="ro1">
          <table:table-cell office:value-type="float" office:value="10402259" calcext:value-type="float">
            <text:p>10402259</text:p>
          </table:table-cell>
          <table:table-cell table:formula="of:=HYPERLINK(COM.MICROSOFT.CONCAT(&quot;https://stackoverflow.com/q/&quot;; [.A326]))" office:value-type="string" office:string-value="https://stackoverflow.com/q/10402259" calcext:value-type="string">
            <text:p>https://stackoverflow.com/q/10402259</text:p>
          </table:table-cell>
        </table:table-row>
        <table:table-row table:style-name="ro1">
          <table:table-cell office:value-type="float" office:value="9140714" calcext:value-type="float">
            <text:p>9140714</text:p>
          </table:table-cell>
          <table:table-cell table:formula="of:=HYPERLINK(COM.MICROSOFT.CONCAT(&quot;https://stackoverflow.com/q/&quot;; [.A327]))" office:value-type="string" office:string-value="https://stackoverflow.com/q/9140714" calcext:value-type="string">
            <text:p>https://stackoverflow.com/q/9140714</text:p>
          </table:table-cell>
        </table:table-row>
        <table:table-row table:style-name="ro1">
          <table:table-cell office:value-type="float" office:value="29958343" calcext:value-type="float">
            <text:p>29958343</text:p>
          </table:table-cell>
          <table:table-cell table:formula="of:=HYPERLINK(COM.MICROSOFT.CONCAT(&quot;https://stackoverflow.com/q/&quot;; [.A328]))" office:value-type="string" office:string-value="https://stackoverflow.com/q/29958343" calcext:value-type="string">
            <text:p>https://stackoverflow.com/q/29958343</text:p>
          </table:table-cell>
        </table:table-row>
        <table:table-row table:style-name="ro1">
          <table:table-cell office:value-type="float" office:value="18848978" calcext:value-type="float">
            <text:p>18848978</text:p>
          </table:table-cell>
          <table:table-cell table:formula="of:=HYPERLINK(COM.MICROSOFT.CONCAT(&quot;https://stackoverflow.com/q/&quot;; [.A329]))" office:value-type="string" office:string-value="https://stackoverflow.com/q/18848978" calcext:value-type="string">
            <text:p>https://stackoverflow.com/q/18848978</text:p>
          </table:table-cell>
        </table:table-row>
        <table:table-row table:style-name="ro1">
          <table:table-cell office:value-type="float" office:value="41456030" calcext:value-type="float">
            <text:p>41456030</text:p>
          </table:table-cell>
          <table:table-cell table:formula="of:=HYPERLINK(COM.MICROSOFT.CONCAT(&quot;https://stackoverflow.com/q/&quot;; [.A330]))" office:value-type="string" office:string-value="https://stackoverflow.com/q/41456030" calcext:value-type="string">
            <text:p>https://stackoverflow.com/q/41456030</text:p>
          </table:table-cell>
        </table:table-row>
        <table:table-row table:style-name="ro1">
          <table:table-cell office:value-type="float" office:value="7256569" calcext:value-type="float">
            <text:p>7256569</text:p>
          </table:table-cell>
          <table:table-cell table:formula="of:=HYPERLINK(COM.MICROSOFT.CONCAT(&quot;https://stackoverflow.com/q/&quot;; [.A331]))" office:value-type="string" office:string-value="https://stackoverflow.com/q/7256569" calcext:value-type="string">
            <text:p>https://stackoverflow.com/q/7256569</text:p>
          </table:table-cell>
        </table:table-row>
        <table:table-row table:style-name="ro1">
          <table:table-cell office:value-type="float" office:value="3132787" calcext:value-type="float">
            <text:p>3132787</text:p>
          </table:table-cell>
          <table:table-cell table:formula="of:=HYPERLINK(COM.MICROSOFT.CONCAT(&quot;https://stackoverflow.com/q/&quot;; [.A332]))" office:value-type="string" office:string-value="https://stackoverflow.com/q/3132787" calcext:value-type="string">
            <text:p>https://stackoverflow.com/q/3132787</text:p>
          </table:table-cell>
        </table:table-row>
        <table:table-row table:style-name="ro1">
          <table:table-cell office:value-type="float" office:value="7503009" calcext:value-type="float">
            <text:p>7503009</text:p>
          </table:table-cell>
          <table:table-cell table:formula="of:=HYPERLINK(COM.MICROSOFT.CONCAT(&quot;https://stackoverflow.com/q/&quot;; [.A333]))" office:value-type="string" office:string-value="https://stackoverflow.com/q/7503009" calcext:value-type="string">
            <text:p>https://stackoverflow.com/q/7503009</text:p>
          </table:table-cell>
        </table:table-row>
        <table:table-row table:style-name="ro1">
          <table:table-cell office:value-type="float" office:value="10435219" calcext:value-type="float">
            <text:p>10435219</text:p>
          </table:table-cell>
          <table:table-cell table:formula="of:=HYPERLINK(COM.MICROSOFT.CONCAT(&quot;https://stackoverflow.com/q/&quot;; [.A334]))" office:value-type="string" office:string-value="https://stackoverflow.com/q/10435219" calcext:value-type="string">
            <text:p>https://stackoverflow.com/q/10435219</text:p>
          </table:table-cell>
        </table:table-row>
        <table:table-row table:style-name="ro1">
          <table:table-cell office:value-type="float" office:value="29114718" calcext:value-type="float">
            <text:p>29114718</text:p>
          </table:table-cell>
          <table:table-cell table:formula="of:=HYPERLINK(COM.MICROSOFT.CONCAT(&quot;https://stackoverflow.com/q/&quot;; [.A335]))" office:value-type="string" office:string-value="https://stackoverflow.com/q/29114718" calcext:value-type="string">
            <text:p>https://stackoverflow.com/q/29114718</text:p>
          </table:table-cell>
        </table:table-row>
        <table:table-row table:style-name="ro1">
          <table:table-cell office:value-type="float" office:value="46861614" calcext:value-type="float">
            <text:p>46861614</text:p>
          </table:table-cell>
          <table:table-cell table:formula="of:=HYPERLINK(COM.MICROSOFT.CONCAT(&quot;https://stackoverflow.com/q/&quot;; [.A336]))" office:value-type="string" office:string-value="https://stackoverflow.com/q/46861614" calcext:value-type="string">
            <text:p>https://stackoverflow.com/q/46861614</text:p>
          </table:table-cell>
        </table:table-row>
        <table:table-row table:style-name="ro1">
          <table:table-cell office:value-type="float" office:value="5665061" calcext:value-type="float">
            <text:p>5665061</text:p>
          </table:table-cell>
          <table:table-cell table:formula="of:=HYPERLINK(COM.MICROSOFT.CONCAT(&quot;https://stackoverflow.com/q/&quot;; [.A337]))" office:value-type="string" office:string-value="https://stackoverflow.com/q/5665061" calcext:value-type="string">
            <text:p>https://stackoverflow.com/q/5665061</text:p>
          </table:table-cell>
        </table:table-row>
        <table:table-row table:style-name="ro1">
          <table:table-cell office:value-type="float" office:value="15034573" calcext:value-type="float">
            <text:p>15034573</text:p>
          </table:table-cell>
          <table:table-cell table:formula="of:=HYPERLINK(COM.MICROSOFT.CONCAT(&quot;https://stackoverflow.com/q/&quot;; [.A338]))" office:value-type="string" office:string-value="https://stackoverflow.com/q/15034573" calcext:value-type="string">
            <text:p>https://stackoverflow.com/q/15034573</text:p>
          </table:table-cell>
        </table:table-row>
        <table:table-row table:style-name="ro1">
          <table:table-cell office:value-type="float" office:value="40663087" calcext:value-type="float">
            <text:p>40663087</text:p>
          </table:table-cell>
          <table:table-cell table:formula="of:=HYPERLINK(COM.MICROSOFT.CONCAT(&quot;https://stackoverflow.com/q/&quot;; [.A339]))" office:value-type="string" office:string-value="https://stackoverflow.com/q/40663087" calcext:value-type="string">
            <text:p>https://stackoverflow.com/q/40663087</text:p>
          </table:table-cell>
        </table:table-row>
        <table:table-row table:style-name="ro1">
          <table:table-cell office:value-type="float" office:value="21016812" calcext:value-type="float">
            <text:p>21016812</text:p>
          </table:table-cell>
          <table:table-cell table:formula="of:=HYPERLINK(COM.MICROSOFT.CONCAT(&quot;https://stackoverflow.com/q/&quot;; [.A340]))" office:value-type="string" office:string-value="https://stackoverflow.com/q/21016812" calcext:value-type="string">
            <text:p>https://stackoverflow.com/q/21016812</text:p>
          </table:table-cell>
        </table:table-row>
        <table:table-row table:style-name="ro1">
          <table:table-cell office:value-type="float" office:value="44005059" calcext:value-type="float">
            <text:p>44005059</text:p>
          </table:table-cell>
          <table:table-cell table:formula="of:=HYPERLINK(COM.MICROSOFT.CONCAT(&quot;https://stackoverflow.com/q/&quot;; [.A341]))" office:value-type="string" office:string-value="https://stackoverflow.com/q/44005059" calcext:value-type="string">
            <text:p>https://stackoverflow.com/q/44005059</text:p>
          </table:table-cell>
        </table:table-row>
        <table:table-row table:style-name="ro1">
          <table:table-cell office:value-type="float" office:value="37157791" calcext:value-type="float">
            <text:p>37157791</text:p>
          </table:table-cell>
          <table:table-cell table:formula="of:=HYPERLINK(COM.MICROSOFT.CONCAT(&quot;https://stackoverflow.com/q/&quot;; [.A342]))" office:value-type="string" office:string-value="https://stackoverflow.com/q/37157791" calcext:value-type="string">
            <text:p>https://stackoverflow.com/q/37157791</text:p>
          </table:table-cell>
        </table:table-row>
        <table:table-row table:style-name="ro1">
          <table:table-cell office:value-type="float" office:value="5884025" calcext:value-type="float">
            <text:p>5884025</text:p>
          </table:table-cell>
          <table:table-cell table:formula="of:=HYPERLINK(COM.MICROSOFT.CONCAT(&quot;https://stackoverflow.com/q/&quot;; [.A343]))" office:value-type="string" office:string-value="https://stackoverflow.com/q/5884025" calcext:value-type="string">
            <text:p>https://stackoverflow.com/q/5884025</text:p>
          </table:table-cell>
        </table:table-row>
        <table:table-row table:style-name="ro1">
          <table:table-cell office:value-type="float" office:value="6808191" calcext:value-type="float">
            <text:p>6808191</text:p>
          </table:table-cell>
          <table:table-cell table:formula="of:=HYPERLINK(COM.MICROSOFT.CONCAT(&quot;https://stackoverflow.com/q/&quot;; [.A344]))" office:value-type="string" office:string-value="https://stackoverflow.com/q/6808191" calcext:value-type="string">
            <text:p>https://stackoverflow.com/q/6808191</text:p>
          </table:table-cell>
        </table:table-row>
        <table:table-row table:style-name="ro1">
          <table:table-cell office:value-type="float" office:value="29330400" calcext:value-type="float">
            <text:p>29330400</text:p>
          </table:table-cell>
          <table:table-cell table:formula="of:=HYPERLINK(COM.MICROSOFT.CONCAT(&quot;https://stackoverflow.com/q/&quot;; [.A345]))" office:value-type="string" office:string-value="https://stackoverflow.com/q/29330400" calcext:value-type="string">
            <text:p>https://stackoverflow.com/q/29330400</text:p>
          </table:table-cell>
        </table:table-row>
        <table:table-row table:style-name="ro1">
          <table:table-cell office:value-type="float" office:value="36845409" calcext:value-type="float">
            <text:p>36845409</text:p>
          </table:table-cell>
          <table:table-cell table:formula="of:=HYPERLINK(COM.MICROSOFT.CONCAT(&quot;https://stackoverflow.com/q/&quot;; [.A346]))" office:value-type="string" office:string-value="https://stackoverflow.com/q/36845409" calcext:value-type="string">
            <text:p>https://stackoverflow.com/q/36845409</text:p>
          </table:table-cell>
        </table:table-row>
        <table:table-row table:style-name="ro1">
          <table:table-cell office:value-type="float" office:value="15205771" calcext:value-type="float">
            <text:p>15205771</text:p>
          </table:table-cell>
          <table:table-cell table:formula="of:=HYPERLINK(COM.MICROSOFT.CONCAT(&quot;https://stackoverflow.com/q/&quot;; [.A347]))" office:value-type="string" office:string-value="https://stackoverflow.com/q/15205771" calcext:value-type="string">
            <text:p>https://stackoverflow.com/q/15205771</text:p>
          </table:table-cell>
        </table:table-row>
        <table:table-row table:style-name="ro1">
          <table:table-cell office:value-type="float" office:value="8902123" calcext:value-type="float">
            <text:p>8902123</text:p>
          </table:table-cell>
          <table:table-cell table:formula="of:=HYPERLINK(COM.MICROSOFT.CONCAT(&quot;https://stackoverflow.com/q/&quot;; [.A348]))" office:value-type="string" office:string-value="https://stackoverflow.com/q/8902123" calcext:value-type="string">
            <text:p>https://stackoverflow.com/q/8902123</text:p>
          </table:table-cell>
        </table:table-row>
        <table:table-row table:style-name="ro1">
          <table:table-cell office:value-type="float" office:value="40709018" calcext:value-type="float">
            <text:p>40709018</text:p>
          </table:table-cell>
          <table:table-cell table:formula="of:=HYPERLINK(COM.MICROSOFT.CONCAT(&quot;https://stackoverflow.com/q/&quot;; [.A349]))" office:value-type="string" office:string-value="https://stackoverflow.com/q/40709018" calcext:value-type="string">
            <text:p>https://stackoverflow.com/q/40709018</text:p>
          </table:table-cell>
        </table:table-row>
        <table:table-row table:style-name="ro1">
          <table:table-cell office:value-type="float" office:value="21263524" calcext:value-type="float">
            <text:p>21263524</text:p>
          </table:table-cell>
          <table:table-cell table:formula="of:=HYPERLINK(COM.MICROSOFT.CONCAT(&quot;https://stackoverflow.com/q/&quot;; [.A350]))" office:value-type="string" office:string-value="https://stackoverflow.com/q/21263524" calcext:value-type="string">
            <text:p>https://stackoverflow.com/q/21263524</text:p>
          </table:table-cell>
        </table:table-row>
        <table:table-row table:style-name="ro1">
          <table:table-cell office:value-type="float" office:value="23468770" calcext:value-type="float">
            <text:p>23468770</text:p>
          </table:table-cell>
          <table:table-cell table:formula="of:=HYPERLINK(COM.MICROSOFT.CONCAT(&quot;https://stackoverflow.com/q/&quot;; [.A351]))" office:value-type="string" office:string-value="https://stackoverflow.com/q/23468770" calcext:value-type="string">
            <text:p>https://stackoverflow.com/q/23468770</text:p>
          </table:table-cell>
        </table:table-row>
        <table:table-row table:style-name="ro1">
          <table:table-cell office:value-type="float" office:value="31158895" calcext:value-type="float">
            <text:p>31158895</text:p>
          </table:table-cell>
          <table:table-cell table:formula="of:=HYPERLINK(COM.MICROSOFT.CONCAT(&quot;https://stackoverflow.com/q/&quot;; [.A352]))" office:value-type="string" office:string-value="https://stackoverflow.com/q/31158895" calcext:value-type="string">
            <text:p>https://stackoverflow.com/q/31158895</text:p>
          </table:table-cell>
        </table:table-row>
        <table:table-row table:style-name="ro1">
          <table:table-cell office:value-type="float" office:value="28456693" calcext:value-type="float">
            <text:p>28456693</text:p>
          </table:table-cell>
          <table:table-cell table:formula="of:=HYPERLINK(COM.MICROSOFT.CONCAT(&quot;https://stackoverflow.com/q/&quot;; [.A353]))" office:value-type="string" office:string-value="https://stackoverflow.com/q/28456693" calcext:value-type="string">
            <text:p>https://stackoverflow.com/q/28456693</text:p>
          </table:table-cell>
        </table:table-row>
        <table:table-row table:style-name="ro1">
          <table:table-cell office:value-type="float" office:value="33224325" calcext:value-type="float">
            <text:p>33224325</text:p>
          </table:table-cell>
          <table:table-cell table:formula="of:=HYPERLINK(COM.MICROSOFT.CONCAT(&quot;https://stackoverflow.com/q/&quot;; [.A354]))" office:value-type="string" office:string-value="https://stackoverflow.com/q/33224325" calcext:value-type="string">
            <text:p>https://stackoverflow.com/q/33224325</text:p>
          </table:table-cell>
        </table:table-row>
        <table:table-row table:style-name="ro1">
          <table:table-cell office:value-type="float" office:value="43426798" calcext:value-type="float">
            <text:p>43426798</text:p>
          </table:table-cell>
          <table:table-cell table:formula="of:=HYPERLINK(COM.MICROSOFT.CONCAT(&quot;https://stackoverflow.com/q/&quot;; [.A355]))" office:value-type="string" office:string-value="https://stackoverflow.com/q/43426798" calcext:value-type="string">
            <text:p>https://stackoverflow.com/q/43426798</text:p>
          </table:table-cell>
        </table:table-row>
        <table:table-row table:style-name="ro1">
          <table:table-cell office:value-type="float" office:value="14827306" calcext:value-type="float">
            <text:p>14827306</text:p>
          </table:table-cell>
          <table:table-cell table:formula="of:=HYPERLINK(COM.MICROSOFT.CONCAT(&quot;https://stackoverflow.com/q/&quot;; [.A356]))" office:value-type="string" office:string-value="https://stackoverflow.com/q/14827306" calcext:value-type="string">
            <text:p>https://stackoverflow.com/q/14827306</text:p>
          </table:table-cell>
        </table:table-row>
        <table:table-row table:style-name="ro1">
          <table:table-cell office:value-type="float" office:value="24574159" calcext:value-type="float">
            <text:p>24574159</text:p>
          </table:table-cell>
          <table:table-cell table:formula="of:=HYPERLINK(COM.MICROSOFT.CONCAT(&quot;https://stackoverflow.com/q/&quot;; [.A357]))" office:value-type="string" office:string-value="https://stackoverflow.com/q/24574159" calcext:value-type="string">
            <text:p>https://stackoverflow.com/q/24574159</text:p>
          </table:table-cell>
        </table:table-row>
        <table:table-row table:style-name="ro1">
          <table:table-cell office:value-type="float" office:value="24722247" calcext:value-type="float">
            <text:p>24722247</text:p>
          </table:table-cell>
          <table:table-cell table:formula="of:=HYPERLINK(COM.MICROSOFT.CONCAT(&quot;https://stackoverflow.com/q/&quot;; [.A358]))" office:value-type="string" office:string-value="https://stackoverflow.com/q/24722247" calcext:value-type="string">
            <text:p>https://stackoverflow.com/q/24722247</text:p>
          </table:table-cell>
        </table:table-row>
        <table:table-row table:style-name="ro1">
          <table:table-cell office:value-type="float" office:value="3416804" calcext:value-type="float">
            <text:p>3416804</text:p>
          </table:table-cell>
          <table:table-cell table:formula="of:=HYPERLINK(COM.MICROSOFT.CONCAT(&quot;https://stackoverflow.com/q/&quot;; [.A359]))" office:value-type="string" office:string-value="https://stackoverflow.com/q/3416804" calcext:value-type="string">
            <text:p>https://stackoverflow.com/q/3416804</text:p>
          </table:table-cell>
        </table:table-row>
        <table:table-row table:style-name="ro1">
          <table:table-cell office:value-type="float" office:value="17598289" calcext:value-type="float">
            <text:p>17598289</text:p>
          </table:table-cell>
          <table:table-cell table:formula="of:=HYPERLINK(COM.MICROSOFT.CONCAT(&quot;https://stackoverflow.com/q/&quot;; [.A360]))" office:value-type="string" office:string-value="https://stackoverflow.com/q/17598289" calcext:value-type="string">
            <text:p>https://stackoverflow.com/q/17598289</text:p>
          </table:table-cell>
        </table:table-row>
        <table:table-row table:style-name="ro1">
          <table:table-cell office:value-type="float" office:value="14563354" calcext:value-type="float">
            <text:p>14563354</text:p>
          </table:table-cell>
          <table:table-cell table:formula="of:=HYPERLINK(COM.MICROSOFT.CONCAT(&quot;https://stackoverflow.com/q/&quot;; [.A361]))" office:value-type="string" office:string-value="https://stackoverflow.com/q/14563354" calcext:value-type="string">
            <text:p>https://stackoverflow.com/q/14563354</text:p>
          </table:table-cell>
        </table:table-row>
        <table:table-row table:style-name="ro1">
          <table:table-cell office:value-type="float" office:value="41981529" calcext:value-type="float">
            <text:p>41981529</text:p>
          </table:table-cell>
          <table:table-cell table:formula="of:=HYPERLINK(COM.MICROSOFT.CONCAT(&quot;https://stackoverflow.com/q/&quot;; [.A362]))" office:value-type="string" office:string-value="https://stackoverflow.com/q/41981529" calcext:value-type="string">
            <text:p>https://stackoverflow.com/q/41981529</text:p>
          </table:table-cell>
        </table:table-row>
        <table:table-row table:style-name="ro1">
          <table:table-cell office:value-type="float" office:value="17137562" calcext:value-type="float">
            <text:p>17137562</text:p>
          </table:table-cell>
          <table:table-cell table:formula="of:=HYPERLINK(COM.MICROSOFT.CONCAT(&quot;https://stackoverflow.com/q/&quot;; [.A363]))" office:value-type="string" office:string-value="https://stackoverflow.com/q/17137562" calcext:value-type="string">
            <text:p>https://stackoverflow.com/q/17137562</text:p>
          </table:table-cell>
        </table:table-row>
        <table:table-row table:style-name="ro1">
          <table:table-cell office:value-type="float" office:value="3043033" calcext:value-type="float">
            <text:p>3043033</text:p>
          </table:table-cell>
          <table:table-cell table:formula="of:=HYPERLINK(COM.MICROSOFT.CONCAT(&quot;https://stackoverflow.com/q/&quot;; [.A364]))" office:value-type="string" office:string-value="https://stackoverflow.com/q/3043033" calcext:value-type="string">
            <text:p>https://stackoverflow.com/q/3043033</text:p>
          </table:table-cell>
        </table:table-row>
        <table:table-row table:style-name="ro1">
          <table:table-cell office:value-type="float" office:value="10492956" calcext:value-type="float">
            <text:p>10492956</text:p>
          </table:table-cell>
          <table:table-cell table:formula="of:=HYPERLINK(COM.MICROSOFT.CONCAT(&quot;https://stackoverflow.com/q/&quot;; [.A365]))" office:value-type="string" office:string-value="https://stackoverflow.com/q/10492956" calcext:value-type="string">
            <text:p>https://stackoverflow.com/q/10492956</text:p>
          </table:table-cell>
        </table:table-row>
        <table:table-row table:style-name="ro1">
          <table:table-cell office:value-type="float" office:value="31938036" calcext:value-type="float">
            <text:p>31938036</text:p>
          </table:table-cell>
          <table:table-cell table:formula="of:=HYPERLINK(COM.MICROSOFT.CONCAT(&quot;https://stackoverflow.com/q/&quot;; [.A366]))" office:value-type="string" office:string-value="https://stackoverflow.com/q/31938036" calcext:value-type="string">
            <text:p>https://stackoverflow.com/q/31938036</text:p>
          </table:table-cell>
        </table:table-row>
        <table:table-row table:style-name="ro1">
          <table:table-cell office:value-type="float" office:value="26313429" calcext:value-type="float">
            <text:p>26313429</text:p>
          </table:table-cell>
          <table:table-cell table:formula="of:=HYPERLINK(COM.MICROSOFT.CONCAT(&quot;https://stackoverflow.com/q/&quot;; [.A367]))" office:value-type="string" office:string-value="https://stackoverflow.com/q/26313429" calcext:value-type="string">
            <text:p>https://stackoverflow.com/q/26313429</text:p>
          </table:table-cell>
        </table:table-row>
        <table:table-row table:style-name="ro1">
          <table:table-cell office:value-type="float" office:value="23626034" calcext:value-type="float">
            <text:p>23626034</text:p>
          </table:table-cell>
          <table:table-cell table:formula="of:=HYPERLINK(COM.MICROSOFT.CONCAT(&quot;https://stackoverflow.com/q/&quot;; [.A368]))" office:value-type="string" office:string-value="https://stackoverflow.com/q/23626034" calcext:value-type="string">
            <text:p>https://stackoverflow.com/q/23626034</text:p>
          </table:table-cell>
        </table:table-row>
        <table:table-row table:style-name="ro1">
          <table:table-cell office:value-type="float" office:value="48806833" calcext:value-type="float">
            <text:p>48806833</text:p>
          </table:table-cell>
          <table:table-cell table:formula="of:=HYPERLINK(COM.MICROSOFT.CONCAT(&quot;https://stackoverflow.com/q/&quot;; [.A369]))" office:value-type="string" office:string-value="https://stackoverflow.com/q/48806833" calcext:value-type="string">
            <text:p>https://stackoverflow.com/q/48806833</text:p>
          </table:table-cell>
        </table:table-row>
        <table:table-row table:style-name="ro1">
          <table:table-cell office:value-type="float" office:value="12384779" calcext:value-type="float">
            <text:p>12384779</text:p>
          </table:table-cell>
          <table:table-cell table:formula="of:=HYPERLINK(COM.MICROSOFT.CONCAT(&quot;https://stackoverflow.com/q/&quot;; [.A370]))" office:value-type="string" office:string-value="https://stackoverflow.com/q/12384779" calcext:value-type="string">
            <text:p>https://stackoverflow.com/q/12384779</text:p>
          </table:table-cell>
        </table:table-row>
        <table:table-row table:style-name="ro1">
          <table:table-cell office:value-type="float" office:value="6099411" calcext:value-type="float">
            <text:p>6099411</text:p>
          </table:table-cell>
          <table:table-cell table:formula="of:=HYPERLINK(COM.MICROSOFT.CONCAT(&quot;https://stackoverflow.com/q/&quot;; [.A371]))" office:value-type="string" office:string-value="https://stackoverflow.com/q/6099411" calcext:value-type="string">
            <text:p>https://stackoverflow.com/q/6099411</text:p>
          </table:table-cell>
        </table:table-row>
        <table:table-row table:style-name="ro1">
          <table:table-cell office:value-type="float" office:value="25333017" calcext:value-type="float">
            <text:p>25333017</text:p>
          </table:table-cell>
          <table:table-cell table:formula="of:=HYPERLINK(COM.MICROSOFT.CONCAT(&quot;https://stackoverflow.com/q/&quot;; [.A372]))" office:value-type="string" office:string-value="https://stackoverflow.com/q/25333017" calcext:value-type="string">
            <text:p>https://stackoverflow.com/q/25333017</text:p>
          </table:table-cell>
        </table:table-row>
        <table:table-row table:style-name="ro1">
          <table:table-cell office:value-type="float" office:value="37886708" calcext:value-type="float">
            <text:p>37886708</text:p>
          </table:table-cell>
          <table:table-cell table:formula="of:=HYPERLINK(COM.MICROSOFT.CONCAT(&quot;https://stackoverflow.com/q/&quot;; [.A373]))" office:value-type="string" office:string-value="https://stackoverflow.com/q/37886708" calcext:value-type="string">
            <text:p>https://stackoverflow.com/q/37886708</text:p>
          </table:table-cell>
        </table:table-row>
        <table:table-row table:style-name="ro1">
          <table:table-cell office:value-type="float" office:value="18487605" calcext:value-type="float">
            <text:p>18487605</text:p>
          </table:table-cell>
          <table:table-cell table:formula="of:=HYPERLINK(COM.MICROSOFT.CONCAT(&quot;https://stackoverflow.com/q/&quot;; [.A374]))" office:value-type="string" office:string-value="https://stackoverflow.com/q/18487605" calcext:value-type="string">
            <text:p>https://stackoverflow.com/q/18487605</text:p>
          </table:table-cell>
        </table:table-row>
        <table:table-row table:style-name="ro1">
          <table:table-cell office:value-type="float" office:value="16693968" calcext:value-type="float">
            <text:p>16693968</text:p>
          </table:table-cell>
          <table:table-cell table:formula="of:=HYPERLINK(COM.MICROSOFT.CONCAT(&quot;https://stackoverflow.com/q/&quot;; [.A375]))" office:value-type="string" office:string-value="https://stackoverflow.com/q/16693968" calcext:value-type="string">
            <text:p>https://stackoverflow.com/q/16693968</text:p>
          </table:table-cell>
        </table:table-row>
        <table:table-row table:style-name="ro1">
          <table:table-cell office:value-type="float" office:value="2461548" calcext:value-type="float">
            <text:p>2461548</text:p>
          </table:table-cell>
          <table:table-cell table:formula="of:=HYPERLINK(COM.MICROSOFT.CONCAT(&quot;https://stackoverflow.com/q/&quot;; [.A376]))" office:value-type="string" office:string-value="https://stackoverflow.com/q/2461548" calcext:value-type="string">
            <text:p>https://stackoverflow.com/q/2461548</text:p>
          </table:table-cell>
        </table:table-row>
        <table:table-row table:style-name="ro1">
          <table:table-cell office:value-type="float" office:value="31598033" calcext:value-type="float">
            <text:p>31598033</text:p>
          </table:table-cell>
          <table:table-cell table:formula="of:=HYPERLINK(COM.MICROSOFT.CONCAT(&quot;https://stackoverflow.com/q/&quot;; [.A377]))" office:value-type="string" office:string-value="https://stackoverflow.com/q/31598033" calcext:value-type="string">
            <text:p>https://stackoverflow.com/q/31598033</text:p>
          </table:table-cell>
        </table:table-row>
        <table:table-row table:style-name="ro1">
          <table:table-cell office:value-type="float" office:value="42044074" calcext:value-type="float">
            <text:p>42044074</text:p>
          </table:table-cell>
          <table:table-cell table:formula="of:=HYPERLINK(COM.MICROSOFT.CONCAT(&quot;https://stackoverflow.com/q/&quot;; [.A378]))" office:value-type="string" office:string-value="https://stackoverflow.com/q/42044074" calcext:value-type="string">
            <text:p>https://stackoverflow.com/q/42044074</text:p>
          </table:table-cell>
        </table:table-row>
        <table:table-row table:style-name="ro1">
          <table:table-cell office:value-type="float" office:value="35824854" calcext:value-type="float">
            <text:p>35824854</text:p>
          </table:table-cell>
          <table:table-cell table:formula="of:=HYPERLINK(COM.MICROSOFT.CONCAT(&quot;https://stackoverflow.com/q/&quot;; [.A379]))" office:value-type="string" office:string-value="https://stackoverflow.com/q/35824854" calcext:value-type="string">
            <text:p>https://stackoverflow.com/q/35824854</text:p>
          </table:table-cell>
        </table:table-row>
        <table:table-row table:style-name="ro1">
          <table:table-cell office:value-type="float" office:value="16509944" calcext:value-type="float">
            <text:p>16509944</text:p>
          </table:table-cell>
          <table:table-cell table:formula="of:=HYPERLINK(COM.MICROSOFT.CONCAT(&quot;https://stackoverflow.com/q/&quot;; [.A380]))" office:value-type="string" office:string-value="https://stackoverflow.com/q/16509944" calcext:value-type="string">
            <text:p>https://stackoverflow.com/q/16509944</text:p>
          </table:table-cell>
        </table:table-row>
        <table:table-row table:style-name="ro1">
          <table:table-cell office:value-type="float" office:value="16740662" calcext:value-type="float">
            <text:p>16740662</text:p>
          </table:table-cell>
          <table:table-cell table:formula="of:=HYPERLINK(COM.MICROSOFT.CONCAT(&quot;https://stackoverflow.com/q/&quot;; [.A381]))" office:value-type="string" office:string-value="https://stackoverflow.com/q/16740662" calcext:value-type="string">
            <text:p>https://stackoverflow.com/q/16740662</text:p>
          </table:table-cell>
        </table:table-row>
        <table:table-row table:style-name="ro1">
          <table:table-cell office:value-type="float" office:value="47902755" calcext:value-type="float">
            <text:p>47902755</text:p>
          </table:table-cell>
          <table:table-cell table:formula="of:=HYPERLINK(COM.MICROSOFT.CONCAT(&quot;https://stackoverflow.com/q/&quot;; [.A382]))" office:value-type="string" office:string-value="https://stackoverflow.com/q/47902755" calcext:value-type="string">
            <text:p>https://stackoverflow.com/q/47902755</text:p>
          </table:table-cell>
        </table:table-row>
        <table:table-row table:style-name="ro1">
          <table:table-cell office:value-type="float" office:value="41277533" calcext:value-type="float">
            <text:p>41277533</text:p>
          </table:table-cell>
          <table:table-cell table:formula="of:=HYPERLINK(COM.MICROSOFT.CONCAT(&quot;https://stackoverflow.com/q/&quot;; [.A383]))" office:value-type="string" office:string-value="https://stackoverflow.com/q/41277533" calcext:value-type="string">
            <text:p>https://stackoverflow.com/q/41277533</text:p>
          </table:table-cell>
        </table:table-row>
        <table:table-row table:style-name="ro1">
          <table:table-cell office:value-type="float" office:value="15480500" calcext:value-type="float">
            <text:p>15480500</text:p>
          </table:table-cell>
          <table:table-cell table:formula="of:=HYPERLINK(COM.MICROSOFT.CONCAT(&quot;https://stackoverflow.com/q/&quot;; [.A384]))" office:value-type="string" office:string-value="https://stackoverflow.com/q/15480500" calcext:value-type="string">
            <text:p>https://stackoverflow.com/q/15480500</text:p>
          </table:table-cell>
        </table:table-row>
        <table:table-row table:style-name="ro1">
          <table:table-cell office:value-type="float" office:value="41879090" calcext:value-type="float">
            <text:p>41879090</text:p>
          </table:table-cell>
          <table:table-cell table:formula="of:=HYPERLINK(COM.MICROSOFT.CONCAT(&quot;https://stackoverflow.com/q/&quot;; [.A385]))" office:value-type="string" office:string-value="https://stackoverflow.com/q/41879090" calcext:value-type="string">
            <text:p>https://stackoverflow.com/q/41879090</text:p>
          </table:table-cell>
        </table:table-row>
        <table:table-row table:style-name="ro1">
          <table:table-cell office:value-type="float" office:value="25567133" calcext:value-type="float">
            <text:p>25567133</text:p>
          </table:table-cell>
          <table:table-cell table:formula="of:=HYPERLINK(COM.MICROSOFT.CONCAT(&quot;https://stackoverflow.com/q/&quot;; [.A386]))" office:value-type="string" office:string-value="https://stackoverflow.com/q/25567133" calcext:value-type="string">
            <text:p>https://stackoverflow.com/q/25567133</text:p>
          </table:table-cell>
        </table:table-row>
        <table:table-row table:style-name="ro1">
          <table:table-cell office:value-type="float" office:value="18305770" calcext:value-type="float">
            <text:p>18305770</text:p>
          </table:table-cell>
          <table:table-cell table:formula="of:=HYPERLINK(COM.MICROSOFT.CONCAT(&quot;https://stackoverflow.com/q/&quot;; [.A387]))" office:value-type="string" office:string-value="https://stackoverflow.com/q/18305770" calcext:value-type="string">
            <text:p>https://stackoverflow.com/q/18305770</text:p>
          </table:table-cell>
        </table:table-row>
        <table:table-row table:style-name="ro1">
          <table:table-cell office:value-type="float" office:value="35650930" calcext:value-type="float">
            <text:p>35650930</text:p>
          </table:table-cell>
          <table:table-cell table:formula="of:=HYPERLINK(COM.MICROSOFT.CONCAT(&quot;https://stackoverflow.com/q/&quot;; [.A388]))" office:value-type="string" office:string-value="https://stackoverflow.com/q/35650930" calcext:value-type="string">
            <text:p>https://stackoverflow.com/q/35650930</text:p>
          </table:table-cell>
        </table:table-row>
        <table:table-row table:style-name="ro1">
          <table:table-cell office:value-type="float" office:value="3240700" calcext:value-type="float">
            <text:p>3240700</text:p>
          </table:table-cell>
          <table:table-cell table:formula="of:=HYPERLINK(COM.MICROSOFT.CONCAT(&quot;https://stackoverflow.com/q/&quot;; [.A389]))" office:value-type="string" office:string-value="https://stackoverflow.com/q/3240700" calcext:value-type="string">
            <text:p>https://stackoverflow.com/q/3240700</text:p>
          </table:table-cell>
        </table:table-row>
        <table:table-row table:style-name="ro1">
          <table:table-cell office:value-type="float" office:value="1205214" calcext:value-type="float">
            <text:p>1205214</text:p>
          </table:table-cell>
          <table:table-cell table:formula="of:=HYPERLINK(COM.MICROSOFT.CONCAT(&quot;https://stackoverflow.com/q/&quot;; [.A390]))" office:value-type="string" office:string-value="https://stackoverflow.com/q/1205214" calcext:value-type="string">
            <text:p>https://stackoverflow.com/q/1205214</text:p>
          </table:table-cell>
        </table:table-row>
        <table:table-row table:style-name="ro1">
          <table:table-cell office:value-type="float" office:value="35784273" calcext:value-type="float">
            <text:p>35784273</text:p>
          </table:table-cell>
          <table:table-cell table:formula="of:=HYPERLINK(COM.MICROSOFT.CONCAT(&quot;https://stackoverflow.com/q/&quot;; [.A391]))" office:value-type="string" office:string-value="https://stackoverflow.com/q/35784273" calcext:value-type="string">
            <text:p>https://stackoverflow.com/q/35784273</text:p>
          </table:table-cell>
        </table:table-row>
        <table:table-row table:style-name="ro1">
          <table:table-cell office:value-type="float" office:value="7456179" calcext:value-type="float">
            <text:p>7456179</text:p>
          </table:table-cell>
          <table:table-cell table:formula="of:=HYPERLINK(COM.MICROSOFT.CONCAT(&quot;https://stackoverflow.com/q/&quot;; [.A392]))" office:value-type="string" office:string-value="https://stackoverflow.com/q/7456179" calcext:value-type="string">
            <text:p>https://stackoverflow.com/q/7456179</text:p>
          </table:table-cell>
        </table:table-row>
        <table:table-row table:style-name="ro1">
          <table:table-cell office:value-type="float" office:value="14597312" calcext:value-type="float">
            <text:p>14597312</text:p>
          </table:table-cell>
          <table:table-cell table:formula="of:=HYPERLINK(COM.MICROSOFT.CONCAT(&quot;https://stackoverflow.com/q/&quot;; [.A393]))" office:value-type="string" office:string-value="https://stackoverflow.com/q/14597312" calcext:value-type="string">
            <text:p>https://stackoverflow.com/q/14597312</text:p>
          </table:table-cell>
        </table:table-row>
        <table:table-row table:style-name="ro1">
          <table:table-cell office:value-type="float" office:value="3791730" calcext:value-type="float">
            <text:p>3791730</text:p>
          </table:table-cell>
          <table:table-cell table:formula="of:=HYPERLINK(COM.MICROSOFT.CONCAT(&quot;https://stackoverflow.com/q/&quot;; [.A394]))" office:value-type="string" office:string-value="https://stackoverflow.com/q/3791730" calcext:value-type="string">
            <text:p>https://stackoverflow.com/q/3791730</text:p>
          </table:table-cell>
        </table:table-row>
        <table:table-row table:style-name="ro1">
          <table:table-cell office:value-type="float" office:value="28371206" calcext:value-type="float">
            <text:p>28371206</text:p>
          </table:table-cell>
          <table:table-cell table:formula="of:=HYPERLINK(COM.MICROSOFT.CONCAT(&quot;https://stackoverflow.com/q/&quot;; [.A395]))" office:value-type="string" office:string-value="https://stackoverflow.com/q/28371206" calcext:value-type="string">
            <text:p>https://stackoverflow.com/q/28371206</text:p>
          </table:table-cell>
        </table:table-row>
        <table:table-row table:style-name="ro1">
          <table:table-cell office:value-type="float" office:value="7428733" calcext:value-type="float">
            <text:p>7428733</text:p>
          </table:table-cell>
          <table:table-cell table:formula="of:=HYPERLINK(COM.MICROSOFT.CONCAT(&quot;https://stackoverflow.com/q/&quot;; [.A396]))" office:value-type="string" office:string-value="https://stackoverflow.com/q/7428733" calcext:value-type="string">
            <text:p>https://stackoverflow.com/q/7428733</text:p>
          </table:table-cell>
        </table:table-row>
        <table:table-row table:style-name="ro1">
          <table:table-cell office:value-type="float" office:value="22584700" calcext:value-type="float">
            <text:p>22584700</text:p>
          </table:table-cell>
          <table:table-cell table:formula="of:=HYPERLINK(COM.MICROSOFT.CONCAT(&quot;https://stackoverflow.com/q/&quot;; [.A397]))" office:value-type="string" office:string-value="https://stackoverflow.com/q/22584700" calcext:value-type="string">
            <text:p>https://stackoverflow.com/q/22584700</text:p>
          </table:table-cell>
        </table:table-row>
        <table:table-row table:style-name="ro1">
          <table:table-cell office:value-type="float" office:value="1086938" calcext:value-type="float">
            <text:p>1086938</text:p>
          </table:table-cell>
          <table:table-cell table:formula="of:=HYPERLINK(COM.MICROSOFT.CONCAT(&quot;https://stackoverflow.com/q/&quot;; [.A398]))" office:value-type="string" office:string-value="https://stackoverflow.com/q/1086938" calcext:value-type="string">
            <text:p>https://stackoverflow.com/q/1086938</text:p>
          </table:table-cell>
        </table:table-row>
        <table:table-row table:style-name="ro1">
          <table:table-cell office:value-type="float" office:value="8578843" calcext:value-type="float">
            <text:p>8578843</text:p>
          </table:table-cell>
          <table:table-cell table:formula="of:=HYPERLINK(COM.MICROSOFT.CONCAT(&quot;https://stackoverflow.com/q/&quot;; [.A399]))" office:value-type="string" office:string-value="https://stackoverflow.com/q/8578843" calcext:value-type="string">
            <text:p>https://stackoverflow.com/q/8578843</text:p>
          </table:table-cell>
        </table:table-row>
        <table:table-row table:style-name="ro1">
          <table:table-cell office:value-type="float" office:value="14866367" calcext:value-type="float">
            <text:p>14866367</text:p>
          </table:table-cell>
          <table:table-cell table:formula="of:=HYPERLINK(COM.MICROSOFT.CONCAT(&quot;https://stackoverflow.com/q/&quot;; [.A400]))" office:value-type="string" office:string-value="https://stackoverflow.com/q/14866367" calcext:value-type="string">
            <text:p>https://stackoverflow.com/q/14866367</text:p>
          </table:table-cell>
        </table:table-row>
        <table:table-row table:style-name="ro1">
          <table:table-cell office:value-type="float" office:value="42587971" calcext:value-type="float">
            <text:p>42587971</text:p>
          </table:table-cell>
          <table:table-cell table:formula="of:=HYPERLINK(COM.MICROSOFT.CONCAT(&quot;https://stackoverflow.com/q/&quot;; [.A401]))" office:value-type="string" office:string-value="https://stackoverflow.com/q/42587971" calcext:value-type="string">
            <text:p>https://stackoverflow.com/q/42587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09:23:10.398220570</dc:date>
    <meta:editing-duration>PT58S</meta:editing-duration>
    <meta:editing-cycles>1</meta:editing-cycles>
    <meta:generator>LibreOffice_Vanilla/6.0.3.2$MacOSX_X86_64 LibreOffice_project/8f48d515416608e3a835360314dac7e47fd0b821</meta:generator>
    <meta:document-statistic meta:table-count="1" meta:cell-count="802" meta:object-count="0"/>
  </office:meta>
</office:document-meta>
</file>